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30"/>
    <style:style style:name="ce4" style:family="table-cell" style:parent-style-name="Default" style:data-style-name="N37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7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style:cell-protect="protected"/>
    </style:style>
    <style:style style:name="ce11" style:family="table-cell" style:parent-style-name="Default" style:data-style-name="N2">
      <style:table-cell-properties fo:background-color="#FFFF00"/>
    </style:style>
    <style:style style:name="ce12" style:family="table-cell" style:parent-style-name="Default" style:data-style-name="N2">
      <style:table-cell-properties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36">
      <style:table-cell-properties fo:background-color="#FFFF00"/>
    </style:style>
    <style:style style:name="ce16" style:family="table-cell" style:parent-style-name="Default" style:data-style-name="N38"/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20" style:family="table-cell" style:parent-style-name="Normal_32_3" style:data-style-name="N23">
      <style:table-cell-properties style:vertical-align="automatic" fo:background-color="#FF9999" style:cell-protect="protected"/>
      <style:text-properties fo:color="#000000"/>
    </style:style>
    <style:style style:name="ce21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2" style:data-style-name="N43">
      <style:table-cell-properties style:vertical-align="automatic" fo:background-color="transparent" style:cell-protect="protected"/>
      <style:text-properties fo:color="#000000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25" style:family="table-cell" style:parent-style-name="Normal_32_3" style:data-style-name="N0">
      <style:table-cell-properties style:vertical-align="automatic" fo:background-color="#FF9999" style:cell-protect="protected"/>
      <style:text-properties fo:color="#000000"/>
    </style:style>
    <style:style style:name="ce26" style:family="table-cell" style:parent-style-name="Normal_32_3" style:data-style-name="N0">
      <style:table-cell-properties style:vertical-align="automatic" fo:background-color="#FF9999" style:cell-protect="protected"/>
      <style:text-properties fo:color="#000000"/>
    </style:style>
    <style:style style:name="ce27" style:family="table-cell" style:parent-style-name="Normal_32_3" style:data-style-name="N0">
      <style:table-cell-properties style:vertical-align="automatic" fo:background-color="#FF9999" style:cell-protect="protected"/>
      <style:text-properties fo:color="#000000"/>
    </style:style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0.2645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8" style:family="table-cell" style:parent-style-name="Default" style:data-style-name="N37">
      <style:table-cell-properties fo:border-top="none" fo:border-bottom="none" fo:border-left="none" fo:border-right="thin solid #000000" style:vertical-align="automatic" style:repeat-content="false"/>
      <style:paragraph-properties fo:text-align="center"/>
      <style:map style:condition="of:cell-content()=0" style:apply-style-name="cf1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map style:condition="of:cell-content()=0" style:apply-style-name="cf1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cell-content()=0" style:apply-style-name="cf1"/>
    </style:style>
    <style:style style:name="ce31" style:family="table-cell" style:parent-style-name="Default" style:data-style-name="N37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map style:condition="of:cell-content()=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3" table:default-cell-style-name="ce1"/>
        <table:table-column table:style-name="co1" table:number-columns-repeated="4" table:default-cell-style-name="ce2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2" table:default-cell-style-name="ce1"/>
        <table:table-column table:style-name="co1" table:default-cell-style-name="ce1" table:visibility="collapse"/>
        <table:table-column table:style-name="co3" table:default-cell-style-name="ce1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1" table:default-cell-style-name="ce1"/>
        <table:table-column table:style-name="co1" table:number-columns-repeated="2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0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tart time</text:p>
          </table:table-cell>
          <table:table-cell office:value-type="string" table:style-name="ce1">
            <text:p>Completion time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otal points</text:p>
          </table:table-cell>
          <table:table-cell office:value-type="string" table:style-name="ce2">
            <text:p>Quiz feedback</text:p>
          </table:table-cell>
          <table:table-cell office:value-type="string" table:style-name="ce1">
            <text:p>Which software will you use to manually perform the measurements?</text:p>
          </table:table-cell>
          <table:table-cell office:value-type="string" table:style-name="ce1">
            <text:p>Points - Which software will you use to manually perform the measurements?</text:p>
          </table:table-cell>
          <table:table-cell office:value-type="string" table:style-name="ce1">
            <text:p>Feedback - Which software will you use to manually perform the measurements?</text:p>
          </table:table-cell>
          <table:table-cell office:value-type="string" table:style-name="ce1">
            <text:p>When did you start the experiment? (i.e. what time is it?)</text:p>
          </table:table-cell>
          <table:table-cell office:value-type="string" table:style-name="ce1">
            <text:p>Points - When did you start the experiment? (i.e. what time is it?)</text:p>
          </table:table-cell>
          <table:table-cell office:value-type="string" table:style-name="ce1">
            <text:p>Feedback - When did you start the experiment? (i.e. what time is it?)</text:p>
          </table:table-cell>
          <table:table-cell office:value-type="string" table:style-name="ce1">
            <text:p>What is the width of this structure (in number of pixels)</text:p>
          </table:table-cell>
          <table:table-cell office:value-type="string" table:style-name="ce1">
            <text:p>Points - What is the width of this structure (in number of pixels)</text:p>
          </table:table-cell>
          <table:table-cell office:value-type="string" table:style-name="ce1">
            <text:p>Feedback - What is the width of this structure (in number of pixels)</text:p>
          </table:table-cell>
          <table:table-cell office:value-type="string" table:style-name="ce1">
            <text:p>What is the height of this structure (in number of pixels)</text:p>
          </table:table-cell>
          <table:table-cell office:value-type="string" table:style-name="ce1">
            <text:p>Points - What is the height of this structure (in number of pixels)</text:p>
          </table:table-cell>
          <table:table-cell office:value-type="string" table:style-name="ce1">
            <text:p>Feedback - What is the height of this structure (in number of pixels)</text:p>
          </table:table-cell>
          <table:table-cell office:value-type="string" table:style-name="ce1">
            <text:p>What is the pixel coordinate of the centre of this structure along the horizontal axis?</text:p>
          </table:table-cell>
          <table:table-cell office:value-type="string" table:style-name="ce1">
            <text:p>Points - What is the pixel coordinate of the centre of this structure along the horizontal axis?</text:p>
          </table:table-cell>
          <table:table-cell office:value-type="string" table:style-name="ce1">
            <text:p>Feedback - What is the pixel coordinate of the centre of this structure along the horizontal axis?</text:p>
          </table:table-cell>
          <table:table-cell office:value-type="string" table:style-name="ce1">
            <text:p>What is the pixel coordinate of the centre of this structure along the vertical axis?</text:p>
          </table:table-cell>
          <table:table-cell office:value-type="string" table:style-name="ce1">
            <text:p>Points - What is the pixel coordinate of the centre of this structure along the vertical axis?</text:p>
          </table:table-cell>
          <table:table-cell office:value-type="string" table:style-name="ce1">
            <text:p>Feedback - What is the pixel coordinate of the centre of this structure along the vertical axis?</text:p>
          </table:table-cell>
          <table:table-cell office:value-type="string" table:style-name="ce1">
            <text:p>What is its rotation angle (in degrees)?</text:p>
          </table:table-cell>
          <table:table-cell office:value-type="string" table:style-name="ce1">
            <text:p>Points - What is its rotation angle (in degrees)?</text:p>
          </table:table-cell>
          <table:table-cell office:value-type="string" table:style-name="ce1">
            <text:p>Feedback - What is its rotation angle (in degrees)?</text:p>
          </table:table-cell>
          <table:table-cell office:value-type="string" table:style-name="ce1">
            <text:p>Were the measurements for the matrix easy to perform? (1: very hard, 5: very easy)</text:p>
          </table:table-cell>
          <table:table-cell office:value-type="string" table:style-name="ce1">
            <text:p>Points - Were the measurements for the matrix easy to perform? (1: very hard, 5: very easy)</text:p>
          </table:table-cell>
          <table:table-cell office:value-type="string" table:style-name="ce1">
            <text:p>Feedback - Were the measurements for the matrix easy to perform? (1: very hard, 5: very easy)</text:p>
          </table:table-cell>
          <table:table-cell office:value-type="string" table:style-name="ce1">
            <text:p>What is the pixel coordinate of the centre of this structure along the horizontal axis?2</text:p>
          </table:table-cell>
          <table:table-cell office:value-type="string" table:style-name="ce1">
            <text:p>Points - What is the pixel coordinate of the centre of this structure along the horizontal axis?2</text:p>
          </table:table-cell>
          <table:table-cell office:value-type="string" table:style-name="ce1">
            <text:p>Feedback - What is the pixel coordinate of the centre of this structure along the horizontal axis?2</text:p>
          </table:table-cell>
          <table:table-cell office:value-type="string" table:style-name="ce1">
            <text:p>What is the pixel coordinate of the centre of this structure along the vertical axis?2</text:p>
          </table:table-cell>
          <table:table-cell office:value-type="string" table:style-name="ce1">
            <text:p>Points - What is the pixel coordinate of the centre of this structure along the vertical axis?2</text:p>
          </table:table-cell>
          <table:table-cell office:value-type="string" table:style-name="ce1">
            <text:p>Feedback - What is the pixel coordinate of the centre of this structure along the vertical axis?2</text:p>
          </table:table-cell>
          <table:table-cell office:value-type="string" table:style-name="ce1">
            <text:p>What is the size of the diameter of the white circle (tungsten core)? (in number of pixels)</text:p>
          </table:table-cell>
          <table:table-cell office:value-type="string" table:style-name="ce1">
            <text:p>Points - What is the size of the diameter of the white circle (tungsten core)? (in number of pixels)</text:p>
          </table:table-cell>
          <table:table-cell office:value-type="string" table:style-name="ce1">
            <text:p>Feedback - What is the size of the diameter of the white circle (tungsten core)? (in number of pixels)</text:p>
          </table:table-cell>
          <table:table-cell office:value-type="string" table:style-name="ce1">
            <text:p>What is the diameter of the outer circle (silicon carbide fibre)? (in number of pixels)</text:p>
          </table:table-cell>
          <table:table-cell office:value-type="string" table:style-name="ce1">
            <text:p>Points - What is the diameter of the outer circle (silicon carbide fibre)? (in number of pixels)</text:p>
          </table:table-cell>
          <table:table-cell office:value-type="string" table:style-name="ce1">
            <text:p>Feedback - What is the diameter of the outer circle (silicon carbide fibre)? (in number of pixels)</text:p>
          </table:table-cell>
          <table:table-cell office:value-type="string" table:style-name="ce1">
            <text:p>What is the pixel coordinate of the centre of this structure along the horizontal axis?3</text:p>
          </table:table-cell>
          <table:table-cell office:value-type="string" table:style-name="ce1">
            <text:p>Points - What is the pixel coordinate of the centre of this structure along the horizontal axis?3</text:p>
          </table:table-cell>
          <table:table-cell office:value-type="string" table:style-name="ce1">
            <text:p>Feedback - What is the pixel coordinate of the centre of this structure along the horizontal axis?3</text:p>
          </table:table-cell>
          <table:table-cell office:value-type="string" table:style-name="ce1">
            <text:p>What is the pixel coordinate of the centre of this structure along the vertical axis?3</text:p>
          </table:table-cell>
          <table:table-cell office:value-type="string" table:style-name="ce1">
            <text:p>Points - What is the pixel coordinate of the centre of this structure along the vertical axis?3</text:p>
          </table:table-cell>
          <table:table-cell office:value-type="string" table:style-name="ce1">
            <text:p>Feedback - What is the pixel coordinate of the centre of this structure along the vertical axis?3</text:p>
          </table:table-cell>
          <table:table-cell office:value-type="string" table:style-name="ce1">
            <text:p>What is the size of the diameter of the white circle (tungsten core)? (in number of pixels)2</text:p>
          </table:table-cell>
          <table:table-cell office:value-type="string" table:style-name="ce1">
            <text:p>Points - What is the size of the diameter of the white circle (tungsten core)? (in number of pixels)2</text:p>
          </table:table-cell>
          <table:table-cell office:value-type="string" table:style-name="ce1">
            <text:p>Feedback - What is the size of the diameter of the white circle (tungsten core)? (in number of pixels)2</text:p>
          </table:table-cell>
          <table:table-cell office:value-type="string" table:style-name="ce1">
            <text:p>What is the diameter of the outer circle (silicon carbide fibre)? (in number of pixels)2</text:p>
          </table:table-cell>
          <table:table-cell office:value-type="string" table:style-name="ce1">
            <text:p>Points - What is the diameter of the outer circle (silicon carbide fibre)? (in number of pixels)2</text:p>
          </table:table-cell>
          <table:table-cell office:value-type="string" table:style-name="ce1">
            <text:p>Feedback - What is the diameter of the outer circle (silicon carbide fibre)? (in number of pixels)2</text:p>
          </table:table-cell>
          <table:table-cell office:value-type="string" table:style-name="ce1">
            <text:p>What is the pixel coordinate of the centre of this structure along the horizontal axis?4</text:p>
          </table:table-cell>
          <table:table-cell office:value-type="string" table:style-name="ce1">
            <text:p>Points - What is the pixel coordinate of the centre of this structure along the horizontal axis?4</text:p>
          </table:table-cell>
          <table:table-cell office:value-type="string" table:style-name="ce1">
            <text:p>Feedback - What is the pixel coordinate of the centre of this structure along the horizontal axis?4</text:p>
          </table:table-cell>
          <table:table-cell office:value-type="string" table:style-name="ce1">
            <text:p>What is the pixel coordinate of the centre of this structure along the vertical axis?4</text:p>
          </table:table-cell>
          <table:table-cell office:value-type="string" table:style-name="ce1">
            <text:p>Points - What is the pixel coordinate of the centre of this structure along the vertical axis?4</text:p>
          </table:table-cell>
          <table:table-cell office:value-type="string" table:style-name="ce1">
            <text:p>Feedback - What is the pixel coordinate of the centre of this structure along the vertical axis?4</text:p>
          </table:table-cell>
          <table:table-cell office:value-type="string" table:style-name="ce1">
            <text:p>What is the size of the diameter of the white circle (tungsten core)? (in number of pixels)3</text:p>
          </table:table-cell>
          <table:table-cell office:value-type="string" table:style-name="ce1">
            <text:p>Points - What is the size of the diameter of the white circle (tungsten core)? (in number of pixels)3</text:p>
          </table:table-cell>
          <table:table-cell office:value-type="string" table:style-name="ce1">
            <text:p>Feedback - What is the size of the diameter of the white circle (tungsten core)? (in number of pixels)3</text:p>
          </table:table-cell>
          <table:table-cell office:value-type="string" table:style-name="ce1">
            <text:p>What is the diameter of the outer circle (silicon carbide fibre)? (in number of pixels)3</text:p>
          </table:table-cell>
          <table:table-cell office:value-type="string" table:style-name="ce1">
            <text:p>Points - What is the diameter of the outer circle (silicon carbide fibre)? (in number of pixels)3</text:p>
          </table:table-cell>
          <table:table-cell office:value-type="string" table:style-name="ce1">
            <text:p>Feedback - What is the diameter of the outer circle (silicon carbide fibre)? (in number of pixels)3</text:p>
          </table:table-cell>
          <table:table-cell office:value-type="string" table:style-name="ce1">
            <text:p>Were the measurements for the fibres and their cores easy to perform? (1: very hard, 5: very easy)</text:p>
          </table:table-cell>
          <table:table-cell office:value-type="string" table:style-name="ce1">
            <text:p>Points - Were the measurements for the fibres and their cores easy to perform? (1: very hard, 5: very easy)</text:p>
          </table:table-cell>
          <table:table-cell office:value-type="string" table:style-name="ce1">
            <text:p>Feedback - Were the measurements for the fibres and their cores easy to perform? (1: very hard, 5: very easy)</text:p>
          </table:table-cell>
          <table:table-cell office:value-type="string" table:style-name="ce1">
            <text:p>When did you complete the experiment? (i.e. what time is it?)</text:p>
          </table:table-cell>
          <table:table-cell office:value-type="string" table:style-name="ce1">
            <text:p>Points - When did you complete the experiment? (i.e. what time is it?)</text:p>
          </table:table-cell>
          <table:table-cell office:value-type="string" table:style-name="ce1">
            <text:p>Feedback - When did you complete the experiment? (i.e. what time is it?)</text:p>
          </table:table-cell>
          <table:table-cell office:value-type="string" table:style-name="ce1">
            <text:p>Any feedback? (you may write here any relevant comments you have)</text:p>
          </table:table-cell>
          <table:table-cell office:value-type="string" table:style-name="ce1">
            <text:p>Points - Any feedback? (you may write here any relevant comments you have)</text:p>
          </table:table-cell>
          <table:table-cell office:value-type="string" table:style-name="ce1">
            <text:p>Feedback - Any feedback? (you may write here any relevant comments you have)</text:p>
          </table:table-cell>
          <table:table-cell office:value-type="string" table:style-name="ce1">
            <text:p>If you want me to keep in touch about the paper, you may write your email address below</text:p>
          </table:table-cell>
          <table:table-cell office:value-type="string" table:style-name="ce1">
            <text:p>Points - If you want me to keep in touch about the paper, you may write your email address below</text:p>
          </table:table-cell>
          <table:table-cell office:value-type="string" table:style-name="ce1">
            <text:p>Feedback - If you want me to keep in touch about the paper, you may write your email address below</text:p>
          </table:table-cell>
          <table:table-cell table:style-name="ce1"/>
          <table:table-cell office:value-type="string" table:style-name="ce1">
            <text:p>Core diameter</text:p>
          </table:table-cell>
          <table:table-cell office:value-type="string" table:style-name="ce1">
            <text:p>Fiber diameter</text:p>
          </table:table-cell>
          <table:table-cell table:number-columns-repeated="1630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7/7/21 10:25:35</text:p>
          </table:table-cell>
          <table:table-cell office:value-type="string" table:style-name="ce3">
            <text:p>7/7/21 10:31:24</text:p>
          </table:table-cell>
          <table:table-cell office:value-type="string" table:style-name="ce1">
            <text:p>anonymous</text:p>
          </table:table-cell>
          <table:table-cell table:number-columns-repeated="3" table:style-name="ce1"/>
          <table:table-cell office:value-type="string" table:style-name="ce1">
            <text:p>imagej</text:p>
          </table:table-cell>
          <table:table-cell table:number-columns-repeated="2" table:style-name="ce1"/>
          <table:table-cell office:value-type="string" table:style-name="ce3">
            <text:p>10:25</text:p>
          </table:table-cell>
          <table:table-cell table:number-columns-repeated="2" table:style-name="ce1"/>
          <table:table-cell office:value-type="float" office:value="789" table:style-name="ce1">
            <text:p>789</text:p>
          </table:table-cell>
          <table:table-cell table:number-columns-repeated="2" table:style-name="ce1"/>
          <table:table-cell office:value-type="float" office:value="560" table:style-name="ce1">
            <text:p>560</text:p>
          </table:table-cell>
          <table:table-cell table:number-columns-repeated="2" table:style-name="ce1"/>
          <table:table-cell office:value-type="float" office:value="530" table:style-name="ce1">
            <text:p>530</text:p>
          </table:table-cell>
          <table:table-cell table:number-columns-repeated="2" table:style-name="ce1"/>
          <table:table-cell office:value-type="float" office:value="490" table:style-name="ce1">
            <text:p>490</text:p>
          </table:table-cell>
          <table:table-cell table:number-columns-repeated="2" table:style-name="ce1"/>
          <table:table-cell office:value-type="float" office:value="91.64" table:style-name="ce1">
            <text:p>91,6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55" table:style-name="ce1">
            <text:p>355</text:p>
          </table:table-cell>
          <table:table-cell table:number-columns-repeated="2" table:style-name="ce1"/>
          <table:table-cell office:value-type="float" office:value="589" table:style-name="ce1">
            <text:p>589</text:p>
          </table:table-cell>
          <table:table-cell table:number-columns-repeated="2" table:style-name="ce1"/>
          <table:table-cell office:value-type="float" office:value="9.75" table:style-name="ce1">
            <text:p>9,75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797" table:style-name="ce1">
            <text:p>797</text:p>
          </table:table-cell>
          <table:table-cell table:number-columns-repeated="2" table:style-name="ce1"/>
          <table:table-cell office:value-type="float" office:value="420" table:style-name="ce1">
            <text:p>42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4.5" table:style-name="ce1">
            <text:p>54,5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737" table:style-name="ce1">
            <text:p>737</text:p>
          </table:table-cell>
          <table:table-cell table:number-columns-repeated="2" table:style-name="ce1"/>
          <table:table-cell office:value-type="float" office:value="9.76" table:style-name="ce1">
            <text:p>9,76</text:p>
          </table:table-cell>
          <table:table-cell table:number-columns-repeated="2" table:style-name="ce1"/>
          <table:table-cell office:value-type="float" office:value="55.14" table:style-name="ce1">
            <text:p>55,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3">
            <text:p>10:31</text:p>
          </table:table-cell>
          <table:table-cell table:number-columns-repeated="9" table:style-name="ce1"/>
          <table:table-cell office:value-type="float" office:value="18.689666666666664" table:formula="of:=AVERAGE([.AL2];[.AX2];[.BJ2])*1.9" table:style-name="ce1">
            <text:p>18,68966667</text:p>
          </table:table-cell>
          <table:table-cell office:value-type="float" office:value="103.63866666666665" table:formula="of:=AVERAGE([.AO2];[.BA2];[.BM2])*1.9" table:style-name="ce1">
            <text:p>103,6386667</text:p>
          </table:table-cell>
          <table:table-cell table:number-columns-repeated="1630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7/7/21 11:06:10</text:p>
          </table:table-cell>
          <table:table-cell office:value-type="string" table:style-name="ce3">
            <text:p>7/7/21 11:26:28</text:p>
          </table:table-cell>
          <table:table-cell office:value-type="string" table:style-name="ce1">
            <text:p>anonymous</text:p>
          </table:table-cell>
          <table:table-cell table:number-columns-repeated="3" table:style-name="ce1"/>
          <table:table-cell office:value-type="string" table:style-name="ce1">
            <text:p>Paintbrush</text:p>
          </table:table-cell>
          <table:table-cell table:number-columns-repeated="2" table:style-name="ce1"/>
          <table:table-cell office:value-type="string" table:style-name="ce3">
            <text:p>11:08</text:p>
          </table:table-cell>
          <table:table-cell table:number-columns-repeated="2" table:style-name="ce1"/>
          <table:table-cell office:value-type="float" office:value="789" table:style-name="ce1">
            <text:p>789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520" table:style-name="ce1">
            <text:p>520</text:p>
          </table:table-cell>
          <table:table-cell table:number-columns-repeated="2" table:style-name="ce1"/>
          <table:table-cell office:value-type="float" office:value="507" table:style-name="ce1">
            <text:p>507</text:p>
          </table:table-cell>
          <table:table-cell table:number-columns-repeated="2" table:style-name="ce1"/>
          <table:table-cell office:value-type="float" office:value="95" table:formula="of:=90+5" table:style-name="ce1">
            <text:p>9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18" table:style-name="ce1">
            <text:p>418</text:p>
          </table:table-cell>
          <table:table-cell table:number-columns-repeated="2" table:style-name="ce1"/>
          <table:table-cell office:value-type="float" office:value="513" table:style-name="ce1">
            <text:p>51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798" table:style-name="ce1">
            <text:p>798</text:p>
          </table:table-cell>
          <table:table-cell table:number-columns-repeated="2" table:style-name="ce1"/>
          <table:table-cell office:value-type="float" office:value="421" table:style-name="ce1">
            <text:p>42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738" table:style-name="ce1">
            <text:p>73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3">
            <text:p>11:25</text:p>
          </table:table-cell>
          <table:table-cell table:number-columns-repeated="2" table:style-name="ce1"/>
          <table:table-cell office:value-type="string" table:style-name="ce1">
            <text:p>Good luck!</text:p>
          </table:table-cell>
          <table:table-cell table:number-columns-repeated="6" table:style-name="ce1"/>
          <table:table-cell office:value-type="float" office:value="22.799999999999997" table:formula="of:=AVERAGE([.AL3];[.AX3];[.BJ3])*1.9" table:style-name="ce1">
            <text:p>22,8</text:p>
          </table:table-cell>
          <table:table-cell office:value-type="float" office:value="100.06666666666666" table:formula="of:=AVERAGE([.AO3];[.BA3];[.BM3])*1.9" table:style-name="ce1">
            <text:p>100,0666667</text:p>
          </table:table-cell>
          <table:table-cell table:number-columns-repeated="1630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7/7/21 11:16:04</text:p>
          </table:table-cell>
          <table:table-cell office:value-type="string" table:style-name="ce3">
            <text:p>7/7/21 11:27:25</text:p>
          </table:table-cell>
          <table:table-cell office:value-type="string" table:style-name="ce1">
            <text:p>anonymous</text:p>
          </table:table-cell>
          <table:table-cell table:number-columns-repeated="3" table:style-name="ce1"/>
          <table:table-cell office:value-type="string" table:style-name="ce1">
            <text:p>ImageJ</text:p>
          </table:table-cell>
          <table:table-cell table:number-columns-repeated="2" table:style-name="ce1"/>
          <table:table-cell office:value-type="string" table:style-name="ce1">
            <text:p>11:16 07-July-2021</text:p>
          </table:table-cell>
          <table:table-cell table:number-columns-repeated="2" table:style-name="ce1"/>
          <table:table-cell office:value-type="float" office:value="784" table:style-name="ce1">
            <text:p>784</text:p>
          </table:table-cell>
          <table:table-cell table:number-columns-repeated="2" table:style-name="ce1"/>
          <table:table-cell office:value-type="float" office:value="559" table:style-name="ce1">
            <text:p>559</text:p>
          </table:table-cell>
          <table:table-cell table:number-columns-repeated="2" table:style-name="ce1"/>
          <table:table-cell office:value-type="float" office:value="520" table:style-name="ce1">
            <text:p>520</text:p>
          </table:table-cell>
          <table:table-cell table:number-columns-repeated="2" table:style-name="ce1"/>
          <table:table-cell office:value-type="float" office:value="488" table:style-name="ce1">
            <text:p>488</text:p>
          </table:table-cell>
          <table:table-cell table:number-columns-repeated="2" table:style-name="ce1"/>
          <table:table-cell office:value-type="float" office:value="90.5" table:formula="of:=90+0.5" table:style-name="ce1">
            <text:p>90,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17" table:style-name="ce1">
            <text:p>417</text:p>
          </table:table-cell>
          <table:table-cell table:number-columns-repeated="2" table:style-name="ce1"/>
          <table:table-cell office:value-type="float" office:value="513" table:style-name="ce1">
            <text:p>51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798" table:style-name="ce1">
            <text:p>798</text:p>
          </table:table-cell>
          <table:table-cell table:number-columns-repeated="2" table:style-name="ce1"/>
          <table:table-cell office:value-type="float" office:value="420" table:style-name="ce1">
            <text:p>42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565" table:style-name="ce1">
            <text:p>565</text:p>
          </table:table-cell>
          <table:table-cell table:number-columns-repeated="2" table:style-name="ce1"/>
          <table:table-cell office:value-type="float" office:value="736" table:style-name="ce1">
            <text:p>73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11:27 07-July-2021</text:p>
          </table:table-cell>
          <table:table-cell table:number-columns-repeated="9" table:style-name="ce1"/>
          <table:table-cell office:value-type="float" office:value="17.733333333333334" table:formula="of:=AVERAGE([.AL4];[.AX4];[.BJ4])*1.9" table:style-name="ce1">
            <text:p>17,73333333</text:p>
          </table:table-cell>
          <table:table-cell office:value-type="float" office:value="107.03333333333333" table:formula="of:=AVERAGE([.AO4];[.BA4];[.BM4])*1.9" table:style-name="ce1">
            <text:p>107,0333333</text:p>
          </table:table-cell>
          <table:table-cell table:number-columns-repeated="1630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7/7/21 11:01:43</text:p>
          </table:table-cell>
          <table:table-cell office:value-type="string" table:style-name="ce3">
            <text:p>7/7/21 11:42:21</text:p>
          </table:table-cell>
          <table:table-cell office:value-type="string" table:style-name="ce1">
            <text:p>anonymous</text:p>
          </table:table-cell>
          <table:table-cell table:number-columns-repeated="3" table:style-name="ce1"/>
          <table:table-cell office:value-type="string" table:style-name="ce1">
            <text:p>ImageJ</text:p>
          </table:table-cell>
          <table:table-cell table:number-columns-repeated="2" table:style-name="ce1"/>
          <table:table-cell office:value-type="string" table:style-name="ce3">
            <text:p>11:17</text:p>
          </table:table-cell>
          <table:table-cell table:number-columns-repeated="2" table:style-name="ce1"/>
          <table:table-cell office:value-type="float" office:value="778" table:style-name="ce1">
            <text:p>778</text:p>
          </table:table-cell>
          <table:table-cell table:number-columns-repeated="2" table:style-name="ce1"/>
          <table:table-cell office:value-type="float" office:value="560.5" table:style-name="ce1">
            <text:p>560,5</text:p>
          </table:table-cell>
          <table:table-cell table:number-columns-repeated="2" table:style-name="ce1"/>
          <table:table-cell office:value-type="float" office:value="523" table:style-name="ce1">
            <text:p>523</text:p>
          </table:table-cell>
          <table:table-cell table:number-columns-repeated="2" table:style-name="ce1"/>
          <table:table-cell office:value-type="float" office:value="485" table:style-name="ce1">
            <text:p>485</text:p>
          </table:table-cell>
          <table:table-cell table:number-columns-repeated="2" table:style-name="ce1"/>
          <table:table-cell office:value-type="float" office:value="91.03" table:formula="of:=90+1.03" table:style-name="ce1">
            <text:p>91,0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18" table:style-name="ce1">
            <text:p>418</text:p>
          </table:table-cell>
          <table:table-cell table:number-columns-repeated="2" table:style-name="ce1"/>
          <table:table-cell office:value-type="float" office:value="513" table:style-name="ce1">
            <text:p>513</text:p>
          </table:table-cell>
          <table:table-cell table:number-columns-repeated="2" table:style-name="ce1"/>
          <table:table-cell office:value-type="float" office:value="9.6199999999999992" table:style-name="ce1">
            <text:p>9,62</text:p>
          </table:table-cell>
          <table:table-cell table:number-columns-repeated="2" table:style-name="ce1"/>
          <table:table-cell office:value-type="float" office:value="55.4" table:style-name="ce1">
            <text:p>55,4</text:p>
          </table:table-cell>
          <table:table-cell table:number-columns-repeated="2" table:style-name="ce1"/>
          <table:table-cell office:value-type="float" office:value="798" table:style-name="ce1">
            <text:p>798</text:p>
          </table:table-cell>
          <table:table-cell table:number-columns-repeated="2" table:style-name="ce1"/>
          <table:table-cell office:value-type="float" office:value="419" table:style-name="ce1">
            <text:p>419</text:p>
          </table:table-cell>
          <table:table-cell table:number-columns-repeated="2" table:style-name="ce1"/>
          <table:table-cell office:value-type="float" office:value="10.050000000000001" table:style-name="ce1">
            <text:p>10,05</text:p>
          </table:table-cell>
          <table:table-cell table:number-columns-repeated="2" table:style-name="ce1"/>
          <table:table-cell office:value-type="float" office:value="54.69" table:style-name="ce1">
            <text:p>54,69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737" table:style-name="ce1">
            <text:p>737</text:p>
          </table:table-cell>
          <table:table-cell table:number-columns-repeated="2" table:style-name="ce1"/>
          <table:table-cell office:value-type="float" office:value="10.36" table:style-name="ce1">
            <text:p>10,36</text:p>
          </table:table-cell>
          <table:table-cell table:number-columns-repeated="2" table:style-name="ce1"/>
          <table:table-cell office:value-type="float" office:value="56.43" table:style-name="ce1">
            <text:p>56,4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3">
            <text:p>11:42</text:p>
          </table:table-cell>
          <table:table-cell table:number-columns-repeated="9" table:style-name="ce1"/>
          <table:table-cell office:value-type="float" office:value="19.018999999999998" table:formula="of:=AVERAGE([.AL5];[.AX5];[.BJ5])*1.9" table:style-name="ce1">
            <text:p>19,019</text:p>
          </table:table-cell>
          <table:table-cell office:value-type="float" office:value="105.46266666666666" table:formula="of:=AVERAGE([.AO5];[.BA5];[.BM5])*1.9" table:style-name="ce1">
            <text:p>105,4626667</text:p>
          </table:table-cell>
          <table:table-cell table:number-columns-repeated="1630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7/7/21 14:26:13</text:p>
          </table:table-cell>
          <table:table-cell office:value-type="string" table:style-name="ce1">
            <text:p>7/7/21 14:45:40</text:p>
          </table:table-cell>
          <table:table-cell office:value-type="string" table:style-name="ce2">
            <text:p>anonymous</text:p>
          </table:table-cell>
          <table:table-cell table:number-columns-repeated="3" table:style-name="ce2"/>
          <table:table-cell office:value-type="string" table:style-name="ce1">
            <text:p>ImageJ</text:p>
          </table:table-cell>
          <table:table-cell table:number-columns-repeated="2" table:style-name="ce1"/>
          <table:table-cell office:value-type="string" table:style-name="ce1">
            <text:p>14:37</text:p>
          </table:table-cell>
          <table:table-cell table:number-columns-repeated="2" table:style-name="ce1"/>
          <table:table-cell office:value-type="float" office:value="793" table:style-name="ce1">
            <text:p>793</text:p>
          </table:table-cell>
          <table:table-cell table:number-columns-repeated="2" table:style-name="ce1"/>
          <table:table-cell office:value-type="float" office:value="574" table:style-name="ce1">
            <text:p>574</text:p>
          </table:table-cell>
          <table:table-cell table:number-columns-repeated="2" table:style-name="ce1"/>
          <table:table-cell office:value-type="float" office:value="541" table:style-name="ce1">
            <text:p>541</text:p>
          </table:table-cell>
          <table:table-cell table:number-columns-repeated="2" table:style-name="ce1"/>
          <table:table-cell office:value-type="float" office:value="476" table:style-name="ce1">
            <text:p>476</text:p>
          </table:table-cell>
          <table:table-cell table:number-columns-repeated="2" table:style-name="ce1"/>
          <table:table-cell office:value-type="float" office:value="91.04" table:style-name="ce1">
            <text:p>91,0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18" table:style-name="ce1">
            <text:p>418</text:p>
          </table:table-cell>
          <table:table-cell table:number-columns-repeated="2" table:style-name="ce1"/>
          <table:table-cell office:value-type="float" office:value="514" table:style-name="ce1">
            <text:p>51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797" table:style-name="ce1">
            <text:p>797</text:p>
          </table:table-cell>
          <table:table-cell table:number-columns-repeated="2" table:style-name="ce1"/>
          <table:table-cell office:value-type="float" office:value="420" table:style-name="ce1">
            <text:p>42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736" table:style-name="ce1">
            <text:p>73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14:45</text:p>
          </table:table-cell>
          <table:table-cell table:number-columns-repeated="5" table:style-name="ce1"/>
          <table:table-cell office:value-type="string" table:style-name="ce1">
            <text:p>thomaszillhardt@cantab.net</text:p>
          </table:table-cell>
          <table:table-cell table:number-columns-repeated="3" table:style-name="ce1"/>
          <table:table-cell office:value-type="float" office:value="19" table:formula="of:=AVERAGE([.AL6];[.AX6];[.BJ6])*1.9" table:style-name="ce1">
            <text:p>19</text:p>
          </table:table-cell>
          <table:table-cell office:value-type="float" office:value="102.6" table:formula="of:=AVERAGE([.AO6];[.BA6];[.BM6])*1.9" table:style-name="ce1">
            <text:p>102,6</text:p>
          </table:table-cell>
          <table:table-cell table:number-columns-repeated="1630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7/7/21 15:00:45</text:p>
          </table:table-cell>
          <table:table-cell office:value-type="string" table:style-name="ce1">
            <text:p>7/7/21 15:24:01</text:p>
          </table:table-cell>
          <table:table-cell office:value-type="string" table:style-name="ce2">
            <text:p>anonymous</text:p>
          </table:table-cell>
          <table:table-cell table:number-columns-repeated="3" table:style-name="ce2"/>
          <table:table-cell office:value-type="string" table:style-name="ce1">
            <text:p>ImageJ</text:p>
          </table:table-cell>
          <table:table-cell table:number-columns-repeated="2" table:style-name="ce1"/>
          <table:table-cell office:value-type="float" office:value="15.08" table:style-name="ce1">
            <text:p>15,08</text:p>
          </table:table-cell>
          <table:table-cell table:number-columns-repeated="2" table:style-name="ce1"/>
          <table:table-cell office:value-type="float" office:value="2710" table:style-name="ce1">
            <text:p>2710</text:p>
          </table:table-cell>
          <table:table-cell table:number-columns-repeated="2" table:style-name="ce1"/>
          <table:table-cell office:value-type="float" office:value="790" table:style-name="ce1">
            <text:p>790</text:p>
          </table:table-cell>
          <table:table-cell table:number-columns-repeated="2" table:style-name="ce1"/>
          <table:table-cell office:value-type="float" office:value="917" table:style-name="ce1">
            <text:p>917</text:p>
          </table:table-cell>
          <table:table-cell table:number-columns-repeated="2" table:style-name="ce1"/>
          <table:table-cell office:value-type="float" office:value="125" table:style-name="ce1">
            <text:p>125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17" table:style-name="ce1">
            <text:p>417</text:p>
          </table:table-cell>
          <table:table-cell table:number-columns-repeated="2" table:style-name="ce1"/>
          <table:table-cell office:value-type="float" office:value="513" table:style-name="ce1">
            <text:p>51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798" table:style-name="ce1">
            <text:p>798</text:p>
          </table:table-cell>
          <table:table-cell table:number-columns-repeated="2" table:style-name="ce1"/>
          <table:table-cell office:value-type="float" office:value="420" table:style-name="ce1">
            <text:p>42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65" table:style-name="ce1">
            <text:p>565</text:p>
          </table:table-cell>
          <table:table-cell table:number-columns-repeated="2" table:style-name="ce1"/>
          <table:table-cell office:value-type="float" office:value="736" table:style-name="ce1">
            <text:p>73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5.2" table:style-name="ce1">
            <text:p>15,2</text:p>
          </table:table-cell>
          <table:table-cell table:number-columns-repeated="9" table:style-name="ce1"/>
          <table:table-cell office:value-type="float" office:value="17.733333333333334" table:formula="of:=AVERAGE([.AL7];[.AX7];[.BJ7])*1.9" table:style-name="ce1">
            <text:p>17,73333333</text:p>
          </table:table-cell>
          <table:table-cell office:value-type="float" office:value="103.23333333333333" table:formula="of:=AVERAGE([.AO7];[.BA7];[.BM7])*1.9" table:style-name="ce1">
            <text:p>103,2333333</text:p>
          </table:table-cell>
          <table:table-cell table:number-columns-repeated="1630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7/7/21 22:02:36</text:p>
          </table:table-cell>
          <table:table-cell office:value-type="string" table:style-name="ce1">
            <text:p>7/7/21 22:34:18</text:p>
          </table:table-cell>
          <table:table-cell office:value-type="string" table:style-name="ce2">
            <text:p>anonymous</text:p>
          </table:table-cell>
          <table:table-cell table:number-columns-repeated="3" table:style-name="ce2"/>
          <table:table-cell office:value-type="string" table:style-name="ce1">
            <text:p>ImageJ</text:p>
          </table:table-cell>
          <table:table-cell table:number-columns-repeated="2" table:style-name="ce1"/>
          <table:table-cell office:value-type="string" table:style-name="ce1">
            <text:p>22:07</text:p>
          </table:table-cell>
          <table:table-cell table:number-columns-repeated="2" table:style-name="ce1"/>
          <table:table-cell office:value-type="float" office:value="792" table:style-name="ce1">
            <text:p>792</text:p>
          </table:table-cell>
          <table:table-cell table:number-columns-repeated="2" table:style-name="ce1"/>
          <table:table-cell office:value-type="float" office:value="565" table:style-name="ce1">
            <text:p>565</text:p>
          </table:table-cell>
          <table:table-cell table:number-columns-repeated="2" table:style-name="ce1"/>
          <table:table-cell office:value-type="float" office:value="527.5" table:style-name="ce1">
            <text:p>527,5</text:p>
          </table:table-cell>
          <table:table-cell table:number-columns-repeated="2" table:style-name="ce1"/>
          <table:table-cell office:value-type="float" office:value="485.5" table:style-name="ce1">
            <text:p>485,5</text:p>
          </table:table-cell>
          <table:table-cell table:number-columns-repeated="2" table:style-name="ce1"/>
          <table:table-cell office:value-type="float" office:value="91" table:style-name="ce1">
            <text:p>9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17" table:style-name="ce1">
            <text:p>417</text:p>
          </table:table-cell>
          <table:table-cell table:number-columns-repeated="2" table:style-name="ce1"/>
          <table:table-cell office:value-type="float" office:value="512" table:style-name="ce1">
            <text:p>51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799" table:style-name="ce1">
            <text:p>799</text:p>
          </table:table-cell>
          <table:table-cell table:number-columns-repeated="2" table:style-name="ce1"/>
          <table:table-cell office:value-type="float" office:value="425" table:style-name="ce1">
            <text:p>42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62" table:style-name="ce1">
            <text:p>562</text:p>
          </table:table-cell>
          <table:table-cell table:number-columns-repeated="2" table:style-name="ce1"/>
          <table:table-cell office:value-type="float" office:value="737" table:style-name="ce1">
            <text:p>73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22:34</text:p>
          </table:table-cell>
          <table:table-cell table:number-columns-repeated="9" table:style-name="ce1"/>
          <table:table-cell office:value-type="float" office:value="19.633333333333333" table:formula="of:=AVERAGE([.AL8];[.AX8];[.BJ8])*1.9" table:style-name="ce1">
            <text:p>19,63333333</text:p>
          </table:table-cell>
          <table:table-cell office:value-type="float" office:value="106.39999999999999" table:formula="of:=AVERAGE([.AO8];[.BA8];[.BM8])*1.9" table:style-name="ce1">
            <text:p>106,4</text:p>
          </table:table-cell>
          <table:table-cell table:number-columns-repeated="1630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7/8/21 12:18:31</text:p>
          </table:table-cell>
          <table:table-cell office:value-type="string" table:style-name="ce3">
            <text:p>7/8/21 12:38:03</text:p>
          </table:table-cell>
          <table:table-cell office:value-type="string" table:style-name="ce1">
            <text:p>anonymous</text:p>
          </table:table-cell>
          <table:table-cell table:number-columns-repeated="3" table:style-name="ce1"/>
          <table:table-cell office:value-type="string" table:style-name="ce1">
            <text:p>Fiji</text:p>
          </table:table-cell>
          <table:table-cell table:number-columns-repeated="2" table:style-name="ce1"/>
          <table:table-cell office:value-type="string" table:style-name="ce3">
            <text:p>12:23</text:p>
          </table:table-cell>
          <table:table-cell table:number-columns-repeated="2" table:style-name="ce1"/>
          <table:table-cell office:value-type="float" office:value="785" table:style-name="ce1">
            <text:p>785</text:p>
          </table:table-cell>
          <table:table-cell table:number-columns-repeated="2" table:style-name="ce1"/>
          <table:table-cell office:value-type="float" office:value="562" table:style-name="ce1">
            <text:p>562</text:p>
          </table:table-cell>
          <table:table-cell table:number-columns-repeated="2" table:style-name="ce1"/>
          <table:table-cell office:value-type="float" office:value="526" table:style-name="ce1">
            <text:p>526</text:p>
          </table:table-cell>
          <table:table-cell table:number-columns-repeated="2" table:style-name="ce1"/>
          <table:table-cell office:value-type="float" office:value="488" table:style-name="ce1">
            <text:p>488</text:p>
          </table:table-cell>
          <table:table-cell table:number-columns-repeated="2" table:style-name="ce1"/>
          <table:table-cell office:value-type="float" office:value="90.8" table:style-name="ce1">
            <text:p>90,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20" table:style-name="ce1">
            <text:p>520</text:p>
          </table:table-cell>
          <table:table-cell table:number-columns-repeated="2" table:style-name="ce1"/>
          <table:table-cell office:value-type="float" office:value="429" table:style-name="ce1">
            <text:p>429</text:p>
          </table:table-cell>
          <table:table-cell table:number-columns-repeated="2" table:style-name="ce1"/>
          <table:table-cell office:value-type="float" office:value="9.5" table:style-name="ce1">
            <text:p>9,5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783" table:style-name="ce1">
            <text:p>783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table:number-columns-repeated="2" table:style-name="ce1"/>
          <table:table-cell office:value-type="float" office:value="9.5" table:style-name="ce1">
            <text:p>9,5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666" table:style-name="ce1">
            <text:p>666</text:p>
          </table:table-cell>
          <table:table-cell table:number-columns-repeated="2" table:style-name="ce1"/>
          <table:table-cell office:value-type="float" office:value="666" table:style-name="ce1">
            <text:p>666</text:p>
          </table:table-cell>
          <table:table-cell table:number-columns-repeated="2" table:style-name="ce1"/>
          <table:table-cell office:value-type="float" office:value="9.1999999999999993" table:style-name="ce1">
            <text:p>9,2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3">
            <text:p>12:32</text:p>
          </table:table-cell>
          <table:table-cell table:number-columns-repeated="2" table:style-name="ce1"/>
          <table:table-cell office:value-type="string" table:style-name="ce1">
            <text:p>I read the instructions at the start to mean any three fibres of my own choice. The ones I selected don't match those in the images in this form (as I'd only seen them after doing the exercise), I hope this is ok?</text:p>
          </table:table-cell>
          <table:table-cell table:number-columns-repeated="2" table:style-name="ce1"/>
          <table:table-cell office:value-type="string" table:style-name="ce1">
            <text:p>llion.evans@swansea.ac.uk</text:p>
          </table:table-cell>
          <table:table-cell table:number-columns-repeated="3" table:style-name="ce1"/>
          <table:table-cell office:value-type="float" office:value="17.86" table:formula="of:=AVERAGE([.AL9];[.AX9];[.BJ9])*1.9" table:style-name="ce1">
            <text:p>17,86</text:p>
          </table:table-cell>
          <table:table-cell office:value-type="float" office:value="103.23333333333333" table:formula="of:=AVERAGE([.AO9];[.BA9];[.BM9])*1.9" table:style-name="ce1">
            <text:p>103,2333333</text:p>
          </table:table-cell>
          <table:table-cell table:number-columns-repeated="1630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7/8/21 12:01:02</text:p>
          </table:table-cell>
          <table:table-cell office:value-type="string" table:style-name="ce3">
            <text:p>7/8/21 12:38:24</text:p>
          </table:table-cell>
          <table:table-cell office:value-type="string" table:style-name="ce1">
            <text:p>anonymous</text:p>
          </table:table-cell>
          <table:table-cell table:number-columns-repeated="3" table:style-name="ce1"/>
          <table:table-cell office:value-type="string" table:style-name="ce1">
            <text:p>imagej</text:p>
          </table:table-cell>
          <table:table-cell table:number-columns-repeated="2" table:style-name="ce1"/>
          <table:table-cell office:value-type="string" table:style-name="ce3">
            <text:p>12:10</text:p>
          </table:table-cell>
          <table:table-cell table:number-columns-repeated="2" table:style-name="ce1"/>
          <table:table-cell office:value-type="float" office:value="781" table:style-name="ce1">
            <text:p>781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534" table:style-name="ce1">
            <text:p>534</text:p>
          </table:table-cell>
          <table:table-cell table:number-columns-repeated="2" table:style-name="ce1"/>
          <table:table-cell office:value-type="float" office:value="479" table:style-name="ce1">
            <text:p>479</text:p>
          </table:table-cell>
          <table:table-cell table:number-columns-repeated="2" table:style-name="ce1"/>
          <table:table-cell office:value-type="float" office:value="90.88" table:style-name="ce1">
            <text:p>90,8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17" table:style-name="ce1">
            <text:p>417</text:p>
          </table:table-cell>
          <table:table-cell table:number-columns-repeated="2" table:style-name="ce1"/>
          <table:table-cell office:value-type="float" office:value="513" table:style-name="ce1">
            <text:p>513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6.9" table:style-name="ce1">
            <text:p>56,9</text:p>
          </table:table-cell>
          <table:table-cell table:number-columns-repeated="2" table:style-name="ce1"/>
          <table:table-cell office:value-type="float" office:value="798" table:style-name="ce1">
            <text:p>798</text:p>
          </table:table-cell>
          <table:table-cell table:number-columns-repeated="2" table:style-name="ce1"/>
          <table:table-cell office:value-type="float" office:value="419" table:style-name="ce1">
            <text:p>419</text:p>
          </table:table-cell>
          <table:table-cell table:number-columns-repeated="2" table:style-name="ce1"/>
          <table:table-cell office:value-type="float" office:value="10.75" table:style-name="ce1">
            <text:p>10,75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736" table:style-name="ce1">
            <text:p>73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3">
            <text:p>12:24</text:p>
          </table:table-cell>
          <table:table-cell table:number-columns-repeated="9" table:style-name="ce1"/>
          <table:table-cell office:value-type="float" office:value="20.741666666666664" table:formula="of:=AVERAGE([.AL10];[.AX10];[.BJ10])*1.9" table:style-name="ce1">
            <text:p>20,74166667</text:p>
          </table:table-cell>
          <table:table-cell office:value-type="float" office:value="106.33666666666666" table:formula="of:=AVERAGE([.AO10];[.BA10];[.BM10])*1.9" table:style-name="ce1">
            <text:p>106,3366667</text:p>
          </table:table-cell>
          <table:table-cell table:number-columns-repeated="16302"/>
        </table:table-row>
        <table:table-row table:style-name="ro1">
          <table:table-cell office:value-type="float" office:value="10" table:style-name="ce24">
            <text:p>10</text:p>
          </table:table-cell>
          <table:table-cell office:value-type="date" office:date-value="2021-07-19T15:03:24" table:style-name="ce22">
            <text:p>7/19/21 15:03:24</text:p>
          </table:table-cell>
          <table:table-cell office:value-type="date" office:date-value="2021-07-19T15:45:39" table:style-name="ce22">
            <text:p>7/19/21 15:45:39</text:p>
          </table:table-cell>
          <table:table-cell office:value-type="string" table:style-name="ce23">
            <text:p>anonymous</text:p>
          </table:table-cell>
          <table:table-cell table:style-name="ce23"/>
          <table:table-cell table:style-name="ce24"/>
          <table:table-cell table:style-name="ce23"/>
          <table:table-cell office:value-type="string" table:style-name="ce23">
            <text:p>ImageJ</text:p>
          </table:table-cell>
          <table:table-cell table:style-name="ce24"/>
          <table:table-cell table:style-name="ce23"/>
          <table:table-cell office:value-type="string" table:style-name="ce23">
            <text:p>14:09:00</text:p>
          </table:table-cell>
          <table:table-cell table:style-name="ce24"/>
          <table:table-cell table:style-name="ce23"/>
          <table:table-cell office:value-type="float" office:value="779" table:style-name="ce21">
            <text:p>779</text:p>
          </table:table-cell>
          <table:table-cell table:style-name="ce24"/>
          <table:table-cell table:style-name="ce23"/>
          <table:table-cell office:value-type="float" office:value="562" table:style-name="ce21">
            <text:p>562</text:p>
          </table:table-cell>
          <table:table-cell table:style-name="ce24"/>
          <table:table-cell table:style-name="ce23"/>
          <table:table-cell office:value-type="float" office:value="526" table:style-name="ce21">
            <text:p>526</text:p>
          </table:table-cell>
          <table:table-cell table:style-name="ce24"/>
          <table:table-cell table:style-name="ce23"/>
          <table:table-cell office:value-type="float" office:value="480" table:style-name="ce21">
            <text:p>480</text:p>
          </table:table-cell>
          <table:table-cell table:style-name="ce24"/>
          <table:table-cell table:style-name="ce23"/>
          <table:table-cell office:value-type="float" office:value="91.4" table:style-name="ce21">
            <text:p>91,4</text:p>
          </table:table-cell>
          <table:table-cell table:style-name="ce24"/>
          <table:table-cell table:style-name="ce23"/>
          <table:table-cell office:value-type="float" office:value="5" table:style-name="ce24">
            <text:p>5</text:p>
          </table:table-cell>
          <table:table-cell table:style-name="ce24"/>
          <table:table-cell table:style-name="ce23"/>
          <table:table-cell office:value-type="float" office:value="418" table:style-name="ce21">
            <text:p>418</text:p>
          </table:table-cell>
          <table:table-cell table:style-name="ce24"/>
          <table:table-cell table:style-name="ce23"/>
          <table:table-cell office:value-type="float" office:value="512" table:style-name="ce21">
            <text:p>512</text:p>
          </table:table-cell>
          <table:table-cell table:style-name="ce24"/>
          <table:table-cell table:style-name="ce23"/>
          <table:table-cell office:value-type="float" office:value="11" table:style-name="ce21">
            <text:p>11</text:p>
          </table:table-cell>
          <table:table-cell table:style-name="ce24"/>
          <table:table-cell table:style-name="ce23"/>
          <table:table-cell office:value-type="float" office:value="54" table:style-name="ce21">
            <text:p>54</text:p>
          </table:table-cell>
          <table:table-cell table:style-name="ce24"/>
          <table:table-cell table:style-name="ce23"/>
          <table:table-cell office:value-type="float" office:value="798" table:style-name="ce21">
            <text:p>798</text:p>
          </table:table-cell>
          <table:table-cell table:style-name="ce24"/>
          <table:table-cell table:style-name="ce23"/>
          <table:table-cell office:value-type="float" office:value="418" table:style-name="ce21">
            <text:p>418</text:p>
          </table:table-cell>
          <table:table-cell table:style-name="ce24"/>
          <table:table-cell table:style-name="ce23"/>
          <table:table-cell office:value-type="float" office:value="11" table:style-name="ce21">
            <text:p>11</text:p>
          </table:table-cell>
          <table:table-cell table:style-name="ce24"/>
          <table:table-cell table:style-name="ce23"/>
          <table:table-cell office:value-type="float" office:value="54" table:style-name="ce21">
            <text:p>54</text:p>
          </table:table-cell>
          <table:table-cell table:style-name="ce24"/>
          <table:table-cell table:style-name="ce23"/>
          <table:table-cell office:value-type="float" office:value="566" table:style-name="ce21">
            <text:p>566</text:p>
          </table:table-cell>
          <table:table-cell table:style-name="ce24"/>
          <table:table-cell table:style-name="ce23"/>
          <table:table-cell office:value-type="float" office:value="736" table:style-name="ce21">
            <text:p>736</text:p>
          </table:table-cell>
          <table:table-cell table:style-name="ce24"/>
          <table:table-cell table:style-name="ce23"/>
          <table:table-cell office:value-type="float" office:value="11" table:style-name="ce21">
            <text:p>11</text:p>
          </table:table-cell>
          <table:table-cell table:style-name="ce24"/>
          <table:table-cell table:style-name="ce23"/>
          <table:table-cell office:value-type="float" office:value="54" table:style-name="ce21">
            <text:p>54</text:p>
          </table:table-cell>
          <table:table-cell table:style-name="ce24"/>
          <table:table-cell table:style-name="ce23"/>
          <table:table-cell office:value-type="float" office:value="4" table:style-name="ce24">
            <text:p>4</text:p>
          </table:table-cell>
          <table:table-cell table:style-name="ce24"/>
          <table:table-cell table:style-name="ce23"/>
          <table:table-cell office:value-type="string" table:style-name="ce23">
            <text:p>14:14:28</text:p>
          </table:table-cell>
          <table:table-cell table:style-name="ce24"/>
          <table:table-cell table:style-name="ce23"/>
          <table:table-cell office:value-type="string" table:style-name="ce23">
            <text:p>Manipulating the mouse cursor to the centre of the tungsten core is a bit fiddly.</text:p>
          </table:table-cell>
          <table:table-cell table:style-name="ce24"/>
          <table:table-cell table:style-name="ce23"/>
          <table:table-cell office:value-type="string" table:style-name="ce23">
            <text:p>g.r.davis@qmul.ac.uk</text:p>
          </table:table-cell>
          <table:table-cell table:number-columns-repeated="3" table:style-name="ce1"/>
          <table:table-cell office:value-type="float" office:value="20.9" table:formula="of:=AVERAGE([.AL11];[.AX11];[.BJ11])*1.9" table:style-name="ce1">
            <text:p>20,9</text:p>
          </table:table-cell>
          <table:table-cell office:value-type="float" office:value="102.6" table:formula="of:=AVERAGE([.AO11];[.BA11];[.BM11])*1.9" table:style-name="ce1">
            <text:p>102,6</text:p>
          </table:table-cell>
          <table:table-cell table:number-columns-repeated="16302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office:value-type="time" office:time-value="PT11H40M0S" table:style-name="ce28">
            <text:p>11:40:00 AM</text:p>
          </table:table-cell>
          <table:table-cell table:number-columns-repeated="2" table:style-name="ce1"/>
          <table:table-cell office:value-type="float" office:value="889.80799999999999" table:style-name="ce29">
            <text:p>889,808</text:p>
          </table:table-cell>
          <table:table-cell table:number-columns-repeated="2" table:style-name="ce1"/>
          <table:table-cell office:value-type="float" office:value="634.78399999999999" table:style-name="ce29">
            <text:p>634,784</text:p>
          </table:table-cell>
          <table:table-cell table:number-columns-repeated="2" table:style-name="ce1"/>
          <table:table-cell office:value-type="float" office:value="524.37" table:style-name="ce29">
            <text:p>524,37</text:p>
          </table:table-cell>
          <table:table-cell table:number-columns-repeated="2" table:style-name="ce1"/>
          <table:table-cell office:value-type="float" office:value="484.80599999999998" table:style-name="ce29">
            <text:p>484,806</text:p>
          </table:table-cell>
          <table:table-cell table:number-columns-repeated="2" table:style-name="ce1"/>
          <table:table-cell office:value-type="float" office:value="90.656999999999996" table:style-name="ce30">
            <text:p>90,657</text:p>
          </table:table-cell>
          <table:table-cell table:number-columns-repeated="5" table:style-name="ce1"/>
          <table:table-cell office:value-type="float" office:value="417.5" table:style-name="ce29">
            <text:p>417,5</text:p>
          </table:table-cell>
          <table:table-cell table:number-columns-repeated="2" table:style-name="ce1"/>
          <table:table-cell office:value-type="float" office:value="513.5" table:style-name="ce29">
            <text:p>513,5</text:p>
          </table:table-cell>
          <table:table-cell table:number-columns-repeated="2" table:style-name="ce1"/>
          <table:table-cell office:value-type="float" office:value="10.888" table:formula="of:=10.888" table:style-name="ce29">
            <text:p>10,888</text:p>
          </table:table-cell>
          <table:table-cell table:number-columns-repeated="2" table:style-name="ce1"/>
          <table:table-cell office:value-type="float" office:value="55.014000000000003" table:formula="of:=55.014" table:style-name="ce30">
            <text:p>55,014</text:p>
          </table:table-cell>
          <table:table-cell table:number-columns-repeated="2" table:style-name="ce1"/>
          <table:table-cell office:value-type="float" office:value="798" table:style-name="ce29">
            <text:p>798</text:p>
          </table:table-cell>
          <table:table-cell table:number-columns-repeated="2" table:style-name="ce1"/>
          <table:table-cell office:value-type="float" office:value="420" table:style-name="ce29">
            <text:p>420</text:p>
          </table:table-cell>
          <table:table-cell table:number-columns-repeated="2" table:style-name="ce1"/>
          <table:table-cell office:value-type="float" office:value="11.113" table:formula="of:=11.113" table:style-name="ce29">
            <text:p>11,113</text:p>
          </table:table-cell>
          <table:table-cell table:number-columns-repeated="2" table:style-name="ce1"/>
          <table:table-cell office:value-type="float" office:value="54.021000000000001" table:formula="of:=54.021" table:style-name="ce30">
            <text:p>54,021</text:p>
          </table:table-cell>
          <table:table-cell table:number-columns-repeated="2" table:style-name="ce1"/>
          <table:table-cell office:value-type="float" office:value="566" table:style-name="ce29">
            <text:p>566</text:p>
          </table:table-cell>
          <table:table-cell table:number-columns-repeated="2" table:style-name="ce1"/>
          <table:table-cell office:value-type="float" office:value="737" table:style-name="ce29">
            <text:p>737</text:p>
          </table:table-cell>
          <table:table-cell table:number-columns-repeated="2" table:style-name="ce1"/>
          <table:table-cell office:value-type="float" office:value="10.093" table:formula="of:=10.093" table:style-name="ce29">
            <text:p>10,093</text:p>
          </table:table-cell>
          <table:table-cell table:number-columns-repeated="2" table:style-name="ce1"/>
          <table:table-cell office:value-type="float" office:value="56.101999999999997" table:formula="of:=56.102" table:style-name="ce30">
            <text:p>56,102</text:p>
          </table:table-cell>
          <table:table-cell table:number-columns-repeated="5" table:style-name="ce1"/>
          <table:table-cell office:value-type="time" office:time-value="PT11H58M0S" table:style-name="ce31">
            <text:p>11:58:00 AM</text:p>
          </table:table-cell>
          <table:table-cell table:number-columns-repeated="9" table:style-name="ce1"/>
          <table:table-cell office:value-type="float" office:value="20.326199999999996" table:formula="of:=AVERAGE([.AL12];[.AX12];[.BJ12])*1.9" table:style-name="ce1">
            <text:p>20,3262</text:p>
          </table:table-cell>
          <table:table-cell office:value-type="float" office:value="104.58676666666666" table:formula="of:=AVERAGE([.AO12];[.BA12];[.BM12])*1.9" table:style-name="ce1">
            <text:p>104,5867667</text:p>
          </table:table-cell>
          <table:table-cell table:number-columns-repeated="16302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office:value-type="float" office:value="0.375" table:style-name="ce17">
            <text:p>0,375</text:p>
          </table:table-cell>
          <table:table-cell table:number-columns-repeated="2" table:style-name="ce1"/>
          <table:table-cell office:value-type="float" office:value="790" table:style-name="ce1">
            <text:p>790</text:p>
          </table:table-cell>
          <table:table-cell table:number-columns-repeated="2" table:style-name="ce1"/>
          <table:table-cell office:value-type="float" office:value="562" table:style-name="ce1">
            <text:p>562</text:p>
          </table:table-cell>
          <table:table-cell table:number-columns-repeated="2" table:style-name="ce1"/>
          <table:table-cell office:value-type="float" office:value="524" table:style-name="ce19">
            <text:p>524</text:p>
          </table:table-cell>
          <table:table-cell table:number-columns-repeated="2" table:style-name="ce1"/>
          <table:table-cell office:value-type="float" office:value="484" table:style-name="ce1">
            <text:p>484</text:p>
          </table:table-cell>
          <table:table-cell table:number-columns-repeated="2" table:style-name="ce1"/>
          <table:table-cell office:value-type="float" office:value="90.65" table:style-name="ce1">
            <text:p>90,65</text:p>
          </table:table-cell>
          <table:table-cell table:number-columns-repeated="5" table:style-name="ce1"/>
          <table:table-cell office:value-type="float" office:value="417" table:style-name="ce1">
            <text:p>417</text:p>
          </table:table-cell>
          <table:table-cell table:number-columns-repeated="2" table:style-name="ce1"/>
          <table:table-cell office:value-type="float" office:value="513" table:style-name="ce1">
            <text:p>51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798" table:style-name="ce1">
            <text:p>798</text:p>
          </table:table-cell>
          <table:table-cell table:number-columns-repeated="2" table:style-name="ce1"/>
          <table:table-cell office:value-type="float" office:value="419" table:style-name="ce1">
            <text:p>41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736" table:style-name="ce1">
            <text:p>73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table:number-columns-repeated="5" table:style-name="ce1"/>
          <table:table-cell office:value-type="float" office:value="0.38003472222222201" table:style-name="ce18">
            <text:p>0,380034722</text:p>
          </table:table-cell>
          <table:table-cell table:number-columns-repeated="9" table:style-name="ce1"/>
          <table:table-cell office:value-type="float" office:value="19" table:formula="of:=AVERAGE([.AL13];[.AX13];[.BJ13])*1.9" table:style-name="ce1">
            <text:p>19</text:p>
          </table:table-cell>
          <table:table-cell office:value-type="float" office:value="106.39999999999999" table:formula="of:=AVERAGE([.AO13];[.BA13];[.BM13])*1.9" table:style-name="ce1">
            <text:p>106,4</text:p>
          </table:table-cell>
          <table:table-cell table:number-columns-repeated="16302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1"/>
          <table:table-cell table:number-columns-repeated="4" table:style-name="ce2"/>
          <table:table-cell table:number-columns-repeated="3" table:style-name="ce1"/>
          <table:table-cell office:value-type="string" table:style-name="ce20">
            <text:p>9h20</text:p>
          </table:table-cell>
          <table:table-cell table:number-columns-repeated="2" table:style-name="ce1"/>
          <table:table-cell office:value-type="float" office:value="784" table:style-name="ce1">
            <text:p>784</text:p>
          </table:table-cell>
          <table:table-cell table:number-columns-repeated="2" table:style-name="ce1"/>
          <table:table-cell office:value-type="float" office:value="556" table:style-name="ce1">
            <text:p>556</text:p>
          </table:table-cell>
          <table:table-cell table:number-columns-repeated="2" table:style-name="ce1"/>
          <table:table-cell office:value-type="float" office:value="522" table:style-name="ce1">
            <text:p>522</text:p>
          </table:table-cell>
          <table:table-cell table:number-columns-repeated="2" table:style-name="ce1"/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91.03" table:style-name="ce1">
            <text:p>91,03</text:p>
          </table:table-cell>
          <table:table-cell table:number-columns-repeated="5" table:style-name="ce1"/>
          <table:table-cell office:value-type="float" office:value="417.5" table:style-name="ce1">
            <text:p>417,5</text:p>
          </table:table-cell>
          <table:table-cell table:number-columns-repeated="2" table:style-name="ce1"/>
          <table:table-cell office:value-type="float" office:value="512.5" table:style-name="ce1">
            <text:p>512,5</text:p>
          </table:table-cell>
          <table:table-cell table:number-columns-repeated="2" table:style-name="ce1"/>
          <table:table-cell office:value-type="float" office:value="9.5" table:formula="of:=4.75*2" table:style-name="ce1">
            <text:p>9,5</text:p>
          </table:table-cell>
          <table:table-cell table:number-columns-repeated="2" table:style-name="ce1"/>
          <table:table-cell office:value-type="float" office:value="55" table:formula="of:=2*27.5" table:style-name="ce1">
            <text:p>55</text:p>
          </table:table-cell>
          <table:table-cell table:number-columns-repeated="2" table:style-name="ce1"/>
          <table:table-cell office:value-type="float" office:value="797.75" table:style-name="ce26">
            <text:p>797,75</text:p>
          </table:table-cell>
          <table:table-cell table:number-columns-repeated="2" table:style-name="ce1"/>
          <table:table-cell office:value-type="float" office:value="419.75" table:style-name="ce27">
            <text:p>419,7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5.5" table:formula="of:=2*27.75" table:style-name="ce1">
            <text:p>55,5</text:p>
          </table:table-cell>
          <table:table-cell table:number-columns-repeated="2" table:style-name="ce1"/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737" table:style-name="ce1">
            <text:p>73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table:number-columns-repeated="5" table:style-name="ce1"/>
          <table:table-cell office:value-type="string" table:style-name="ce25">
            <text:p>9h35</text:p>
          </table:table-cell>
          <table:table-cell table:number-columns-repeated="9" table:style-name="ce1"/>
          <table:table-cell office:value-type="float" office:value="19.316666666666663" table:formula="of:=AVERAGE([.AL14];[.AX14];[.BJ14])*1.9" table:style-name="ce1">
            <text:p>19,31666667</text:p>
          </table:table-cell>
          <table:table-cell office:value-type="float" office:value="105.44999999999999" table:formula="of:=AVERAGE([.AO14];[.BA14];[.BM14])*1.9" table:style-name="ce1">
            <text:p>105,45</text:p>
          </table:table-cell>
          <table:table-cell table:number-columns-repeated="16302"/>
        </table:table-row>
        <table:table-row table:number-rows-repeated="2" table:style-name="ro1">
          <table:table-cell table:number-columns-repeated="3" table:style-name="ce1"/>
          <table:table-cell table:number-columns-repeated="4" table:style-name="ce2"/>
          <table:table-cell table:number-columns-repeated="16377" table:style-name="ce1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office:value-type="string" table:style-name="ce8">
            <text:p>Data in um instead of pixel</text:p>
          </table:table-cell>
          <table:table-cell table:number-columns-repeated="2" table:style-name="ce1"/>
          <table:table-cell table:number-columns-repeated="4" table:style-name="ce2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ixel size</text:p>
          </table:table-cell>
          <table:table-cell office:value-type="string" table:style-name="ce1">
            <text:p>proj width</text:p>
          </table:table-cell>
          <table:table-cell table:style-name="ce9"/>
          <table:table-cell table:number-columns-repeated="4" table:style-name="ce10"/>
          <table:table-cell table:number-columns-repeated="75" table:style-name="ce9"/>
          <table:table-cell table:number-columns-repeated="16302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style-name="ce1"/>
          <table:table-cell table:number-columns-repeated="4" table:style-name="ce2"/>
          <table:table-cell table:number-columns-repeated="6" table:style-name="ce1"/>
          <table:table-cell office:value-type="float" office:value="1499.1" table:formula="of:=[.N2]*[.A27]" table:style-name="ce9">
            <text:p>1499,10</text:p>
          </table:table-cell>
          <table:table-cell table:number-columns-repeated="2" table:style-name="ce1"/>
          <table:table-cell office:value-type="float" office:value="1064" table:formula="of:=[.Q2]*[.A27]" table:style-name="ce9">
            <text:p>1064,00</text:p>
          </table:table-cell>
          <table:table-cell table:number-columns-repeated="2" table:style-name="ce1"/>
          <table:table-cell office:value-type="float" office:value="34.200000000000045" table:formula="of:=[.T2]*[.A27]-[.B27]/2*[.A27]" table:style-name="ce9">
            <text:p>34,20</text:p>
          </table:table-cell>
          <table:table-cell table:number-columns-repeated="2" table:style-name="ce1"/>
          <table:table-cell office:value-type="float" office:value="-41.799999999999955" table:formula="of:=[.W2]*[.A27]-[.B27]/2*[.A27]" table:style-name="ce9">
            <text:p>-41,80</text:p>
          </table:table-cell>
          <table:table-cell table:number-columns-repeated="2" table:style-name="ce1"/>
          <table:table-cell office:value-type="float" office:value="91.64" table:formula="of:=[.Z2]" table:style-name="ce1">
            <text:p>91,64</text:p>
          </table:table-cell>
          <table:table-cell table:number-columns-repeated="2" table:style-name="ce1"/>
          <table:table-cell office:value-type="float" office:value="5" table:formula="of:=[.AC2]" table:style-name="ce1">
            <text:p>5</text:p>
          </table:table-cell>
          <table:table-cell table:number-columns-repeated="8" table:style-name="ce1"/>
          <table:table-cell office:value-type="float" office:value="18.524999999999999" table:formula="of:=[.AL2]*[.A27]" table:style-name="ce1">
            <text:p>18,525</text:p>
          </table:table-cell>
          <table:table-cell table:number-columns-repeated="2" table:style-name="ce1"/>
          <table:table-cell office:value-type="float" office:value="102.6" table:formula="of:=[.AO2]*[.A27]" table:style-name="ce1">
            <text:p>102,6</text:p>
          </table:table-cell>
          <table:table-cell table:number-columns-repeated="8" table:style-name="ce1"/>
          <table:table-cell office:value-type="float" office:value="19" table:formula="of:=[.AX2]*[.A27]" table:style-name="ce1">
            <text:p>19</text:p>
          </table:table-cell>
          <table:table-cell table:number-columns-repeated="2" table:style-name="ce1"/>
          <table:table-cell office:value-type="float" office:value="103.55" table:formula="of:=[.BA2]*[.A27]" table:style-name="ce1">
            <text:p>103,55</text:p>
          </table:table-cell>
          <table:table-cell table:number-columns-repeated="8" table:style-name="ce1"/>
          <table:table-cell office:value-type="float" office:value="18.544" table:formula="of:=[.BJ2]*[.A27]" table:style-name="ce1">
            <text:p>18,544</text:p>
          </table:table-cell>
          <table:table-cell table:number-columns-repeated="2" table:style-name="ce1"/>
          <table:table-cell office:value-type="float" office:value="104.76599999999999" table:formula="of:=[.BM2]*[.A27]" table:style-name="ce1">
            <text:p>104,766</text:p>
          </table:table-cell>
          <table:table-cell table:number-columns-repeated="2" table:style-name="ce1"/>
          <table:table-cell office:value-type="float" office:value="3" table:formula="of:=[.BP2]" table:style-name="ce1">
            <text:p>3</text:p>
          </table:table-cell>
          <table:table-cell table:number-columns-repeated="16316" table:style-name="ce1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style-name="ce1"/>
          <table:table-cell table:number-columns-repeated="4" table:style-name="ce2"/>
          <table:table-cell table:number-columns-repeated="6" table:style-name="ce1"/>
          <table:table-cell office:value-type="float" office:value="1499.1" table:formula="of:=[.N3]*[.A28]" table:style-name="ce9">
            <text:p>1499,10</text:p>
          </table:table-cell>
          <table:table-cell table:number-columns-repeated="2" table:style-name="ce1"/>
          <table:table-cell office:value-type="float" office:value="1075.3999999999999" table:formula="of:=[.Q3]*[.A28]" table:style-name="ce9">
            <text:p>1075,40</text:p>
          </table:table-cell>
          <table:table-cell table:number-columns-repeated="2" table:style-name="ce1"/>
          <table:table-cell office:value-type="float" office:value="15.200000000000045" table:formula="of:=[.T3]*[.A28]-[.B28]/2*[.A28]" table:style-name="ce9">
            <text:p>15,20</text:p>
          </table:table-cell>
          <table:table-cell table:number-columns-repeated="2" table:style-name="ce1"/>
          <table:table-cell office:value-type="float" office:value="-9.5" table:formula="of:=[.W3]*[.A28]-[.B28]/2*[.A28]" table:style-name="ce9">
            <text:p>-9,50</text:p>
          </table:table-cell>
          <table:table-cell table:number-columns-repeated="2" table:style-name="ce1"/>
          <table:table-cell office:value-type="float" office:value="95" table:formula="of:=[.Z3]" table:style-name="ce1">
            <text:p>95</text:p>
          </table:table-cell>
          <table:table-cell table:number-columns-repeated="2" table:style-name="ce1"/>
          <table:table-cell office:value-type="float" office:value="4" table:formula="of:=[.AC3]" table:style-name="ce1">
            <text:p>4</text:p>
          </table:table-cell>
          <table:table-cell table:number-columns-repeated="8" table:style-name="ce1"/>
          <table:table-cell office:value-type="float" office:value="26.599999999999998" table:formula="of:=[.AL3]*[.A28]" table:style-name="ce1">
            <text:p>26,6</text:p>
          </table:table-cell>
          <table:table-cell table:number-columns-repeated="2" table:style-name="ce1"/>
          <table:table-cell office:value-type="float" office:value="98.8" table:formula="of:=[.AO3]*[.A28]" table:style-name="ce1">
            <text:p>98,8</text:p>
          </table:table-cell>
          <table:table-cell table:number-columns-repeated="8" table:style-name="ce1"/>
          <table:table-cell office:value-type="float" office:value="22.799999999999997" table:formula="of:=[.AX3]*[.A28]" table:style-name="ce1">
            <text:p>22,8</text:p>
          </table:table-cell>
          <table:table-cell table:number-columns-repeated="2" table:style-name="ce1"/>
          <table:table-cell office:value-type="float" office:value="98.8" table:formula="of:=[.BA3]*[.A28]" table:style-name="ce1">
            <text:p>98,8</text:p>
          </table:table-cell>
          <table:table-cell table:number-columns-repeated="8" table:style-name="ce1"/>
          <table:table-cell office:value-type="float" office:value="19" table:formula="of:=[.BJ3]*[.A28]" table:style-name="ce1">
            <text:p>19</text:p>
          </table:table-cell>
          <table:table-cell table:number-columns-repeated="2" table:style-name="ce1"/>
          <table:table-cell office:value-type="float" office:value="102.6" table:formula="of:=[.BM3]*[.A28]" table:style-name="ce1">
            <text:p>102,6</text:p>
          </table:table-cell>
          <table:table-cell table:number-columns-repeated="2" table:style-name="ce1"/>
          <table:table-cell office:value-type="float" office:value="3" table:formula="of:=[.BP3]" table:style-name="ce1">
            <text:p>3</text:p>
          </table:table-cell>
          <table:table-cell table:number-columns-repeated="16316" table:style-name="ce1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1489.6" table:formula="of:=[.N4]*[.A29]" table:style-name="ce9">
            <text:p>1489,60</text:p>
          </table:table-cell>
          <table:table-cell table:number-columns-repeated="2" table:style-name="ce1"/>
          <table:table-cell office:value-type="float" office:value="1062.0999999999999" table:formula="of:=[.Q4]*[.A29]" table:style-name="ce9">
            <text:p>1062,10</text:p>
          </table:table-cell>
          <table:table-cell table:number-columns-repeated="2" table:style-name="ce1"/>
          <table:table-cell office:value-type="float" office:value="15.200000000000045" table:formula="of:=[.T4]*[.A29]-[.B29]/2*[.A29]" table:style-name="ce9">
            <text:p>15,20</text:p>
          </table:table-cell>
          <table:table-cell table:number-columns-repeated="2" table:style-name="ce1"/>
          <table:table-cell office:value-type="float" office:value="-45.600000000000023" table:formula="of:=[.W4]*[.A29]-[.B29]/2*[.A29]" table:style-name="ce9">
            <text:p>-45,60</text:p>
          </table:table-cell>
          <table:table-cell table:number-columns-repeated="2" table:style-name="ce1"/>
          <table:table-cell office:value-type="float" office:value="90.5" table:formula="of:=[.Z4]" table:style-name="ce1">
            <text:p>90,5</text:p>
          </table:table-cell>
          <table:table-cell table:number-columns-repeated="2" table:style-name="ce1"/>
          <table:table-cell office:value-type="float" office:value="4" table:formula="of:=[.AC4]" table:style-name="ce1">
            <text:p>4</text:p>
          </table:table-cell>
          <table:table-cell table:number-columns-repeated="8" table:style-name="ce1"/>
          <table:table-cell office:value-type="float" office:value="19" table:formula="of:=[.AL4]*[.A29]" table:style-name="ce1">
            <text:p>19</text:p>
          </table:table-cell>
          <table:table-cell table:number-columns-repeated="2" table:style-name="ce1"/>
          <table:table-cell office:value-type="float" office:value="108.3" table:formula="of:=[.AO4]*[.A29]" table:style-name="ce1">
            <text:p>108,3</text:p>
          </table:table-cell>
          <table:table-cell table:number-columns-repeated="8" table:style-name="ce1"/>
          <table:table-cell office:value-type="float" office:value="17.099999999999998" table:formula="of:=[.AX4]*[.A29]" table:style-name="ce1">
            <text:p>17,1</text:p>
          </table:table-cell>
          <table:table-cell table:number-columns-repeated="2" table:style-name="ce1"/>
          <table:table-cell office:value-type="float" office:value="104.5" table:formula="of:=[.BA4]*[.A29]" table:style-name="ce1">
            <text:p>104,5</text:p>
          </table:table-cell>
          <table:table-cell table:number-columns-repeated="8" table:style-name="ce1"/>
          <table:table-cell office:value-type="float" office:value="17.099999999999998" table:formula="of:=[.BJ4]*[.A29]" table:style-name="ce1">
            <text:p>17,1</text:p>
          </table:table-cell>
          <table:table-cell table:number-columns-repeated="2" table:style-name="ce1"/>
          <table:table-cell office:value-type="float" office:value="108.3" table:formula="of:=[.BM4]*[.A29]" table:style-name="ce1">
            <text:p>108,3</text:p>
          </table:table-cell>
          <table:table-cell table:number-columns-repeated="2" table:style-name="ce1"/>
          <table:table-cell office:value-type="float" office:value="5" table:formula="of:=[.BP4]" table:style-name="ce1">
            <text:p>5</text:p>
          </table:table-cell>
          <table:table-cell table:number-columns-repeated="16316" table:style-name="ce1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1478.1999999999998" table:formula="of:=[.N5]*[.A30]" table:style-name="ce9">
            <text:p>1478,20</text:p>
          </table:table-cell>
          <table:table-cell table:number-columns-repeated="2" table:style-name="ce1"/>
          <table:table-cell office:value-type="float" office:value="1064.95" table:formula="of:=[.Q5]*[.A30]" table:style-name="ce9">
            <text:p>1064,95</text:p>
          </table:table-cell>
          <table:table-cell table:number-columns-repeated="2" table:style-name="ce1"/>
          <table:table-cell office:value-type="float" office:value="20.899999999999977" table:formula="of:=[.T5]*[.A30]-[.B30]/2*[.A30]" table:style-name="ce9">
            <text:p>20,90</text:p>
          </table:table-cell>
          <table:table-cell table:number-columns-repeated="2" table:style-name="ce1"/>
          <table:table-cell office:value-type="float" office:value="-51.299999999999955" table:formula="of:=[.W5]*[.A30]-[.B30]/2*[.A30]" table:style-name="ce9">
            <text:p>-51,30</text:p>
          </table:table-cell>
          <table:table-cell table:number-columns-repeated="2" table:style-name="ce1"/>
          <table:table-cell office:value-type="float" office:value="91.03" table:formula="of:=[.Z5]" table:style-name="ce1">
            <text:p>91,03</text:p>
          </table:table-cell>
          <table:table-cell table:number-columns-repeated="2" table:style-name="ce1"/>
          <table:table-cell office:value-type="float" office:value="2" table:formula="of:=[.AC5]" table:style-name="ce1">
            <text:p>2</text:p>
          </table:table-cell>
          <table:table-cell table:number-columns-repeated="8" table:style-name="ce1"/>
          <table:table-cell office:value-type="float" office:value="18.277999999999999" table:formula="of:=[.AL5]*[.A30]" table:style-name="ce1">
            <text:p>18,278</text:p>
          </table:table-cell>
          <table:table-cell table:number-columns-repeated="2" table:style-name="ce1"/>
          <table:table-cell office:value-type="float" office:value="105.25999999999999" table:formula="of:=[.AO5]*[.A30]" table:style-name="ce1">
            <text:p>105,26</text:p>
          </table:table-cell>
          <table:table-cell table:number-columns-repeated="8" table:style-name="ce1"/>
          <table:table-cell office:value-type="float" office:value="19.094999999999999" table:formula="of:=[.AX5]*[.A30]" table:style-name="ce1">
            <text:p>19,095</text:p>
          </table:table-cell>
          <table:table-cell table:number-columns-repeated="2" table:style-name="ce1"/>
          <table:table-cell office:value-type="float" office:value="103.91099999999999" table:formula="of:=[.BA5]*[.A30]" table:style-name="ce1">
            <text:p>103,911</text:p>
          </table:table-cell>
          <table:table-cell table:number-columns-repeated="8" table:style-name="ce1"/>
          <table:table-cell office:value-type="float" office:value="19.683999999999997" table:formula="of:=[.BJ5]*[.A30]" table:style-name="ce1">
            <text:p>19,684</text:p>
          </table:table-cell>
          <table:table-cell table:number-columns-repeated="2" table:style-name="ce1"/>
          <table:table-cell office:value-type="float" office:value="107.217" table:formula="of:=[.BM5]*[.A30]" table:style-name="ce1">
            <text:p>107,217</text:p>
          </table:table-cell>
          <table:table-cell table:number-columns-repeated="2" table:style-name="ce1"/>
          <table:table-cell office:value-type="float" office:value="3" table:formula="of:=[.BP5]" table:style-name="ce1">
            <text:p>3</text:p>
          </table:table-cell>
          <table:table-cell table:number-columns-repeated="16316" table:style-name="ce1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1506.6999999999998" table:formula="of:=[.N6]*[.A31]" table:style-name="ce9">
            <text:p>1506,70</text:p>
          </table:table-cell>
          <table:table-cell table:number-columns-repeated="2" table:style-name="ce1"/>
          <table:table-cell office:value-type="float" office:value="1090.5999999999999" table:formula="of:=[.Q6]*[.A31]" table:style-name="ce9">
            <text:p>1090,60</text:p>
          </table:table-cell>
          <table:table-cell table:number-columns-repeated="2" table:style-name="ce1"/>
          <table:table-cell office:value-type="float" office:value="55.099999999999909" table:formula="of:=[.T6]*[.A31]-[.B31]/2*[.A31]" table:style-name="ce9">
            <text:p>55,10</text:p>
          </table:table-cell>
          <table:table-cell table:number-columns-repeated="2" table:style-name="ce1"/>
          <table:table-cell office:value-type="float" office:value="-68.399999999999977" table:formula="of:=[.W6]*[.A31]-[.B31]/2*[.A31]" table:style-name="ce9">
            <text:p>-68,40</text:p>
          </table:table-cell>
          <table:table-cell table:number-columns-repeated="2" table:style-name="ce1"/>
          <table:table-cell office:value-type="float" office:value="91.04" table:formula="of:=[.Z6]" table:style-name="ce1">
            <text:p>91,04</text:p>
          </table:table-cell>
          <table:table-cell table:number-columns-repeated="2" table:style-name="ce1"/>
          <table:table-cell office:value-type="float" office:value="4" table:formula="of:=[.AC6]" table:style-name="ce1">
            <text:p>4</text:p>
          </table:table-cell>
          <table:table-cell table:number-columns-repeated="8" table:style-name="ce1"/>
          <table:table-cell office:value-type="float" office:value="19" table:formula="of:=[.AL6]*[.A31]" table:style-name="ce1">
            <text:p>19</text:p>
          </table:table-cell>
          <table:table-cell table:number-columns-repeated="2" table:style-name="ce1"/>
          <table:table-cell office:value-type="float" office:value="102.6" table:formula="of:=[.AO6]*[.A31]" table:style-name="ce1">
            <text:p>102,6</text:p>
          </table:table-cell>
          <table:table-cell table:number-columns-repeated="8" table:style-name="ce1"/>
          <table:table-cell office:value-type="float" office:value="19" table:formula="of:=[.AX6]*[.A31]" table:style-name="ce1">
            <text:p>19</text:p>
          </table:table-cell>
          <table:table-cell table:number-columns-repeated="2" table:style-name="ce1"/>
          <table:table-cell office:value-type="float" office:value="102.6" table:formula="of:=[.BA6]*[.A31]" table:style-name="ce1">
            <text:p>102,6</text:p>
          </table:table-cell>
          <table:table-cell table:number-columns-repeated="8" table:style-name="ce1"/>
          <table:table-cell office:value-type="float" office:value="19" table:formula="of:=[.BJ6]*[.A31]" table:style-name="ce1">
            <text:p>19</text:p>
          </table:table-cell>
          <table:table-cell table:number-columns-repeated="2" table:style-name="ce1"/>
          <table:table-cell office:value-type="float" office:value="102.6" table:formula="of:=[.BM6]*[.A31]" table:style-name="ce1">
            <text:p>102,6</text:p>
          </table:table-cell>
          <table:table-cell table:number-columns-repeated="2" table:style-name="ce1"/>
          <table:table-cell office:value-type="float" office:value="5" table:formula="of:=[.BP6]" table:style-name="ce1">
            <text:p>5</text:p>
          </table:table-cell>
          <table:table-cell table:number-columns-repeated="16316" table:style-name="ce1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table:style-name="ce9"/>
          <table:table-cell table:number-columns-repeated="2" table:style-name="ce1"/>
          <table:table-cell table:style-name="ce9"/>
          <table:table-cell table:number-columns-repeated="2" table:style-name="ce1"/>
          <table:table-cell table:style-name="ce9"/>
          <table:table-cell table:number-columns-repeated="2" table:style-name="ce1"/>
          <table:table-cell table:style-name="ce9"/>
          <table:table-cell table:number-columns-repeated="5" table:style-name="ce1"/>
          <table:table-cell office:value-type="float" office:value="4" table:formula="of:=[.AC7]" table:style-name="ce1">
            <text:p>4</text:p>
          </table:table-cell>
          <table:table-cell table:number-columns-repeated="8" table:style-name="ce1"/>
          <table:table-cell office:value-type="float" office:value="19" table:formula="of:=[.AL7]*[.A32]" table:style-name="ce1">
            <text:p>19</text:p>
          </table:table-cell>
          <table:table-cell table:number-columns-repeated="2" table:style-name="ce1"/>
          <table:table-cell office:value-type="float" office:value="102.6" table:formula="of:=[.AO7]*[.A32]" table:style-name="ce1">
            <text:p>102,6</text:p>
          </table:table-cell>
          <table:table-cell table:number-columns-repeated="8" table:style-name="ce1"/>
          <table:table-cell office:value-type="float" office:value="19" table:formula="of:=[.AX7]*[.A32]" table:style-name="ce1">
            <text:p>19</text:p>
          </table:table-cell>
          <table:table-cell table:number-columns-repeated="2" table:style-name="ce1"/>
          <table:table-cell office:value-type="float" office:value="102.6" table:formula="of:=[.BA7]*[.A32]" table:style-name="ce1">
            <text:p>102,6</text:p>
          </table:table-cell>
          <table:table-cell table:number-columns-repeated="8" table:style-name="ce1"/>
          <table:table-cell office:value-type="float" office:value="15.2" table:formula="of:=[.BJ7]*[.A32]" table:style-name="ce1">
            <text:p>15,2</text:p>
          </table:table-cell>
          <table:table-cell table:number-columns-repeated="2" table:style-name="ce1"/>
          <table:table-cell office:value-type="float" office:value="104.5" table:formula="of:=[.BM7]*[.A32]" table:style-name="ce1">
            <text:p>104,5</text:p>
          </table:table-cell>
          <table:table-cell table:number-columns-repeated="2" table:style-name="ce1"/>
          <table:table-cell office:value-type="float" office:value="4" table:formula="of:=[.BP7]" table:style-name="ce1">
            <text:p>4</text:p>
          </table:table-cell>
          <table:table-cell table:number-columns-repeated="16316" table:style-name="ce1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1504.8" table:formula="of:=[.N8]*[.A33]" table:style-name="ce9">
            <text:p>1504,80</text:p>
          </table:table-cell>
          <table:table-cell table:number-columns-repeated="2" table:style-name="ce1"/>
          <table:table-cell office:value-type="float" office:value="1073.5" table:formula="of:=[.Q8]*[.A33]" table:style-name="ce9">
            <text:p>1073,50</text:p>
          </table:table-cell>
          <table:table-cell table:number-columns-repeated="2" table:style-name="ce1"/>
          <table:table-cell office:value-type="float" office:value="29.450000000000045" table:formula="of:=[.T8]*[.A33]-[.B33]/2*[.A33]" table:style-name="ce9">
            <text:p>29,45</text:p>
          </table:table-cell>
          <table:table-cell table:number-columns-repeated="2" table:style-name="ce1"/>
          <table:table-cell office:value-type="float" office:value="-50.350000000000023" table:formula="of:=[.W8]*[.A33]-[.B33]/2*[.A33]" table:style-name="ce9">
            <text:p>-50,35</text:p>
          </table:table-cell>
          <table:table-cell table:number-columns-repeated="2" table:style-name="ce1"/>
          <table:table-cell office:value-type="float" office:value="91" table:formula="of:=[.Z8]" table:style-name="ce1">
            <text:p>91</text:p>
          </table:table-cell>
          <table:table-cell table:number-columns-repeated="2" table:style-name="ce1"/>
          <table:table-cell office:value-type="float" office:value="2" table:formula="of:=[.AC8]" table:style-name="ce1">
            <text:p>2</text:p>
          </table:table-cell>
          <table:table-cell table:number-columns-repeated="8" table:style-name="ce1"/>
          <table:table-cell office:value-type="float" office:value="19" table:formula="of:=[.AL8]*[.A33]" table:style-name="ce1">
            <text:p>19</text:p>
          </table:table-cell>
          <table:table-cell table:number-columns-repeated="2" table:style-name="ce1"/>
          <table:table-cell office:value-type="float" office:value="106.39999999999999" table:formula="of:=[.AO8]*[.A33]" table:style-name="ce1">
            <text:p>106,4</text:p>
          </table:table-cell>
          <table:table-cell table:number-columns-repeated="8" table:style-name="ce1"/>
          <table:table-cell office:value-type="float" office:value="20.9" table:formula="of:=[.AX8]*[.A33]" table:style-name="ce1">
            <text:p>20,9</text:p>
          </table:table-cell>
          <table:table-cell table:number-columns-repeated="2" table:style-name="ce1"/>
          <table:table-cell office:value-type="float" office:value="102.6" table:formula="of:=[.BA8]*[.A33]" table:style-name="ce1">
            <text:p>102,6</text:p>
          </table:table-cell>
          <table:table-cell table:number-columns-repeated="8" table:style-name="ce1"/>
          <table:table-cell office:value-type="float" office:value="19" table:formula="of:=[.BJ8]*[.A33]" table:style-name="ce1">
            <text:p>19</text:p>
          </table:table-cell>
          <table:table-cell table:number-columns-repeated="2" table:style-name="ce1"/>
          <table:table-cell office:value-type="float" office:value="110.19999999999999" table:formula="of:=[.BM8]*[.A33]" table:style-name="ce1">
            <text:p>110,2</text:p>
          </table:table-cell>
          <table:table-cell table:number-columns-repeated="2" table:style-name="ce1"/>
          <table:table-cell office:value-type="float" office:value="5" table:formula="of:=[.BP8]" table:style-name="ce1">
            <text:p>5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1491.5" table:formula="of:=[.N9]*[.A34]" table:style-name="ce9">
            <text:p>1491,50</text:p>
          </table:table-cell>
          <table:table-cell table:number-columns-repeated="2" table:style-name="ce1"/>
          <table:table-cell office:value-type="float" office:value="1067.8" table:formula="of:=[.Q9]*[.A34]" table:style-name="ce9">
            <text:p>1067,80</text:p>
          </table:table-cell>
          <table:table-cell table:number-columns-repeated="2" table:style-name="ce1"/>
          <table:table-cell office:value-type="float" office:value="26.600000000000023" table:formula="of:=[.T9]*[.A34]-[.B34]/2*[.A34]" table:style-name="ce9">
            <text:p>26,60</text:p>
          </table:table-cell>
          <table:table-cell table:number-columns-repeated="2" table:style-name="ce1"/>
          <table:table-cell office:value-type="float" office:value="-45.600000000000023" table:formula="of:=[.W9]*[.A34]-[.B34]/2*[.A34]" table:style-name="ce9">
            <text:p>-45,60</text:p>
          </table:table-cell>
          <table:table-cell table:number-columns-repeated="2" table:style-name="ce1"/>
          <table:table-cell office:value-type="float" office:value="90.8" table:formula="of:=[.Z9]" table:style-name="ce1">
            <text:p>90,8</text:p>
          </table:table-cell>
          <table:table-cell table:number-columns-repeated="2" table:style-name="ce1"/>
          <table:table-cell office:value-type="float" office:value="4" table:formula="of:=[.AC9]" table:style-name="ce1">
            <text:p>4</text:p>
          </table:table-cell>
          <table:table-cell table:number-columns-repeated="8" table:style-name="ce1"/>
          <table:table-cell office:value-type="float" office:value="18.05" table:formula="of:=[.AL9]*[.A34]" table:style-name="ce1">
            <text:p>18,05</text:p>
          </table:table-cell>
          <table:table-cell table:number-columns-repeated="2" table:style-name="ce1"/>
          <table:table-cell office:value-type="float" office:value="102.6" table:formula="of:=[.AO9]*[.A34]" table:style-name="ce1">
            <text:p>102,6</text:p>
          </table:table-cell>
          <table:table-cell table:number-columns-repeated="8" table:style-name="ce1"/>
          <table:table-cell office:value-type="float" office:value="18.05" table:formula="of:=[.AX9]*[.A34]" table:style-name="ce1">
            <text:p>18,05</text:p>
          </table:table-cell>
          <table:table-cell table:number-columns-repeated="2" table:style-name="ce1"/>
          <table:table-cell office:value-type="float" office:value="104.5" table:formula="of:=[.BA9]*[.A34]" table:style-name="ce1">
            <text:p>104,5</text:p>
          </table:table-cell>
          <table:table-cell table:number-columns-repeated="8" table:style-name="ce1"/>
          <table:table-cell office:value-type="float" office:value="17.479999999999997" table:formula="of:=[.BJ9]*[.A34]" table:style-name="ce1">
            <text:p>17,48</text:p>
          </table:table-cell>
          <table:table-cell table:number-columns-repeated="2" table:style-name="ce1"/>
          <table:table-cell office:value-type="float" office:value="102.6" table:formula="of:=[.BM9]*[.A34]" table:style-name="ce1">
            <text:p>102,6</text:p>
          </table:table-cell>
          <table:table-cell table:number-columns-repeated="2" table:style-name="ce1"/>
          <table:table-cell office:value-type="float" office:value="4" table:formula="of:=[.BP9]" table:style-name="ce1">
            <text:p>4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1483.8999999999999" table:formula="of:=[.N10]*[.A35]" table:style-name="ce9">
            <text:p>1483,90</text:p>
          </table:table-cell>
          <table:table-cell table:number-columns-repeated="2" table:style-name="ce1"/>
          <table:table-cell office:value-type="float" office:value="1075.3999999999999" table:formula="of:=[.Q10]*[.A35]" table:style-name="ce9">
            <text:p>1075,40</text:p>
          </table:table-cell>
          <table:table-cell table:number-columns-repeated="2" table:style-name="ce1"/>
          <table:table-cell office:value-type="float" office:value="41.799999999999955" table:formula="of:=[.T10]*[.A35]-[.B35]/2*[.A35]" table:style-name="ce9">
            <text:p>41,80</text:p>
          </table:table-cell>
          <table:table-cell table:number-columns-repeated="2" table:style-name="ce1"/>
          <table:table-cell office:value-type="float" office:value="-62.700000000000045" table:formula="of:=[.W10]*[.A35]-[.B35]/2*[.A35]" table:style-name="ce9">
            <text:p>-62,70</text:p>
          </table:table-cell>
          <table:table-cell table:number-columns-repeated="2" table:style-name="ce1"/>
          <table:table-cell office:value-type="float" office:value="90.88" table:formula="of:=[.Z10]" table:style-name="ce1">
            <text:p>90,88</text:p>
          </table:table-cell>
          <table:table-cell table:number-columns-repeated="2" table:style-name="ce1"/>
          <table:table-cell office:value-type="float" office:value="3" table:formula="of:=[.AC10]" table:style-name="ce1">
            <text:p>3</text:p>
          </table:table-cell>
          <table:table-cell table:number-columns-repeated="8" table:style-name="ce1"/>
          <table:table-cell office:value-type="float" office:value="20.9" table:formula="of:=[.AL10]*[.A35]" table:style-name="ce1">
            <text:p>20,9</text:p>
          </table:table-cell>
          <table:table-cell table:number-columns-repeated="2" table:style-name="ce1"/>
          <table:table-cell office:value-type="float" office:value="108.10999999999999" table:formula="of:=[.AO10]*[.A35]" table:style-name="ce1">
            <text:p>108,11</text:p>
          </table:table-cell>
          <table:table-cell table:number-columns-repeated="8" table:style-name="ce1"/>
          <table:table-cell office:value-type="float" office:value="20.425000000000001" table:formula="of:=[.AX10]*[.A35]" table:style-name="ce1">
            <text:p>20,425</text:p>
          </table:table-cell>
          <table:table-cell table:number-columns-repeated="2" table:style-name="ce1"/>
          <table:table-cell office:value-type="float" office:value="104.5" table:formula="of:=[.BA10]*[.A35]" table:style-name="ce1">
            <text:p>104,5</text:p>
          </table:table-cell>
          <table:table-cell table:number-columns-repeated="8" table:style-name="ce1"/>
          <table:table-cell office:value-type="float" office:value="20.9" table:formula="of:=[.BJ10]*[.A35]" table:style-name="ce1">
            <text:p>20,9</text:p>
          </table:table-cell>
          <table:table-cell table:number-columns-repeated="2" table:style-name="ce1"/>
          <table:table-cell office:value-type="float" office:value="106.39999999999999" table:formula="of:=[.BM10]*[.A35]" table:style-name="ce1">
            <text:p>106,4</text:p>
          </table:table-cell>
          <table:table-cell table:number-columns-repeated="2" table:style-name="ce1"/>
          <table:table-cell office:value-type="float" office:value="3" table:formula="of:=[.BP10]" table:style-name="ce1">
            <text:p>3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1480.1" table:formula="of:=[.N11]*[.A36]" table:style-name="ce9">
            <text:p>1480,10</text:p>
          </table:table-cell>
          <table:table-cell table:number-columns-repeated="2" table:style-name="ce1"/>
          <table:table-cell office:value-type="float" office:value="1067.8" table:formula="of:=[.Q11]*[.A36]" table:style-name="ce9">
            <text:p>1067,80</text:p>
          </table:table-cell>
          <table:table-cell table:number-columns-repeated="2" table:style-name="ce1"/>
          <table:table-cell office:value-type="float" office:value="26.600000000000023" table:formula="of:=[.T11]*[.A36]-[.B36]/2*[.A36]" table:style-name="ce9">
            <text:p>26,60</text:p>
          </table:table-cell>
          <table:table-cell table:number-columns-repeated="2" table:style-name="ce1"/>
          <table:table-cell office:value-type="float" office:value="-60.799999999999955" table:formula="of:=[.W11]*[.A36]-[.B36]/2*[.A36]" table:style-name="ce9">
            <text:p>-60,80</text:p>
          </table:table-cell>
          <table:table-cell table:number-columns-repeated="2" table:style-name="ce1"/>
          <table:table-cell office:value-type="float" office:value="91.4" table:formula="of:=[.Z11]" table:style-name="ce1">
            <text:p>91,4</text:p>
          </table:table-cell>
          <table:table-cell table:number-columns-repeated="2" table:style-name="ce1"/>
          <table:table-cell office:value-type="float" office:value="5" table:formula="of:=[.AC11]" table:style-name="ce1">
            <text:p>5</text:p>
          </table:table-cell>
          <table:table-cell table:number-columns-repeated="8" table:style-name="ce1"/>
          <table:table-cell office:value-type="float" office:value="20.9" table:formula="of:=[.AL11]*[.A36]" table:style-name="ce1">
            <text:p>20,9</text:p>
          </table:table-cell>
          <table:table-cell table:number-columns-repeated="2" table:style-name="ce1"/>
          <table:table-cell office:value-type="float" office:value="102.6" table:formula="of:=[.AO11]*[.A36]" table:style-name="ce1">
            <text:p>102,6</text:p>
          </table:table-cell>
          <table:table-cell table:number-columns-repeated="8" table:style-name="ce1"/>
          <table:table-cell office:value-type="float" office:value="20.9" table:formula="of:=[.AX11]*[.A36]" table:style-name="ce1">
            <text:p>20,9</text:p>
          </table:table-cell>
          <table:table-cell table:number-columns-repeated="2" table:style-name="ce1"/>
          <table:table-cell office:value-type="float" office:value="102.6" table:formula="of:=[.BA11]*[.A36]" table:style-name="ce1">
            <text:p>102,6</text:p>
          </table:table-cell>
          <table:table-cell table:number-columns-repeated="8" table:style-name="ce1"/>
          <table:table-cell office:value-type="float" office:value="20.9" table:formula="of:=[.BJ11]*[.A36]" table:style-name="ce1">
            <text:p>20,9</text:p>
          </table:table-cell>
          <table:table-cell table:number-columns-repeated="2" table:style-name="ce1"/>
          <table:table-cell office:value-type="float" office:value="102.6" table:formula="of:=[.BM11]*[.A36]" table:style-name="ce1">
            <text:p>102,6</text:p>
          </table:table-cell>
          <table:table-cell table:number-columns-repeated="2" table:style-name="ce1"/>
          <table:table-cell office:value-type="float" office:value="4" table:formula="of:=[.BP11]" table:style-name="ce1">
            <text:p>4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1690.6351999999999" table:formula="of:=[.N12]*[.A37]" table:style-name="ce9">
            <text:p>1690,64</text:p>
          </table:table-cell>
          <table:table-cell table:number-columns-repeated="2" table:style-name="ce1"/>
          <table:table-cell office:value-type="float" office:value="1206.0896" table:formula="of:=[.Q12]*[.A37]" table:style-name="ce9">
            <text:p>1206,09</text:p>
          </table:table-cell>
          <table:table-cell table:number-columns-repeated="2" table:style-name="ce1"/>
          <table:table-cell office:value-type="float" office:value="23.503000000000043" table:formula="of:=[.T12]*[.A37]-[.B37]/2*[.A37]" table:style-name="ce9">
            <text:p>23,50</text:p>
          </table:table-cell>
          <table:table-cell table:number-columns-repeated="2" table:style-name="ce1"/>
          <table:table-cell office:value-type="float" office:value="-51.668600000000083" table:formula="of:=[.W12]*[.A37]-[.B37]/2*[.A37]" table:style-name="ce9">
            <text:p>-51,67</text:p>
          </table:table-cell>
          <table:table-cell table:number-columns-repeated="2" table:style-name="ce1"/>
          <table:table-cell office:value-type="float" office:value="90.656999999999996" table:formula="of:=[.Z12]" table:style-name="ce1">
            <text:p>90,657</text:p>
          </table:table-cell>
          <table:table-cell table:number-columns-repeated="11" table:style-name="ce1"/>
          <table:table-cell office:value-type="float" office:value="20.687199999999997" table:formula="of:=[.AL12]*[.A37]" table:style-name="ce1">
            <text:p>20,6872</text:p>
          </table:table-cell>
          <table:table-cell table:number-columns-repeated="2" table:style-name="ce1"/>
          <table:table-cell office:value-type="float" office:value="104.5266" table:formula="of:=[.AO12]*[.A37]" table:style-name="ce1">
            <text:p>104,5266</text:p>
          </table:table-cell>
          <table:table-cell table:number-columns-repeated="8" table:style-name="ce1"/>
          <table:table-cell office:value-type="float" office:value="21.114699999999999" table:formula="of:=[.AX12]*[.A37]" table:style-name="ce1">
            <text:p>21,1147</text:p>
          </table:table-cell>
          <table:table-cell table:number-columns-repeated="2" table:style-name="ce1"/>
          <table:table-cell office:value-type="float" office:value="102.6399" table:formula="of:=[.BA12]*[.A37]" table:style-name="ce1">
            <text:p>102,6399</text:p>
          </table:table-cell>
          <table:table-cell table:number-columns-repeated="8" table:style-name="ce1"/>
          <table:table-cell office:value-type="float" office:value="19.1767" table:formula="of:=[.BJ12]*[.A37]" table:style-name="ce1">
            <text:p>19,1767</text:p>
          </table:table-cell>
          <table:table-cell table:number-columns-repeated="2" table:style-name="ce1"/>
          <table:table-cell office:value-type="float" office:value="106.59379999999999" table:formula="of:=[.BM12]*[.A37]" table:style-name="ce1">
            <text:p>106,5938</text:p>
          </table:table-cell>
          <table:table-cell table:number-columns-repeated="16319" table:style-name="ce1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1501" table:formula="of:=[.N13]*[.A38]" table:style-name="ce9">
            <text:p>1501,00</text:p>
          </table:table-cell>
          <table:table-cell table:number-columns-repeated="2" table:style-name="ce1"/>
          <table:table-cell office:value-type="float" office:value="1067.8" table:formula="of:=[.Q13]*[.A38]" table:style-name="ce9">
            <text:p>1067,80</text:p>
          </table:table-cell>
          <table:table-cell table:number-columns-repeated="2" table:style-name="ce1"/>
          <table:table-cell office:value-type="float" office:value="22.799999999999955" table:formula="of:=[.T13]*[.A38]-[.B38]/2*[.A38]" table:style-name="ce9">
            <text:p>22,80</text:p>
          </table:table-cell>
          <table:table-cell table:number-columns-repeated="2" table:style-name="ce1"/>
          <table:table-cell office:value-type="float" office:value="-53.200000000000045" table:formula="of:=[.W13]*[.A38]-[.B38]/2*[.A38]" table:style-name="ce9">
            <text:p>-53,20</text:p>
          </table:table-cell>
          <table:table-cell table:number-columns-repeated="2" table:style-name="ce1"/>
          <table:table-cell office:value-type="float" office:value="90.65" table:formula="of:=[.Z13]" table:style-name="ce1">
            <text:p>90,65</text:p>
          </table:table-cell>
          <table:table-cell table:number-columns-repeated="11" table:style-name="ce1"/>
          <table:table-cell office:value-type="float" office:value="19" table:formula="of:=[.AL13]*[.A38]" table:style-name="ce1">
            <text:p>19</text:p>
          </table:table-cell>
          <table:table-cell table:number-columns-repeated="2" table:style-name="ce1"/>
          <table:table-cell office:value-type="float" office:value="108.3" table:formula="of:=[.AO13]*[.A38]" table:style-name="ce1">
            <text:p>108,3</text:p>
          </table:table-cell>
          <table:table-cell table:number-columns-repeated="8" table:style-name="ce1"/>
          <table:table-cell office:value-type="float" office:value="19" table:formula="of:=[.AX13]*[.A38]" table:style-name="ce1">
            <text:p>19</text:p>
          </table:table-cell>
          <table:table-cell table:number-columns-repeated="2" table:style-name="ce1"/>
          <table:table-cell office:value-type="float" office:value="104.5" table:formula="of:=[.BA13]*[.A38]" table:style-name="ce1">
            <text:p>104,5</text:p>
          </table:table-cell>
          <table:table-cell table:number-columns-repeated="8" table:style-name="ce1"/>
          <table:table-cell office:value-type="float" office:value="19" table:formula="of:=[.BJ13]*[.A38]" table:style-name="ce1">
            <text:p>19</text:p>
          </table:table-cell>
          <table:table-cell table:number-columns-repeated="2" table:style-name="ce1"/>
          <table:table-cell office:value-type="float" office:value="106.39999999999999" table:formula="of:=[.BM13]*[.A38]" table:style-name="ce1">
            <text:p>106,4</text:p>
          </table:table-cell>
          <table:table-cell table:number-columns-repeated="16319" table:style-name="ce1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1489.6" table:formula="of:=[.N14]*[.A39]" table:style-name="ce9">
            <text:p>1489,60</text:p>
          </table:table-cell>
          <table:table-cell table:number-columns-repeated="2" table:style-name="ce1"/>
          <table:table-cell office:value-type="float" office:value="1056.3999999999999" table:formula="of:=[.Q14]*[.A39]" table:style-name="ce9">
            <text:p>1056,40</text:p>
          </table:table-cell>
          <table:table-cell table:number-columns-repeated="2" table:style-name="ce1"/>
          <table:table-cell office:value-type="float" office:value="19" table:formula="of:=[.T14]*[.A39]-[.B39]/2*[.A39]" table:style-name="ce9">
            <text:p>19,00</text:p>
          </table:table-cell>
          <table:table-cell table:number-columns-repeated="2" table:style-name="ce1"/>
          <table:table-cell office:value-type="float" office:value="-55.100000000000023" table:formula="of:=[.W14]*[.A39]-[.B39]/2*[.A39]" table:style-name="ce9">
            <text:p>-55,10</text:p>
          </table:table-cell>
          <table:table-cell table:number-columns-repeated="2" table:style-name="ce1"/>
          <table:table-cell office:value-type="float" office:value="91.03" table:formula="of:=[.Z14]" table:style-name="ce1">
            <text:p>91,03</text:p>
          </table:table-cell>
          <table:table-cell table:number-columns-repeated="11" table:style-name="ce1"/>
          <table:table-cell office:value-type="float" office:value="18.05" table:formula="of:=[.AL14]*[.A39]" table:style-name="ce1">
            <text:p>18,05</text:p>
          </table:table-cell>
          <table:table-cell table:number-columns-repeated="2" table:style-name="ce1"/>
          <table:table-cell office:value-type="float" office:value="104.5" table:formula="of:=[.AO14]*[.A39]" table:style-name="ce1">
            <text:p>104,5</text:p>
          </table:table-cell>
          <table:table-cell table:number-columns-repeated="8" table:style-name="ce1"/>
          <table:table-cell office:value-type="float" office:value="20.9" table:formula="of:=[.AX14]*[.A39]" table:style-name="ce1">
            <text:p>20,9</text:p>
          </table:table-cell>
          <table:table-cell table:number-columns-repeated="2" table:style-name="ce1"/>
          <table:table-cell office:value-type="float" office:value="105.44999999999999" table:formula="of:=[.BA14]*[.A39]" table:style-name="ce1">
            <text:p>105,45</text:p>
          </table:table-cell>
          <table:table-cell table:number-columns-repeated="8" table:style-name="ce1"/>
          <table:table-cell office:value-type="float" office:value="19" table:formula="of:=[.BJ14]*[.A39]" table:style-name="ce1">
            <text:p>19</text:p>
          </table:table-cell>
          <table:table-cell table:number-columns-repeated="2" table:style-name="ce1"/>
          <table:table-cell office:value-type="float" office:value="106.39999999999999" table:formula="of:=[.BM14]*[.A39]" table:style-name="ce1">
            <text:p>106,4</text:p>
          </table:table-cell>
          <table:table-cell table:number-columns-repeated="16319" table:style-name="ce1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0" table:formula="of:=[.N15]*[.A40]" table:style-name="ce9">
            <text:p>0,00</text:p>
          </table:table-cell>
          <table:table-cell table:number-columns-repeated="2" table:style-name="ce1"/>
          <table:table-cell office:value-type="float" office:value="0" table:formula="of:=[.Q15]*[.A40]" table:style-name="ce9">
            <text:p>0,00</text:p>
          </table:table-cell>
          <table:table-cell table:number-columns-repeated="2" table:style-name="ce1"/>
          <table:table-cell office:value-type="float" office:value="-972.8" table:formula="of:=[.T15]*[.A40]-[.B40]/2*[.A40]" table:style-name="ce9">
            <text:p>-972,80</text:p>
          </table:table-cell>
          <table:table-cell table:number-columns-repeated="2" table:style-name="ce1"/>
          <table:table-cell office:value-type="float" office:value="-972.8" table:formula="of:=[.W15]*[.A40]-[.B40]/2*[.A40]" table:style-name="ce9">
            <text:p>-972,80</text:p>
          </table:table-cell>
          <table:table-cell table:number-columns-repeated="2" table:style-name="ce1"/>
          <table:table-cell office:value-type="float" office:value="0" table:formula="of:=[.Z15]" table:style-name="ce1">
            <text:p>0</text:p>
          </table:table-cell>
          <table:table-cell table:number-columns-repeated="2" table:style-name="ce1"/>
          <table:table-cell office:value-type="float" office:value="0" table:formula="of:=[.AC15]" table:style-name="ce1">
            <text:p>0</text:p>
          </table:table-cell>
          <table:table-cell table:number-columns-repeated="8" table:style-name="ce1"/>
          <table:table-cell office:value-type="float" office:value="0" table:formula="of:=[.AL15]*[.A40]" table:style-name="ce1">
            <text:p>0</text:p>
          </table:table-cell>
          <table:table-cell table:number-columns-repeated="2" table:style-name="ce1"/>
          <table:table-cell office:value-type="float" office:value="0" table:formula="of:=[.AO15]*[.A40]" table:style-name="ce1">
            <text:p>0</text:p>
          </table:table-cell>
          <table:table-cell table:number-columns-repeated="8" table:style-name="ce1"/>
          <table:table-cell office:value-type="float" office:value="0" table:formula="of:=[.AX15]*[.A40]" table:style-name="ce1">
            <text:p>0</text:p>
          </table:table-cell>
          <table:table-cell table:number-columns-repeated="2" table:style-name="ce1"/>
          <table:table-cell office:value-type="float" office:value="0" table:formula="of:=[.BA15]*[.A40]" table:style-name="ce1">
            <text:p>0</text:p>
          </table:table-cell>
          <table:table-cell table:number-columns-repeated="8" table:style-name="ce1"/>
          <table:table-cell office:value-type="float" office:value="0" table:formula="of:=[.BJ15]*[.A40]" table:style-name="ce1">
            <text:p>0</text:p>
          </table:table-cell>
          <table:table-cell table:number-columns-repeated="2" table:style-name="ce1"/>
          <table:table-cell office:value-type="float" office:value="0" table:formula="of:=[.BM15]*[.A40]" table:style-name="ce1">
            <text:p>0</text:p>
          </table:table-cell>
          <table:table-cell table:number-columns-repeated="2" table:style-name="ce1"/>
          <table:table-cell office:value-type="float" office:value="0" table:formula="of:=[.BP15]" table:style-name="ce1">
            <text:p>0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0" table:formula="of:=[.N16]*[.A41]" table:style-name="ce9">
            <text:p>0,00</text:p>
          </table:table-cell>
          <table:table-cell table:number-columns-repeated="2" table:style-name="ce1"/>
          <table:table-cell office:value-type="float" office:value="0" table:formula="of:=[.Q16]*[.A41]" table:style-name="ce9">
            <text:p>0,00</text:p>
          </table:table-cell>
          <table:table-cell table:number-columns-repeated="2" table:style-name="ce1"/>
          <table:table-cell office:value-type="float" office:value="-972.8" table:formula="of:=[.T16]*[.A41]-[.B41]/2*[.A41]" table:style-name="ce9">
            <text:p>-972,80</text:p>
          </table:table-cell>
          <table:table-cell table:number-columns-repeated="2" table:style-name="ce1"/>
          <table:table-cell office:value-type="float" office:value="-972.8" table:formula="of:=[.W16]*[.A41]-[.B41]/2*[.A41]" table:style-name="ce9">
            <text:p>-972,80</text:p>
          </table:table-cell>
          <table:table-cell table:number-columns-repeated="2" table:style-name="ce1"/>
          <table:table-cell office:value-type="float" office:value="0" table:formula="of:=[.Z16]" table:style-name="ce1">
            <text:p>0</text:p>
          </table:table-cell>
          <table:table-cell table:number-columns-repeated="2" table:style-name="ce1"/>
          <table:table-cell office:value-type="float" office:value="0" table:formula="of:=[.AC16]" table:style-name="ce1">
            <text:p>0</text:p>
          </table:table-cell>
          <table:table-cell table:number-columns-repeated="8" table:style-name="ce1"/>
          <table:table-cell office:value-type="float" office:value="0" table:formula="of:=[.AL16]*[.A41]" table:style-name="ce1">
            <text:p>0</text:p>
          </table:table-cell>
          <table:table-cell table:number-columns-repeated="2" table:style-name="ce1"/>
          <table:table-cell office:value-type="float" office:value="0" table:formula="of:=[.AO16]*[.A41]" table:style-name="ce1">
            <text:p>0</text:p>
          </table:table-cell>
          <table:table-cell table:number-columns-repeated="8" table:style-name="ce1"/>
          <table:table-cell office:value-type="float" office:value="0" table:formula="of:=[.AX16]*[.A41]" table:style-name="ce1">
            <text:p>0</text:p>
          </table:table-cell>
          <table:table-cell table:number-columns-repeated="2" table:style-name="ce1"/>
          <table:table-cell office:value-type="float" office:value="0" table:formula="of:=[.BA16]*[.A41]" table:style-name="ce1">
            <text:p>0</text:p>
          </table:table-cell>
          <table:table-cell table:number-columns-repeated="8" table:style-name="ce1"/>
          <table:table-cell office:value-type="float" office:value="0" table:formula="of:=[.BJ16]*[.A41]" table:style-name="ce1">
            <text:p>0</text:p>
          </table:table-cell>
          <table:table-cell table:number-columns-repeated="2" table:style-name="ce1"/>
          <table:table-cell office:value-type="float" office:value="0" table:formula="of:=[.BM16]*[.A41]" table:style-name="ce1">
            <text:p>0</text:p>
          </table:table-cell>
          <table:table-cell table:number-columns-repeated="2" table:style-name="ce1"/>
          <table:table-cell office:value-type="float" office:value="0" table:formula="of:=[.BP16]" table:style-name="ce1">
            <text:p>0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0" table:formula="of:=[.N17]*[.A42]" table:style-name="ce9">
            <text:p>0,00</text:p>
          </table:table-cell>
          <table:table-cell table:number-columns-repeated="2" table:style-name="ce1"/>
          <table:table-cell office:value-type="float" office:value="0" table:formula="of:=[.Q17]*[.A42]" table:style-name="ce9">
            <text:p>0,00</text:p>
          </table:table-cell>
          <table:table-cell table:number-columns-repeated="2" table:style-name="ce1"/>
          <table:table-cell office:value-type="float" office:value="-972.8" table:formula="of:=[.T17]*[.A42]-[.B42]/2*[.A42]" table:style-name="ce9">
            <text:p>-972,80</text:p>
          </table:table-cell>
          <table:table-cell table:number-columns-repeated="2" table:style-name="ce1"/>
          <table:table-cell office:value-type="float" office:value="-972.8" table:formula="of:=[.W17]*[.A42]-[.B42]/2*[.A42]" table:style-name="ce9">
            <text:p>-972,80</text:p>
          </table:table-cell>
          <table:table-cell table:number-columns-repeated="2" table:style-name="ce1"/>
          <table:table-cell office:value-type="float" office:value="0" table:formula="of:=[.Z17]" table:style-name="ce1">
            <text:p>0</text:p>
          </table:table-cell>
          <table:table-cell table:number-columns-repeated="2" table:style-name="ce1"/>
          <table:table-cell office:value-type="float" office:value="0" table:formula="of:=[.AC17]" table:style-name="ce1">
            <text:p>0</text:p>
          </table:table-cell>
          <table:table-cell table:number-columns-repeated="8" table:style-name="ce1"/>
          <table:table-cell office:value-type="float" office:value="0" table:formula="of:=[.AL17]*[.A42]" table:style-name="ce1">
            <text:p>0</text:p>
          </table:table-cell>
          <table:table-cell table:number-columns-repeated="2" table:style-name="ce1"/>
          <table:table-cell office:value-type="float" office:value="0" table:formula="of:=[.AO17]*[.A42]" table:style-name="ce1">
            <text:p>0</text:p>
          </table:table-cell>
          <table:table-cell table:number-columns-repeated="8" table:style-name="ce1"/>
          <table:table-cell office:value-type="float" office:value="0" table:formula="of:=[.AX17]*[.A42]" table:style-name="ce1">
            <text:p>0</text:p>
          </table:table-cell>
          <table:table-cell table:number-columns-repeated="2" table:style-name="ce1"/>
          <table:table-cell office:value-type="float" office:value="0" table:formula="of:=[.BA17]*[.A42]" table:style-name="ce1">
            <text:p>0</text:p>
          </table:table-cell>
          <table:table-cell table:number-columns-repeated="8" table:style-name="ce1"/>
          <table:table-cell office:value-type="float" office:value="0" table:formula="of:=[.BJ17]*[.A42]" table:style-name="ce1">
            <text:p>0</text:p>
          </table:table-cell>
          <table:table-cell table:number-columns-repeated="2" table:style-name="ce1"/>
          <table:table-cell office:value-type="float" office:value="0" table:formula="of:=[.BM17]*[.A42]" table:style-name="ce1">
            <text:p>0</text:p>
          </table:table-cell>
          <table:table-cell table:number-columns-repeated="2" table:style-name="ce1"/>
          <table:table-cell office:value-type="float" office:value="0" table:formula="of:=[.BP17]" table:style-name="ce1">
            <text:p>0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0" table:formula="of:=[.N18]*[.A43]" table:style-name="ce9">
            <text:p>0,00</text:p>
          </table:table-cell>
          <table:table-cell table:number-columns-repeated="2" table:style-name="ce1"/>
          <table:table-cell office:value-type="float" office:value="0" table:formula="of:=[.Q18]*[.A43]" table:style-name="ce9">
            <text:p>0,00</text:p>
          </table:table-cell>
          <table:table-cell table:number-columns-repeated="2" table:style-name="ce1"/>
          <table:table-cell office:value-type="float" office:value="-972.8" table:formula="of:=[.T18]*[.A43]-[.B43]/2*[.A43]" table:style-name="ce9">
            <text:p>-972,80</text:p>
          </table:table-cell>
          <table:table-cell table:number-columns-repeated="2" table:style-name="ce1"/>
          <table:table-cell office:value-type="float" office:value="-972.8" table:formula="of:=[.W18]*[.A43]-[.B43]/2*[.A43]" table:style-name="ce9">
            <text:p>-972,80</text:p>
          </table:table-cell>
          <table:table-cell table:number-columns-repeated="2" table:style-name="ce1"/>
          <table:table-cell office:value-type="float" office:value="0" table:formula="of:=[.Z18]" table:style-name="ce1">
            <text:p>0</text:p>
          </table:table-cell>
          <table:table-cell table:number-columns-repeated="2" table:style-name="ce1"/>
          <table:table-cell office:value-type="float" office:value="0" table:formula="of:=[.AC18]" table:style-name="ce1">
            <text:p>0</text:p>
          </table:table-cell>
          <table:table-cell table:number-columns-repeated="8" table:style-name="ce1"/>
          <table:table-cell office:value-type="float" office:value="0" table:formula="of:=[.AL18]*[.A43]" table:style-name="ce1">
            <text:p>0</text:p>
          </table:table-cell>
          <table:table-cell table:number-columns-repeated="2" table:style-name="ce1"/>
          <table:table-cell office:value-type="float" office:value="0" table:formula="of:=[.AO18]*[.A43]" table:style-name="ce1">
            <text:p>0</text:p>
          </table:table-cell>
          <table:table-cell table:number-columns-repeated="8" table:style-name="ce1"/>
          <table:table-cell office:value-type="float" office:value="0" table:formula="of:=[.AX18]*[.A43]" table:style-name="ce1">
            <text:p>0</text:p>
          </table:table-cell>
          <table:table-cell table:number-columns-repeated="2" table:style-name="ce1"/>
          <table:table-cell office:value-type="float" office:value="0" table:formula="of:=[.BA18]*[.A43]" table:style-name="ce1">
            <text:p>0</text:p>
          </table:table-cell>
          <table:table-cell table:number-columns-repeated="8" table:style-name="ce1"/>
          <table:table-cell office:value-type="float" office:value="0" table:formula="of:=[.BJ18]*[.A43]" table:style-name="ce1">
            <text:p>0</text:p>
          </table:table-cell>
          <table:table-cell table:number-columns-repeated="2" table:style-name="ce1"/>
          <table:table-cell office:value-type="float" office:value="0" table:formula="of:=[.BM18]*[.A43]" table:style-name="ce1">
            <text:p>0</text:p>
          </table:table-cell>
          <table:table-cell table:number-columns-repeated="2" table:style-name="ce1"/>
          <table:table-cell office:value-type="float" office:value="0" table:formula="of:=[.BP18]" table:style-name="ce1">
            <text:p>0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0" table:formula="of:=[.N19]*[.A44]" table:style-name="ce9">
            <text:p>0,00</text:p>
          </table:table-cell>
          <table:table-cell table:number-columns-repeated="2" table:style-name="ce1"/>
          <table:table-cell office:value-type="float" office:value="0" table:formula="of:=[.Q19]*[.A44]" table:style-name="ce9">
            <text:p>0,00</text:p>
          </table:table-cell>
          <table:table-cell table:number-columns-repeated="2" table:style-name="ce1"/>
          <table:table-cell office:value-type="float" office:value="-972.8" table:formula="of:=[.T19]*[.A44]-[.B44]/2*[.A44]" table:style-name="ce9">
            <text:p>-972,80</text:p>
          </table:table-cell>
          <table:table-cell table:number-columns-repeated="2" table:style-name="ce1"/>
          <table:table-cell office:value-type="float" office:value="-972.8" table:formula="of:=[.W19]*[.A44]-[.B44]/2*[.A44]" table:style-name="ce9">
            <text:p>-972,80</text:p>
          </table:table-cell>
          <table:table-cell table:number-columns-repeated="2" table:style-name="ce1"/>
          <table:table-cell office:value-type="float" office:value="0" table:formula="of:=[.Z19]" table:style-name="ce1">
            <text:p>0</text:p>
          </table:table-cell>
          <table:table-cell table:number-columns-repeated="2" table:style-name="ce1"/>
          <table:table-cell office:value-type="float" office:value="0" table:formula="of:=[.AC19]" table:style-name="ce1">
            <text:p>0</text:p>
          </table:table-cell>
          <table:table-cell table:number-columns-repeated="8" table:style-name="ce1"/>
          <table:table-cell office:value-type="float" office:value="0" table:formula="of:=[.AL19]*[.A44]" table:style-name="ce1">
            <text:p>0</text:p>
          </table:table-cell>
          <table:table-cell table:number-columns-repeated="2" table:style-name="ce1"/>
          <table:table-cell office:value-type="float" office:value="0" table:formula="of:=[.AO19]*[.A44]" table:style-name="ce1">
            <text:p>0</text:p>
          </table:table-cell>
          <table:table-cell table:number-columns-repeated="8" table:style-name="ce1"/>
          <table:table-cell office:value-type="float" office:value="0" table:formula="of:=[.AX19]*[.A44]" table:style-name="ce1">
            <text:p>0</text:p>
          </table:table-cell>
          <table:table-cell table:number-columns-repeated="2" table:style-name="ce1"/>
          <table:table-cell office:value-type="float" office:value="0" table:formula="of:=[.BA19]*[.A44]" table:style-name="ce1">
            <text:p>0</text:p>
          </table:table-cell>
          <table:table-cell table:number-columns-repeated="8" table:style-name="ce1"/>
          <table:table-cell office:value-type="float" office:value="0" table:formula="of:=[.BJ19]*[.A44]" table:style-name="ce1">
            <text:p>0</text:p>
          </table:table-cell>
          <table:table-cell table:number-columns-repeated="2" table:style-name="ce1"/>
          <table:table-cell office:value-type="float" office:value="0" table:formula="of:=[.BM19]*[.A44]" table:style-name="ce1">
            <text:p>0</text:p>
          </table:table-cell>
          <table:table-cell table:number-columns-repeated="2" table:style-name="ce1"/>
          <table:table-cell office:value-type="float" office:value="0" table:formula="of:=[.BP19]" table:style-name="ce1">
            <text:p>0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number-columns-repeated="11" table:style-name="ce1"/>
          <table:table-cell office:value-type="float" office:value="0" table:formula="of:=[.N20]*[.A45]" table:style-name="ce9">
            <text:p>0,00</text:p>
          </table:table-cell>
          <table:table-cell table:number-columns-repeated="2" table:style-name="ce1"/>
          <table:table-cell office:value-type="float" office:value="0" table:formula="of:=[.Q20]*[.A45]" table:style-name="ce9">
            <text:p>0,00</text:p>
          </table:table-cell>
          <table:table-cell table:number-columns-repeated="2" table:style-name="ce1"/>
          <table:table-cell office:value-type="float" office:value="-972.8" table:formula="of:=[.T20]*[.A45]-[.B45]/2*[.A45]" table:style-name="ce9">
            <text:p>-972,80</text:p>
          </table:table-cell>
          <table:table-cell table:number-columns-repeated="2" table:style-name="ce1"/>
          <table:table-cell office:value-type="float" office:value="-972.8" table:formula="of:=[.W20]*[.A45]-[.B45]/2*[.A45]" table:style-name="ce9">
            <text:p>-972,80</text:p>
          </table:table-cell>
          <table:table-cell table:number-columns-repeated="2" table:style-name="ce1"/>
          <table:table-cell office:value-type="float" office:value="0" table:formula="of:=[.Z20]" table:style-name="ce1">
            <text:p>0</text:p>
          </table:table-cell>
          <table:table-cell table:number-columns-repeated="2" table:style-name="ce1"/>
          <table:table-cell office:value-type="float" office:value="0" table:formula="of:=[.AC20]" table:style-name="ce1">
            <text:p>0</text:p>
          </table:table-cell>
          <table:table-cell table:number-columns-repeated="8" table:style-name="ce1"/>
          <table:table-cell office:value-type="float" office:value="0" table:formula="of:=[.AL20]*[.A45]" table:style-name="ce1">
            <text:p>0</text:p>
          </table:table-cell>
          <table:table-cell table:number-columns-repeated="2" table:style-name="ce1"/>
          <table:table-cell office:value-type="float" office:value="0" table:formula="of:=[.AO20]*[.A45]" table:style-name="ce1">
            <text:p>0</text:p>
          </table:table-cell>
          <table:table-cell table:number-columns-repeated="8" table:style-name="ce1"/>
          <table:table-cell office:value-type="float" office:value="0" table:formula="of:=[.AX20]*[.A45]" table:style-name="ce1">
            <text:p>0</text:p>
          </table:table-cell>
          <table:table-cell table:number-columns-repeated="2" table:style-name="ce1"/>
          <table:table-cell office:value-type="float" office:value="0" table:formula="of:=[.BA20]*[.A45]" table:style-name="ce1">
            <text:p>0</text:p>
          </table:table-cell>
          <table:table-cell table:number-columns-repeated="8" table:style-name="ce1"/>
          <table:table-cell office:value-type="float" office:value="0" table:formula="of:=[.BJ20]*[.A45]" table:style-name="ce1">
            <text:p>0</text:p>
          </table:table-cell>
          <table:table-cell table:number-columns-repeated="2" table:style-name="ce1"/>
          <table:table-cell office:value-type="float" office:value="0" table:formula="of:=[.BM20]*[.A45]" table:style-name="ce1">
            <text:p>0</text:p>
          </table:table-cell>
          <table:table-cell table:number-columns-repeated="2" table:style-name="ce1"/>
          <table:table-cell office:value-type="float" office:value="0" table:formula="of:=[.BP20]" table:style-name="ce1">
            <text:p>0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style-name="ce1"/>
          <table:table-cell table:number-columns-repeated="4" table:style-name="ce2"/>
          <table:table-cell table:number-columns-repeated="6" table:style-name="ce1"/>
          <table:table-cell office:value-type="float" office:value="0" table:formula="of:=[.N21]*[.A46]" table:style-name="ce9">
            <text:p>0,00</text:p>
          </table:table-cell>
          <table:table-cell table:number-columns-repeated="2" table:style-name="ce1"/>
          <table:table-cell office:value-type="float" office:value="0" table:formula="of:=[.Q21]*[.A46]" table:style-name="ce9">
            <text:p>0,00</text:p>
          </table:table-cell>
          <table:table-cell table:number-columns-repeated="2" table:style-name="ce1"/>
          <table:table-cell office:value-type="float" office:value="-972.8" table:formula="of:=[.T21]*[.A46]-[.B46]/2*[.A46]" table:style-name="ce9">
            <text:p>-972,80</text:p>
          </table:table-cell>
          <table:table-cell table:number-columns-repeated="2" table:style-name="ce1"/>
          <table:table-cell office:value-type="float" office:value="-972.8" table:formula="of:=[.W21]*[.A46]-[.B46]/2*[.A46]" table:style-name="ce9">
            <text:p>-972,80</text:p>
          </table:table-cell>
          <table:table-cell table:number-columns-repeated="2" table:style-name="ce1"/>
          <table:table-cell office:value-type="float" office:value="0" table:formula="of:=[.Z21]" table:style-name="ce1">
            <text:p>0</text:p>
          </table:table-cell>
          <table:table-cell table:number-columns-repeated="2" table:style-name="ce1"/>
          <table:table-cell office:value-type="float" office:value="0" table:formula="of:=[.AC21]" table:style-name="ce1">
            <text:p>0</text:p>
          </table:table-cell>
          <table:table-cell table:number-columns-repeated="8" table:style-name="ce1"/>
          <table:table-cell office:value-type="float" office:value="0" table:formula="of:=[.AL21]*[.A46]" table:style-name="ce1">
            <text:p>0</text:p>
          </table:table-cell>
          <table:table-cell table:number-columns-repeated="2" table:style-name="ce1"/>
          <table:table-cell office:value-type="float" office:value="0" table:formula="of:=[.AO21]*[.A46]" table:style-name="ce1">
            <text:p>0</text:p>
          </table:table-cell>
          <table:table-cell table:number-columns-repeated="8" table:style-name="ce1"/>
          <table:table-cell office:value-type="float" office:value="0" table:formula="of:=[.AX21]*[.A46]" table:style-name="ce1">
            <text:p>0</text:p>
          </table:table-cell>
          <table:table-cell table:number-columns-repeated="2" table:style-name="ce1"/>
          <table:table-cell office:value-type="float" office:value="0" table:formula="of:=[.BA21]*[.A46]" table:style-name="ce1">
            <text:p>0</text:p>
          </table:table-cell>
          <table:table-cell table:number-columns-repeated="8" table:style-name="ce1"/>
          <table:table-cell office:value-type="float" office:value="0" table:formula="of:=[.BJ21]*[.A46]" table:style-name="ce1">
            <text:p>0</text:p>
          </table:table-cell>
          <table:table-cell table:number-columns-repeated="2" table:style-name="ce1"/>
          <table:table-cell office:value-type="float" office:value="0" table:formula="of:=[.BM21]*[.A46]" table:style-name="ce1">
            <text:p>0</text:p>
          </table:table-cell>
          <table:table-cell table:number-columns-repeated="2" table:style-name="ce1"/>
          <table:table-cell office:value-type="float" office:value="0" table:formula="of:=[.BP21]" table:style-name="ce1">
            <text:p>0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style-name="ce1"/>
          <table:table-cell table:number-columns-repeated="4" table:style-name="ce2"/>
          <table:table-cell table:number-columns-repeated="6" table:style-name="ce1"/>
          <table:table-cell office:value-type="float" office:value="0" table:formula="of:=[.N22]*[.A47]" table:style-name="ce9">
            <text:p>0,00</text:p>
          </table:table-cell>
          <table:table-cell table:number-columns-repeated="2" table:style-name="ce1"/>
          <table:table-cell office:value-type="float" office:value="0" table:formula="of:=[.Q22]*[.A47]" table:style-name="ce9">
            <text:p>0,00</text:p>
          </table:table-cell>
          <table:table-cell table:number-columns-repeated="2" table:style-name="ce1"/>
          <table:table-cell office:value-type="float" office:value="-972.8" table:formula="of:=[.T22]*[.A47]-[.B47]/2*[.A47]" table:style-name="ce9">
            <text:p>-972,80</text:p>
          </table:table-cell>
          <table:table-cell table:number-columns-repeated="2" table:style-name="ce1"/>
          <table:table-cell office:value-type="float" office:value="-972.8" table:formula="of:=[.W22]*[.A47]-[.B47]/2*[.A47]" table:style-name="ce9">
            <text:p>-972,80</text:p>
          </table:table-cell>
          <table:table-cell table:number-columns-repeated="2" table:style-name="ce1"/>
          <table:table-cell office:value-type="float" office:value="0" table:formula="of:=[.Z22]" table:style-name="ce1">
            <text:p>0</text:p>
          </table:table-cell>
          <table:table-cell table:number-columns-repeated="2" table:style-name="ce1"/>
          <table:table-cell office:value-type="float" office:value="0" table:formula="of:=[.AC22]" table:style-name="ce1">
            <text:p>0</text:p>
          </table:table-cell>
          <table:table-cell table:number-columns-repeated="8" table:style-name="ce1"/>
          <table:table-cell office:value-type="float" office:value="0" table:formula="of:=[.AL22]*[.A47]" table:style-name="ce1">
            <text:p>0</text:p>
          </table:table-cell>
          <table:table-cell table:number-columns-repeated="2" table:style-name="ce1"/>
          <table:table-cell office:value-type="float" office:value="0" table:formula="of:=[.AO22]*[.A47]" table:style-name="ce1">
            <text:p>0</text:p>
          </table:table-cell>
          <table:table-cell table:number-columns-repeated="8" table:style-name="ce1"/>
          <table:table-cell office:value-type="float" office:value="0" table:formula="of:=[.AX22]*[.A47]" table:style-name="ce1">
            <text:p>0</text:p>
          </table:table-cell>
          <table:table-cell table:number-columns-repeated="2" table:style-name="ce1"/>
          <table:table-cell office:value-type="float" office:value="0" table:formula="of:=[.BA22]*[.A47]" table:style-name="ce1">
            <text:p>0</text:p>
          </table:table-cell>
          <table:table-cell table:number-columns-repeated="8" table:style-name="ce1"/>
          <table:table-cell office:value-type="float" office:value="0" table:formula="of:=[.BJ22]*[.A47]" table:style-name="ce1">
            <text:p>0</text:p>
          </table:table-cell>
          <table:table-cell table:number-columns-repeated="2" table:style-name="ce1"/>
          <table:table-cell office:value-type="float" office:value="0" table:formula="of:=[.BM22]*[.A47]" table:style-name="ce1">
            <text:p>0</text:p>
          </table:table-cell>
          <table:table-cell table:number-columns-repeated="2" table:style-name="ce1"/>
          <table:table-cell office:value-type="float" office:value="0" table:formula="of:=[.BP22]" table:style-name="ce1">
            <text:p>0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style-name="ce1"/>
          <table:table-cell table:number-columns-repeated="4" table:style-name="ce2"/>
          <table:table-cell table:number-columns-repeated="6" table:style-name="ce1"/>
          <table:table-cell office:value-type="float" office:value="0" table:formula="of:=[.N23]*[.A48]" table:style-name="ce9">
            <text:p>0,00</text:p>
          </table:table-cell>
          <table:table-cell table:number-columns-repeated="2" table:style-name="ce1"/>
          <table:table-cell office:value-type="float" office:value="0" table:formula="of:=[.Q23]*[.A48]" table:style-name="ce9">
            <text:p>0,00</text:p>
          </table:table-cell>
          <table:table-cell table:number-columns-repeated="2" table:style-name="ce1"/>
          <table:table-cell office:value-type="float" office:value="-972.8" table:formula="of:=[.T23]*[.A48]-[.B48]/2*[.A48]" table:style-name="ce9">
            <text:p>-972,80</text:p>
          </table:table-cell>
          <table:table-cell table:number-columns-repeated="2" table:style-name="ce1"/>
          <table:table-cell office:value-type="float" office:value="-972.8" table:formula="of:=[.W23]*[.A48]-[.B48]/2*[.A48]" table:style-name="ce9">
            <text:p>-972,80</text:p>
          </table:table-cell>
          <table:table-cell table:number-columns-repeated="2" table:style-name="ce1"/>
          <table:table-cell office:value-type="float" office:value="0" table:formula="of:=[.Z23]" table:style-name="ce1">
            <text:p>0</text:p>
          </table:table-cell>
          <table:table-cell table:number-columns-repeated="2" table:style-name="ce1"/>
          <table:table-cell office:value-type="float" office:value="0" table:formula="of:=[.AC23]" table:style-name="ce1">
            <text:p>0</text:p>
          </table:table-cell>
          <table:table-cell table:number-columns-repeated="8" table:style-name="ce1"/>
          <table:table-cell office:value-type="float" office:value="0" table:formula="of:=[.AL23]*[.A48]" table:style-name="ce1">
            <text:p>0</text:p>
          </table:table-cell>
          <table:table-cell table:number-columns-repeated="2" table:style-name="ce1"/>
          <table:table-cell office:value-type="float" office:value="0" table:formula="of:=[.AO23]*[.A48]" table:style-name="ce1">
            <text:p>0</text:p>
          </table:table-cell>
          <table:table-cell table:number-columns-repeated="8" table:style-name="ce1"/>
          <table:table-cell office:value-type="float" office:value="0" table:formula="of:=[.AX23]*[.A48]" table:style-name="ce1">
            <text:p>0</text:p>
          </table:table-cell>
          <table:table-cell table:number-columns-repeated="2" table:style-name="ce1"/>
          <table:table-cell office:value-type="float" office:value="0" table:formula="of:=[.BA23]*[.A48]" table:style-name="ce1">
            <text:p>0</text:p>
          </table:table-cell>
          <table:table-cell table:number-columns-repeated="8" table:style-name="ce1"/>
          <table:table-cell office:value-type="float" office:value="0" table:formula="of:=[.BJ23]*[.A48]" table:style-name="ce1">
            <text:p>0</text:p>
          </table:table-cell>
          <table:table-cell table:number-columns-repeated="2" table:style-name="ce1"/>
          <table:table-cell office:value-type="float" office:value="0" table:formula="of:=[.BM23]*[.A48]" table:style-name="ce1">
            <text:p>0</text:p>
          </table:table-cell>
          <table:table-cell table:number-columns-repeated="2" table:style-name="ce1"/>
          <table:table-cell office:value-type="float" office:value="0" table:formula="of:=[.BP23]" table:style-name="ce1">
            <text:p>0</text:p>
          </table:table-cell>
          <table:table-cell table:number-columns-repeated="16316"/>
        </table:table-row>
        <table:table-row table:style-name="ro1">
          <table:table-cell office:value-type="float" office:value="1.9" table:style-name="ce1">
            <text:p>1,9</text:p>
          </table:table-cell>
          <table:table-cell office:value-type="float" office:value="1024" table:style-name="ce1">
            <text:p>1024</text:p>
          </table:table-cell>
          <table:table-cell table:style-name="ce1"/>
          <table:table-cell table:number-columns-repeated="4" table:style-name="ce2"/>
          <table:table-cell table:number-columns-repeated="6" table:style-name="ce1"/>
          <table:table-cell office:value-type="float" office:value="0" table:formula="of:=[.N24]*[.A49]" table:style-name="ce9">
            <text:p>0,00</text:p>
          </table:table-cell>
          <table:table-cell table:number-columns-repeated="2" table:style-name="ce1"/>
          <table:table-cell office:value-type="float" office:value="0" table:formula="of:=[.Q24]*[.A49]" table:style-name="ce9">
            <text:p>0,00</text:p>
          </table:table-cell>
          <table:table-cell table:number-columns-repeated="2" table:style-name="ce1"/>
          <table:table-cell office:value-type="float" office:value="-972.8" table:formula="of:=[.T24]*[.A49]-[.B49]/2*[.A49]" table:style-name="ce9">
            <text:p>-972,80</text:p>
          </table:table-cell>
          <table:table-cell table:number-columns-repeated="2" table:style-name="ce1"/>
          <table:table-cell office:value-type="float" office:value="-972.8" table:formula="of:=[.W24]*[.A49]-[.B49]/2*[.A49]" table:style-name="ce9">
            <text:p>-972,80</text:p>
          </table:table-cell>
          <table:table-cell table:number-columns-repeated="2" table:style-name="ce1"/>
          <table:table-cell office:value-type="float" office:value="0" table:formula="of:=[.Z24]" table:style-name="ce1">
            <text:p>0</text:p>
          </table:table-cell>
          <table:table-cell table:number-columns-repeated="2" table:style-name="ce1"/>
          <table:table-cell office:value-type="float" office:value="0" table:formula="of:=[.AC24]" table:style-name="ce1">
            <text:p>0</text:p>
          </table:table-cell>
          <table:table-cell table:number-columns-repeated="8" table:style-name="ce1"/>
          <table:table-cell office:value-type="float" office:value="0" table:formula="of:=[.AL24]*[.A49]" table:style-name="ce1">
            <text:p>0</text:p>
          </table:table-cell>
          <table:table-cell table:number-columns-repeated="2" table:style-name="ce1"/>
          <table:table-cell office:value-type="float" office:value="0" table:formula="of:=[.AO24]*[.A49]" table:style-name="ce1">
            <text:p>0</text:p>
          </table:table-cell>
          <table:table-cell table:number-columns-repeated="8" table:style-name="ce1"/>
          <table:table-cell office:value-type="float" office:value="0" table:formula="of:=[.AX24]*[.A49]" table:style-name="ce1">
            <text:p>0</text:p>
          </table:table-cell>
          <table:table-cell table:number-columns-repeated="2" table:style-name="ce1"/>
          <table:table-cell office:value-type="float" office:value="0" table:formula="of:=[.BA24]*[.A49]" table:style-name="ce1">
            <text:p>0</text:p>
          </table:table-cell>
          <table:table-cell table:number-columns-repeated="8" table:style-name="ce1"/>
          <table:table-cell office:value-type="float" office:value="0" table:formula="of:=[.BJ24]*[.A49]" table:style-name="ce1">
            <text:p>0</text:p>
          </table:table-cell>
          <table:table-cell table:number-columns-repeated="2" table:style-name="ce1"/>
          <table:table-cell office:value-type="float" office:value="0" table:formula="of:=[.BM24]*[.A49]" table:style-name="ce1">
            <text:p>0</text:p>
          </table:table-cell>
          <table:table-cell table:number-columns-repeated="2" table:style-name="ce1"/>
          <table:table-cell office:value-type="float" office:value="0" table:formula="of:=[.BP24]" table:style-name="ce1">
            <text:p>0</text:p>
          </table:table-cell>
          <table:table-cell table:number-columns-repeated="16316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AVG</text:p>
          </table:table-cell>
          <table:table-cell table:number-columns-repeated="2" table:style-name="ce1"/>
          <table:table-cell office:value-type="float" office:value="1509.5195999999996" table:formula="of:=AVERAGE([.N27:.N39])" table:style-name="ce11">
            <text:p>1509,52</text:p>
          </table:table-cell>
          <table:table-cell office:value-type="float" office:value="0" table:formula="of:=AVERAGE([.O27:.O39])" table:style-name="ce11">
            <text:p>#DIV/0!</text:p>
          </table:table-cell>
          <table:table-cell office:value-type="float" office:value="0" table:formula="of:=AVERAGE([.P27:.P39])" table:style-name="ce11">
            <text:p>#DIV/0!</text:p>
          </table:table-cell>
          <table:table-cell office:value-type="float" office:value="1080.9866333333332" table:formula="of:=AVERAGE([.Q27:.Q39])" table:style-name="ce11">
            <text:p>1080,99</text:p>
          </table:table-cell>
          <table:table-cell office:value-type="float" office:value="0" table:formula="of:=AVERAGE([.R27:.R39])" table:style-name="ce11">
            <text:p>#DIV/0!</text:p>
          </table:table-cell>
          <table:table-cell office:value-type="float" office:value="0" table:formula="of:=AVERAGE([.S27:.S39])" table:style-name="ce11">
            <text:p>#DIV/0!</text:p>
          </table:table-cell>
          <table:table-cell office:value-type="float" office:value="27.529416666666673" table:formula="of:=AVERAGE([.T27:.T39])" table:style-name="ce11">
            <text:p>27,53</text:p>
          </table:table-cell>
          <table:table-cell office:value-type="float" office:value="0" table:formula="of:=AVERAGE([.U27:.U39])" table:style-name="ce11">
            <text:p>#DIV/0!</text:p>
          </table:table-cell>
          <table:table-cell office:value-type="float" office:value="0" table:formula="of:=AVERAGE([.V27:.V39])" table:style-name="ce11">
            <text:p>#DIV/0!</text:p>
          </table:table-cell>
          <table:table-cell office:value-type="float" office:value="-49.668216666666673" table:formula="of:=AVERAGE([.W27:.W39])" table:style-name="ce11">
            <text:p>-49,67</text:p>
          </table:table-cell>
          <table:table-cell office:value-type="float" office:value="0" table:formula="of:=AVERAGE([.X27:.X39])" table:style-name="ce11">
            <text:p>#DIV/0!</text:p>
          </table:table-cell>
          <table:table-cell office:value-type="float" office:value="0" table:formula="of:=AVERAGE([.Y27:.Y39])" table:style-name="ce11">
            <text:p>#DIV/0!</text:p>
          </table:table-cell>
          <table:table-cell office:value-type="float" office:value="91.302250000000001" table:formula="of:=AVERAGE([.Z27:.Z39])" table:style-name="ce11">
            <text:p>91,30</text:p>
          </table:table-cell>
          <table:table-cell office:value-type="float" office:value="0" table:formula="of:=AVERAGE([.AA27:.AA39])" table:style-name="ce11">
            <text:p>#DIV/0!</text:p>
          </table:table-cell>
          <table:table-cell office:value-type="float" office:value="0" table:formula="of:=AVERAGE([.AB27:.AB39])" table:style-name="ce11">
            <text:p>#DIV/0!</text:p>
          </table:table-cell>
          <table:table-cell office:value-type="float" office:value="3.7" table:formula="of:=AVERAGE([.AC27:.AC39])" table:style-name="ce11">
            <text:p>3,70</text:p>
          </table:table-cell>
          <table:table-cell office:value-type="float" office:value="0" table:formula="of:=AVERAGE([.AD27:.AD39])" table:style-name="ce11">
            <text:p>#DIV/0!</text:p>
          </table:table-cell>
          <table:table-cell office:value-type="float" office:value="0" table:formula="of:=AVERAGE([.AE27:.AE39])" table:style-name="ce11">
            <text:p>#DIV/0!</text:p>
          </table:table-cell>
          <table:table-cell table:style-name="ce12"/>
          <table:table-cell table:number-columns-repeated="2" table:style-name="ce13"/>
          <table:table-cell table:style-name="ce12"/>
          <table:table-cell table:number-columns-repeated="2" table:style-name="ce1"/>
          <table:table-cell office:value-type="float" office:value="19.768476923076925" table:formula="of:=AVERAGE([.AL27:.AL39])" table:style-name="ce11">
            <text:p>19,77</text:p>
          </table:table-cell>
          <table:table-cell office:value-type="float" office:value="0" table:formula="of:=AVERAGE([.AM27:.AM39])" table:style-name="ce11">
            <text:p>#DIV/0!</text:p>
          </table:table-cell>
          <table:table-cell office:value-type="float" office:value="0" table:formula="of:=AVERAGE([.AN27:.AN39])" table:style-name="ce11">
            <text:p>#DIV/0!</text:p>
          </table:table-cell>
          <table:table-cell office:value-type="float" office:value="104.39973846153845" table:formula="of:=AVERAGE([.AO27:.AO39])" table:style-name="ce11">
            <text:p>104,40</text:p>
          </table:table-cell>
          <table:table-cell table:number-columns-repeated="2" table:style-name="ce1"/>
          <table:table-cell table:style-name="ce12"/>
          <table:table-cell table:number-columns-repeated="2" table:style-name="ce13"/>
          <table:table-cell table:style-name="ce12"/>
          <table:table-cell table:number-columns-repeated="2" table:style-name="ce1"/>
          <table:table-cell office:value-type="float" office:value="19.791130769230769" table:formula="of:=AVERAGE([.AX27:.AX39])" table:style-name="ce11">
            <text:p>19,79</text:p>
          </table:table-cell>
          <table:table-cell office:value-type="float" office:value="0" table:formula="of:=AVERAGE([.AY27:.AY39])" table:style-name="ce11">
            <text:p>#DIV/0!</text:p>
          </table:table-cell>
          <table:table-cell office:value-type="float" office:value="0" table:formula="of:=AVERAGE([.AZ27:.AZ39])" table:style-name="ce11">
            <text:p>#DIV/0!</text:p>
          </table:table-cell>
          <table:table-cell office:value-type="float" office:value="103.28853076923077" table:formula="of:=AVERAGE([.BA27:.BA39])" table:style-name="ce11">
            <text:p>103,29</text:p>
          </table:table-cell>
          <table:table-cell table:number-columns-repeated="2" table:style-name="ce1"/>
          <table:table-cell table:style-name="ce12"/>
          <table:table-cell table:number-columns-repeated="2" table:style-name="ce13"/>
          <table:table-cell table:style-name="ce12"/>
          <table:table-cell table:number-columns-repeated="2" table:style-name="ce1"/>
          <table:table-cell office:value-type="float" office:value="18.768053846153848" table:formula="of:=AVERAGE([.BJ27:.BJ39])" table:style-name="ce11">
            <text:p>18,77</text:p>
          </table:table-cell>
          <table:table-cell office:value-type="float" office:value="0" table:formula="of:=AVERAGE([.BK27:.BK39])" table:style-name="ce11">
            <text:p>#DIV/0!</text:p>
          </table:table-cell>
          <table:table-cell office:value-type="float" office:value="0" table:formula="of:=AVERAGE([.BL27:.BL39])" table:style-name="ce11">
            <text:p>#DIV/0!</text:p>
          </table:table-cell>
          <table:table-cell office:value-type="float" office:value="105.47513846153848" table:formula="of:=AVERAGE([.BM27:.BM39])" table:style-name="ce11">
            <text:p>105,48</text:p>
          </table:table-cell>
          <table:table-cell office:value-type="float" office:value="0" table:formula="of:=AVERAGE([.BN27:.BN39])" table:style-name="ce11">
            <text:p>#DIV/0!</text:p>
          </table:table-cell>
          <table:table-cell office:value-type="float" office:value="0" table:formula="of:=AVERAGE([.BO27:.BO39])" table:style-name="ce11">
            <text:p>#DIV/0!</text:p>
          </table:table-cell>
          <table:table-cell office:value-type="float" office:value="3.9" table:formula="of:=AVERAGE([.BP27:.BP39])" table:style-name="ce11">
            <text:p>3,90</text:p>
          </table:table-cell>
          <table:table-cell table:number-columns-repeated="12" table:style-name="ce1"/>
          <table:table-cell office:value-type="float" office:value="19.41679090909091" table:formula="of:=AVERAGE([.AX27:.AX37];[.AX27:.AX37];[.BJ27:.BJ37])" table:style-name="ce9">
            <text:p>19,42</text:p>
          </table:table-cell>
          <table:table-cell office:value-type="float" office:value="104.10831212121211" table:formula="of:=AVERAGE([.AO27:.AO37];[.BA27:.BA37];[.BM27:.BM37])" table:style-name="ce9">
            <text:p>104,11</text:p>
          </table:table-cell>
          <table:table-cell table:number-columns-repeated="16302"/>
        </table:table-row>
        <table:table-row table:style-name="ro1">
          <table:table-cell table:number-columns-repeated="10" table:style-name="ce1"/>
          <table:table-cell office:value-type="string" table:style-name="ce1">
            <text:p>STD</text:p>
          </table:table-cell>
          <table:table-cell table:number-columns-repeated="2" table:style-name="ce1"/>
          <table:table-cell office:value-type="float" office:value="57.795789457458838" table:formula="of:=STDEV([.N27:.N39])" table:style-name="ce11">
            <text:p>57,80</text:p>
          </table:table-cell>
          <table:table-cell office:value-type="float" office:value="0" table:formula="of:=STDEV([.O27:.O39])" table:style-name="ce11">
            <text:p>#DIV/0!</text:p>
          </table:table-cell>
          <table:table-cell office:value-type="float" office:value="0" table:formula="of:=STDEV([.P27:.P39])" table:style-name="ce11">
            <text:p>#DIV/0!</text:p>
          </table:table-cell>
          <table:table-cell office:value-type="float" office:value="40.328456436600561" table:formula="of:=STDEV([.Q27:.Q39])" table:style-name="ce11">
            <text:p>40,33</text:p>
          </table:table-cell>
          <table:table-cell office:value-type="float" office:value="0" table:formula="of:=STDEV([.R27:.R39])" table:style-name="ce11">
            <text:p>#DIV/0!</text:p>
          </table:table-cell>
          <table:table-cell office:value-type="float" office:value="0" table:formula="of:=STDEV([.S27:.S39])" table:style-name="ce11">
            <text:p>#DIV/0!</text:p>
          </table:table-cell>
          <table:table-cell office:value-type="float" office:value="11.571941476600983" table:formula="of:=STDEV([.T27:.T39])" table:style-name="ce11">
            <text:p>11,57</text:p>
          </table:table-cell>
          <table:table-cell office:value-type="float" office:value="0" table:formula="of:=STDEV([.U27:.U39])" table:style-name="ce11">
            <text:p>#DIV/0!</text:p>
          </table:table-cell>
          <table:table-cell office:value-type="float" office:value="0" table:formula="of:=STDEV([.V27:.V39])" table:style-name="ce11">
            <text:p>#DIV/0!</text:p>
          </table:table-cell>
          <table:table-cell office:value-type="float" office:value="14.777826644847059" table:formula="of:=STDEV([.W27:.W39])" table:style-name="ce11">
            <text:p>14,78</text:p>
          </table:table-cell>
          <table:table-cell office:value-type="float" office:value="0" table:formula="of:=STDEV([.X27:.X39])" table:style-name="ce11">
            <text:p>#DIV/0!</text:p>
          </table:table-cell>
          <table:table-cell office:value-type="float" office:value="0" table:formula="of:=STDEV([.Y27:.Y39])" table:style-name="ce11">
            <text:p>#DIV/0!</text:p>
          </table:table-cell>
          <table:table-cell office:value-type="float" office:value="1.2068474427200813" table:formula="of:=STDEV([.Z27:.Z39])" table:style-name="ce11">
            <text:p>1,21</text:p>
          </table:table-cell>
          <table:table-cell office:value-type="float" office:value="0" table:formula="of:=STDEV([.AA27:.AA39])" table:style-name="ce11">
            <text:p>#DIV/0!</text:p>
          </table:table-cell>
          <table:table-cell office:value-type="float" office:value="0" table:formula="of:=STDEV([.AB27:.AB39])" table:style-name="ce11">
            <text:p>#DIV/0!</text:p>
          </table:table-cell>
          <table:table-cell office:value-type="float" office:value="1.05934990547138" table:formula="of:=STDEV([.AC27:.AC39])" table:style-name="ce11">
            <text:p>1,06</text:p>
          </table:table-cell>
          <table:table-cell office:value-type="float" office:value="0" table:formula="of:=STDEV([.AD27:.AD39])" table:style-name="ce11">
            <text:p>#DIV/0!</text:p>
          </table:table-cell>
          <table:table-cell office:value-type="float" office:value="0" table:formula="of:=STDEV([.AE27:.AE39])" table:style-name="ce11">
            <text:p>#DIV/0!</text:p>
          </table:table-cell>
          <table:table-cell table:style-name="ce12"/>
          <table:table-cell table:number-columns-repeated="2" table:style-name="ce13"/>
          <table:table-cell table:style-name="ce12"/>
          <table:table-cell table:number-columns-repeated="2" table:style-name="ce1"/>
          <table:table-cell office:value-type="float" office:value="2.2858498544136525" table:formula="of:=STDEV([.AL27:.AL39])" table:style-name="ce11">
            <text:p>2,29</text:p>
          </table:table-cell>
          <table:table-cell office:value-type="float" office:value="0" table:formula="of:=STDEV([.AM27:.AM39])" table:style-name="ce11">
            <text:p>#DIV/0!</text:p>
          </table:table-cell>
          <table:table-cell office:value-type="float" office:value="0" table:formula="of:=STDEV([.AN27:.AN39])" table:style-name="ce11">
            <text:p>#DIV/0!</text:p>
          </table:table-cell>
          <table:table-cell office:value-type="float" office:value="2.8359261666277731" table:formula="of:=STDEV([.AO27:.AO39])" table:style-name="ce11">
            <text:p>2,84</text:p>
          </table:table-cell>
          <table:table-cell table:number-columns-repeated="2" table:style-name="ce1"/>
          <table:table-cell table:style-name="ce12"/>
          <table:table-cell table:number-columns-repeated="2" table:style-name="ce13"/>
          <table:table-cell table:style-name="ce12"/>
          <table:table-cell table:number-columns-repeated="2" table:style-name="ce1"/>
          <table:table-cell office:value-type="float" office:value="1.5318170981901496" table:formula="of:=STDEV([.AX27:.AX39])" table:style-name="ce11">
            <text:p>1,53</text:p>
          </table:table-cell>
          <table:table-cell office:value-type="float" office:value="0" table:formula="of:=STDEV([.AY27:.AY39])" table:style-name="ce11">
            <text:p>#DIV/0!</text:p>
          </table:table-cell>
          <table:table-cell office:value-type="float" office:value="0" table:formula="of:=STDEV([.AZ27:.AZ39])" table:style-name="ce11">
            <text:p>#DIV/0!</text:p>
          </table:table-cell>
          <table:table-cell office:value-type="float" office:value="1.6698887923973733" table:formula="of:=STDEV([.BA27:.BA39])" table:style-name="ce11">
            <text:p>1,67</text:p>
          </table:table-cell>
          <table:table-cell table:number-columns-repeated="2" table:style-name="ce1"/>
          <table:table-cell table:style-name="ce12"/>
          <table:table-cell table:number-columns-repeated="2" table:style-name="ce13"/>
          <table:table-cell table:style-name="ce12"/>
          <table:table-cell table:number-columns-repeated="2" table:style-name="ce1"/>
          <table:table-cell office:value-type="float" office:value="1.5162461226196013" table:formula="of:=STDEV([.BJ27:.BJ39])" table:style-name="ce11">
            <text:p>1,52</text:p>
          </table:table-cell>
          <table:table-cell office:value-type="float" office:value="0" table:formula="of:=STDEV([.BK27:.BK39])" table:style-name="ce11">
            <text:p>#DIV/0!</text:p>
          </table:table-cell>
          <table:table-cell office:value-type="float" office:value="0" table:formula="of:=STDEV([.BL27:.BL39])" table:style-name="ce11">
            <text:p>#DIV/0!</text:p>
          </table:table-cell>
          <table:table-cell office:value-type="float" office:value="2.443958677207418" table:formula="of:=STDEV([.BM27:.BM39])" table:style-name="ce11">
            <text:p>2,44</text:p>
          </table:table-cell>
          <table:table-cell office:value-type="float" office:value="0" table:formula="of:=STDEV([.BN27:.BN39])" table:style-name="ce11">
            <text:p>#DIV/0!</text:p>
          </table:table-cell>
          <table:table-cell office:value-type="float" office:value="0" table:formula="of:=STDEV([.BO27:.BO39])" table:style-name="ce11">
            <text:p>#DIV/0!</text:p>
          </table:table-cell>
          <table:table-cell office:value-type="float" office:value="0.87559503577091347" table:formula="of:=STDEV([.BP27:.BP39])" table:style-name="ce11">
            <text:p>0,88</text:p>
          </table:table-cell>
          <table:table-cell table:number-columns-repeated="12" table:style-name="ce1"/>
          <table:table-cell office:value-type="float" office:value="1.6575871322052038" table:formula="of:=STDEV([.AX27:.AX37];[.AX27:.AX37];[.BJ27:.BJ37])" table:style-name="ce9">
            <text:p>1,66</text:p>
          </table:table-cell>
          <table:table-cell office:value-type="float" office:value="2.5347201768338214" table:formula="of:=STDEV([.AO27:.AO37];[.BA27:.BA37];[.BM27:.BM37])" table:style-name="ce9">
            <text:p>2,53</text:p>
          </table:table-cell>
          <table:table-cell table:number-columns-repeated="16302"/>
        </table:table-row>
        <table:table-row table:style-name="ro1">
          <table:table-cell table:number-columns-repeated="10" table:style-name="ce1"/>
          <table:table-cell office:value-type="string" table:style-name="ce1">
            <text:p>MEDIAN</text:p>
          </table:table-cell>
          <table:table-cell table:number-columns-repeated="2" table:style-name="ce1"/>
          <table:table-cell office:value-type="float" office:value="1495.3" table:formula="of:=MEDIAN([.N27:.N39])" table:style-name="ce11">
            <text:p>1495,30</text:p>
          </table:table-cell>
          <table:table-cell office:value-type="float" office:value="0" table:formula="of:=MEDIAN([.O27:.O39])" table:style-name="ce11">
            <text:p>#NOMBRE!</text:p>
          </table:table-cell>
          <table:table-cell office:value-type="float" office:value="0" table:formula="of:=MEDIAN([.P27:.P39])" table:style-name="ce11">
            <text:p>#NOMBRE!</text:p>
          </table:table-cell>
          <table:table-cell office:value-type="float" office:value="1067.8" table:formula="of:=MEDIAN([.Q27:.Q39])" table:style-name="ce11">
            <text:p>1067,80</text:p>
          </table:table-cell>
          <table:table-cell office:value-type="float" office:value="0" table:formula="of:=MEDIAN([.R27:.R39])" table:style-name="ce11">
            <text:p>#NOMBRE!</text:p>
          </table:table-cell>
          <table:table-cell office:value-type="float" office:value="0" table:formula="of:=MEDIAN([.S27:.S39])" table:style-name="ce11">
            <text:p>#NOMBRE!</text:p>
          </table:table-cell>
          <table:table-cell office:value-type="float" office:value="25.051500000000033" table:formula="of:=MEDIAN([.T27:.T39])" table:style-name="ce11">
            <text:p>25,05</text:p>
          </table:table-cell>
          <table:table-cell office:value-type="float" office:value="0" table:formula="of:=MEDIAN([.U27:.U39])" table:style-name="ce11">
            <text:p>#NOMBRE!</text:p>
          </table:table-cell>
          <table:table-cell office:value-type="float" office:value="0" table:formula="of:=MEDIAN([.V27:.V39])" table:style-name="ce11">
            <text:p>#NOMBRE!</text:p>
          </table:table-cell>
          <table:table-cell office:value-type="float" office:value="-51.484300000000019" table:formula="of:=MEDIAN([.W27:.W39])" table:style-name="ce11">
            <text:p>-51,48</text:p>
          </table:table-cell>
          <table:table-cell office:value-type="float" office:value="0" table:formula="of:=MEDIAN([.X27:.X39])" table:style-name="ce11">
            <text:p>#NOMBRE!</text:p>
          </table:table-cell>
          <table:table-cell office:value-type="float" office:value="0" table:formula="of:=MEDIAN([.Y27:.Y39])" table:style-name="ce11">
            <text:p>#NOMBRE!</text:p>
          </table:table-cell>
          <table:table-cell office:value-type="float" office:value="91.015000000000001" table:formula="of:=MEDIAN([.Z27:.Z39])" table:style-name="ce11">
            <text:p>91,02</text:p>
          </table:table-cell>
          <table:table-cell office:value-type="float" office:value="0" table:formula="of:=MEDIAN([.AA27:.AA39])" table:style-name="ce11">
            <text:p>#NOMBRE!</text:p>
          </table:table-cell>
          <table:table-cell office:value-type="float" office:value="0" table:formula="of:=MEDIAN([.AB27:.AB39])" table:style-name="ce11">
            <text:p>#NOMBRE!</text:p>
          </table:table-cell>
          <table:table-cell office:value-type="float" office:value="4" table:formula="of:=MEDIAN([.AC27:.AC39])" table:style-name="ce11">
            <text:p>4,00</text:p>
          </table:table-cell>
          <table:table-cell office:value-type="float" office:value="0" table:formula="of:=MEDIAN([.AD27:.AD39])" table:style-name="ce11">
            <text:p>#NOMBRE!</text:p>
          </table:table-cell>
          <table:table-cell office:value-type="float" office:value="0" table:formula="of:=MEDIAN([.AE27:.AE39])" table:style-name="ce11">
            <text:p>#NOMBRE!</text:p>
          </table:table-cell>
          <table:table-cell table:style-name="ce12"/>
          <table:table-cell table:number-columns-repeated="2" table:style-name="ce13"/>
          <table:table-cell table:style-name="ce12"/>
          <table:table-cell table:number-columns-repeated="2" table:style-name="ce1"/>
          <table:table-cell office:value-type="float" office:value="19" table:formula="of:=MEDIAN([.AL27:.AL39])" table:style-name="ce11">
            <text:p>19,00</text:p>
          </table:table-cell>
          <table:table-cell office:value-type="float" office:value="0" table:formula="of:=MEDIAN([.AM27:.AM39])" table:style-name="ce11">
            <text:p>#NOMBRE!</text:p>
          </table:table-cell>
          <table:table-cell office:value-type="float" office:value="0" table:formula="of:=MEDIAN([.AN27:.AN39])" table:style-name="ce11">
            <text:p>#NOMBRE!</text:p>
          </table:table-cell>
          <table:table-cell office:value-type="float" office:value="104.5" table:formula="of:=MEDIAN([.AO27:.AO39])" table:style-name="ce11">
            <text:p>104,50</text:p>
          </table:table-cell>
          <table:table-cell table:number-columns-repeated="2" table:style-name="ce1"/>
          <table:table-cell table:style-name="ce12"/>
          <table:table-cell table:number-columns-repeated="2" table:style-name="ce13"/>
          <table:table-cell table:style-name="ce12"/>
          <table:table-cell table:number-columns-repeated="2" table:style-name="ce1"/>
          <table:table-cell office:value-type="float" office:value="19.094999999999999" table:formula="of:=MEDIAN([.AX27:.AX39])" table:style-name="ce11">
            <text:p>19,10</text:p>
          </table:table-cell>
          <table:table-cell office:value-type="float" office:value="0" table:formula="of:=MEDIAN([.AY27:.AY39])" table:style-name="ce11">
            <text:p>#NOMBRE!</text:p>
          </table:table-cell>
          <table:table-cell office:value-type="float" office:value="0" table:formula="of:=MEDIAN([.AZ27:.AZ39])" table:style-name="ce11">
            <text:p>#NOMBRE!</text:p>
          </table:table-cell>
          <table:table-cell office:value-type="float" office:value="103.55" table:formula="of:=MEDIAN([.BA27:.BA39])" table:style-name="ce11">
            <text:p>103,55</text:p>
          </table:table-cell>
          <table:table-cell table:number-columns-repeated="2" table:style-name="ce1"/>
          <table:table-cell table:style-name="ce12"/>
          <table:table-cell table:number-columns-repeated="2" table:style-name="ce13"/>
          <table:table-cell table:style-name="ce12"/>
          <table:table-cell table:number-columns-repeated="2" table:style-name="ce1"/>
          <table:table-cell office:value-type="float" office:value="19" table:formula="of:=MEDIAN([.BJ27:.BJ39])" table:style-name="ce11">
            <text:p>19,00</text:p>
          </table:table-cell>
          <table:table-cell office:value-type="float" office:value="0" table:formula="of:=MEDIAN([.BK27:.BK39])" table:style-name="ce11">
            <text:p>#NOMBRE!</text:p>
          </table:table-cell>
          <table:table-cell office:value-type="float" office:value="0" table:formula="of:=MEDIAN([.BL27:.BL39])" table:style-name="ce11">
            <text:p>#NOMBRE!</text:p>
          </table:table-cell>
          <table:table-cell office:value-type="float" office:value="106.39999999999999" table:formula="of:=MEDIAN([.BM27:.BM39])" table:style-name="ce11">
            <text:p>106,40</text:p>
          </table:table-cell>
          <table:table-cell office:value-type="float" office:value="0" table:formula="of:=MEDIAN([.BN27:.BN39])" table:style-name="ce11">
            <text:p>#NOMBRE!</text:p>
          </table:table-cell>
          <table:table-cell office:value-type="float" office:value="0" table:formula="of:=MEDIAN([.BO27:.BO39])" table:style-name="ce11">
            <text:p>#NOMBRE!</text:p>
          </table:table-cell>
          <table:table-cell office:value-type="float" office:value="4" table:formula="of:=MEDIAN([.BP27:.BP39])" table:style-name="ce11">
            <text:p>4,00</text:p>
          </table:table-cell>
          <table:table-cell table:number-columns-repeated="12" table:style-name="ce1"/>
          <table:table-cell office:value-type="float" office:value="19" table:formula="of:=MEDIAN([.AX27:.AX39];[.AX27:.AX39];[.BJ27:.BJ39])" table:style-name="ce1">
            <text:p>19</text:p>
          </table:table-cell>
          <table:table-cell office:value-type="float" office:value="104.5" table:formula="of:=MEDIAN([.AO27:.AO39];[.BA27:.BA39];[.BM27:.BM39])" table:style-name="ce1">
            <text:p>104,5</text:p>
          </table:table-cell>
          <table:table-cell table:number-columns-repeated="16302"/>
        </table:table-row>
        <table:table-row table:style-name="ro1">
          <table:table-cell table:number-columns-repeated="31" table:style-name="ce1"/>
          <table:table-cell table:number-columns-repeated="4" table:style-name="ce13"/>
          <table:table-cell table:number-columns-repeated="8" table:style-name="ce1"/>
          <table:table-cell table:number-columns-repeated="4" table:style-name="ce13"/>
          <table:table-cell table:number-columns-repeated="8" table:style-name="ce1"/>
          <table:table-cell table:number-columns-repeated="4" table:style-name="ce13"/>
          <table:table-cell table:number-columns-repeated="16325" table:style-name="ce1"/>
        </table:table-row>
        <table:table-row table:style-name="ro1">
          <table:table-cell table:number-columns-repeated="13" table:style-name="ce1"/>
          <table:table-cell office:value-type="float" office:value="0" table:formula="of:=COM.MICROSOFT.CONCAT(&quot;$&quot;;ROUND([.N52];2);&quot;\pm&quot;;ROUND([.N53];2);&quot;$&quot;)" table:style-name="ce14">
            <text:p>#NOM?</text:p>
          </table:table-cell>
          <table:table-cell table:number-columns-repeated="2" table:style-name="ce14"/>
          <table:table-cell office:value-type="float" office:value="0" table:formula="of:=COM.MICROSOFT.CONCAT(&quot;$&quot;;ROUND([.Q52];2);&quot;\pm&quot;;ROUND([.Q53];2);&quot;$&quot;)" table:style-name="ce14">
            <text:p>#NOM?</text:p>
          </table:table-cell>
          <table:table-cell table:number-columns-repeated="2" table:style-name="ce1"/>
          <table:table-cell office:value-type="float" office:value="0" table:formula="of:=COM.MICROSOFT.CONCAT(&quot;$&quot;;ROUND([.T52];2);&quot;\pm&quot;;ROUND([.T53];2);&quot;$&quot;)" table:style-name="ce14">
            <text:p>#NOM?</text:p>
          </table:table-cell>
          <table:table-cell table:number-columns-repeated="2" table:style-name="ce1"/>
          <table:table-cell office:value-type="float" office:value="0" table:formula="of:=COM.MICROSOFT.CONCAT(&quot;$&quot;;ROUND([.W52];2);&quot;\pm&quot;;ROUND([.W53];2);&quot;$&quot;)" table:style-name="ce14">
            <text:p>#NOM?</text:p>
          </table:table-cell>
          <table:table-cell table:number-columns-repeated="2" table:style-name="ce1"/>
          <table:table-cell office:value-type="float" office:value="0" table:formula="of:=COM.MICROSOFT.CONCAT(&quot;$&quot;;ROUND([.Z52];2);&quot;\pm&quot;;ROUND([.Z53];2);&quot;$&quot;)" table:style-name="ce14">
            <text:p>#NOM?</text:p>
          </table:table-cell>
          <table:table-cell table:number-columns-repeated="2" table:style-name="ce1"/>
          <table:table-cell office:value-type="float" office:value="0" table:formula="of:=COM.MICROSOFT.CONCAT(&quot;$&quot;;ROUND([.AC52];2);&quot;\pm&quot;;ROUND([.AC53];2);&quot;$&quot;)" table:style-name="ce14">
            <text:p>#NOM?</text:p>
          </table:table-cell>
          <table:table-cell table:number-columns-repeated="2" table:style-name="ce1"/>
          <table:table-cell table:number-columns-repeated="4" table:style-name="ce13"/>
          <table:table-cell table:number-columns-repeated="2" table:style-name="ce1"/>
          <table:table-cell office:value-type="float" office:value="0" table:formula="of:=COM.MICROSOFT.CONCAT(&quot;$&quot;;ROUND([.AL52];2);&quot;\pm&quot;;ROUND([.AL53];2);&quot;$&quot;)" table:style-name="ce14">
            <text:p>#NOM?</text:p>
          </table:table-cell>
          <table:table-cell table:number-columns-repeated="2" table:style-name="ce1"/>
          <table:table-cell office:value-type="float" office:value="0" table:formula="of:=COM.MICROSOFT.CONCAT(&quot;$&quot;;ROUND([.AO52];2);&quot;\pm&quot;;ROUND([.AO53];2);&quot;$&quot;)" table:style-name="ce14">
            <text:p>#NOM?</text:p>
          </table:table-cell>
          <table:table-cell table:number-columns-repeated="2" table:style-name="ce1"/>
          <table:table-cell table:number-columns-repeated="4" table:style-name="ce13"/>
          <table:table-cell table:number-columns-repeated="2" table:style-name="ce1"/>
          <table:table-cell office:value-type="float" office:value="0" table:formula="of:=COM.MICROSOFT.CONCAT(&quot;$&quot;;ROUND([.AX52];2);&quot;\pm&quot;;ROUND([.AX53];2);&quot;$&quot;)" table:style-name="ce14">
            <text:p>#NOM?</text:p>
          </table:table-cell>
          <table:table-cell table:number-columns-repeated="2" table:style-name="ce1"/>
          <table:table-cell office:value-type="float" office:value="0" table:formula="of:=COM.MICROSOFT.CONCAT(&quot;$&quot;;ROUND([.BA52];2);&quot;\pm&quot;;ROUND([.BA53];2);&quot;$&quot;)" table:style-name="ce14">
            <text:p>#NOM?</text:p>
          </table:table-cell>
          <table:table-cell table:number-columns-repeated="2" table:style-name="ce1"/>
          <table:table-cell table:number-columns-repeated="4" table:style-name="ce13"/>
          <table:table-cell table:number-columns-repeated="2" table:style-name="ce1"/>
          <table:table-cell office:value-type="float" office:value="0" table:formula="of:=COM.MICROSOFT.CONCAT(&quot;$&quot;;ROUND([.BJ52];2);&quot;\pm&quot;;ROUND([.BJ53];2);&quot;$&quot;)" table:style-name="ce14">
            <text:p>#NOM?</text:p>
          </table:table-cell>
          <table:table-cell table:number-columns-repeated="2" table:style-name="ce1"/>
          <table:table-cell office:value-type="float" office:value="0" table:formula="of:=COM.MICROSOFT.CONCAT(&quot;$&quot;;ROUND([.BM52];2);&quot;\pm&quot;;ROUND([.BM53];2);&quot;$&quot;)" table:style-name="ce14">
            <text:p>#NOM?</text:p>
          </table:table-cell>
          <table:table-cell table:number-columns-repeated="2" table:style-name="ce1"/>
          <table:table-cell office:value-type="float" office:value="0" table:formula="of:=COM.MICROSOFT.CONCAT(&quot;$&quot;;ROUND([.BP52];2);&quot;\pm&quot;;ROUND([.BP53];2);&quot;$&quot;)" table:style-name="ce14">
            <text:p>#NOM?</text:p>
          </table:table-cell>
          <table:table-cell table:number-columns-repeated="2" table:style-name="ce1"/>
          <table:table-cell table:number-columns-repeated="7" table:style-name="ce13"/>
          <table:table-cell table:number-columns-repeated="2" table:style-name="ce1"/>
          <table:table-cell table:style-name="ce14"/>
          <table:table-cell office:value-type="float" office:value="0" table:formula="of:=COM.MICROSOFT.CONCAT(&quot;$&quot;;ROUND([.CC52];2);&quot;\pm&quot;;ROUND([.CC53];2);&quot;$&quot;)" table:style-name="ce14">
            <text:p>#NOM?</text:p>
          </table:table-cell>
          <table:table-cell office:value-type="float" office:value="0" table:formula="of:=COM.MICROSOFT.CONCAT(&quot;$&quot;;ROUND([.CD52];2);&quot;\pm&quot;;ROUND([.CD53];2);&quot;$&quot;)" table:style-name="ce14">
            <text:p>#NOM?</text:p>
          </table:table-cell>
          <table:table-cell table:number-columns-repeated="16302"/>
        </table:table-row>
        <table:table-row table:style-name="ro1">
          <table:table-cell office:value-type="string" table:style-name="ce9">
            <text:p>average</text:p>
          </table:table-cell>
          <table:table-cell table:number-columns-repeated="2" table:style-name="ce9"/>
          <table:table-cell table:number-columns-repeated="4" table:style-name="ce10"/>
          <table:table-cell table:number-columns-repeated="75" table:style-name="ce9"/>
          <table:table-cell table:number-columns-repeated="16302"/>
        </table:table-row>
        <table:table-row table:style-name="ro1">
          <table:table-cell office:value-type="string" table:style-name="ce9">
            <text:p>std dev</text:p>
          </table:table-cell>
          <table:table-cell table:number-columns-repeated="2" table:style-name="ce9"/>
          <table:table-cell table:number-columns-repeated="4" table:style-name="ce10"/>
          <table:table-cell table:number-columns-repeated="75" table:style-name="ce9"/>
          <table:table-cell table:number-columns-repeated="1630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3" table:style-name="ce1"/>
          <table:table-cell table:number-columns-repeated="4" table:style-name="ce2"/>
          <table:table-cell table:number-columns-repeated="6" table:style-name="ce1"/>
          <table:table-cell office:value-type="string" table:style-name="ce1">
            <text:p>Values for the .dat files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table:number-columns-repeated="4" table:style-name="ce2"/>
          <table:table-cell table:number-columns-repeated="9" table:style-name="ce1"/>
          <table:table-cell office:value-type="string" table:style-name="ce1">
            <text:p>Median parameters</text:p>
          </table:table-cell>
          <table:table-cell table:number-columns-repeated="2" table:style-name="ce1"/>
          <table:table-cell office:value-type="string" table:style-name="ce1">
            <text:p>Average parameters</text:p>
          </table:table-cell>
          <table:table-cell table:number-columns-repeated="16364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3" table:style-name="ce1"/>
          <table:table-cell table:number-columns-repeated="4" table:style-name="ce2"/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1.2875976562500018E-2" table:formula="of:=[.T54]/[.H65]/[.H66]" table:style-name="ce14">
            <text:p>0,012875977</text:p>
          </table:table-cell>
          <table:table-cell table:number-columns-repeated="2" table:style-name="ce1"/>
          <table:table-cell office:value-type="float" office:value="1.4149576822916671E-2" table:formula="of:=[.T52]/[.H65]/[.H66]" table:style-name="ce1">
            <text:p>0,014149577</text:p>
          </table:table-cell>
          <table:table-cell table:number-columns-repeated="16364" table:style-name="ce1"/>
        </table:table-row>
        <table:table-row table:style-name="ro1">
          <table:table-cell table:number-columns-repeated="2"/>
          <table:table-cell office:value-type="string" table:style-name="ce1">
            <text:p>pixel size</text:p>
          </table:table-cell>
          <table:table-cell table:number-columns-repeated="4" table:style-name="ce2"/>
          <table:table-cell office:value-type="float" office:value="1.9" table:formula="of:=[.A27]" table:style-name="ce1">
            <text:p>1,9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table:number-columns-repeated="2" table:style-name="ce1"/>
          <table:table-cell office:value-type="float" office:value="-2.6461914062500012E-2" table:formula="of:=[.W54]/[.H65]/[.H66]" table:style-name="ce14">
            <text:p>-0,026461914</text:p>
          </table:table-cell>
          <table:table-cell table:number-columns-repeated="2" table:style-name="ce1"/>
          <table:table-cell office:value-type="float" office:value="-2.552848307291667E-2" table:formula="of:=[.W52]/[.H65]/[.H66]" table:style-name="ce1">
            <text:p>-0,025528483</text:p>
          </table:table-cell>
          <table:table-cell table:number-columns-repeated="16364" table:style-name="ce1"/>
        </table:table-row>
        <table:table-row table:style-name="ro1">
          <table:table-cell table:number-columns-repeated="2"/>
          <table:table-cell office:value-type="string" table:style-name="ce1">
            <text:p>proj width</text:p>
          </table:table-cell>
          <table:table-cell table:number-columns-repeated="4" table:style-name="ce2"/>
          <table:table-cell office:value-type="float" office:value="1024" table:formula="of:=[.B27]" table:style-name="ce1">
            <text:p>1024</text:p>
          </table:table-cell>
          <table:table-cell table:number-columns-repeated="5" table:style-name="ce1"/>
          <table:table-cell office:value-type="string" table:style-name="ce1">
            <text:p>r</text:p>
          </table:table-cell>
          <table:table-cell table:number-columns-repeated="2" table:style-name="ce1"/>
          <table:table-cell office:value-type="float" office:value="5.63888888888886E-3" table:formula="of:=([.Z54]/180)-0.5" table:style-name="ce15">
            <text:p>0,005638888889</text:p>
          </table:table-cell>
          <table:table-cell table:number-columns-repeated="2" table:style-name="ce1"/>
          <table:table-cell office:value-type="float" office:value="7.2347222222222118E-3" table:formula="of:=([.Z52]/180)-0.5" table:style-name="ce1">
            <text:p>0,007234722</text:p>
          </table:table-cell>
          <table:table-cell table:number-columns-repeated="16364" table:style-name="ce1"/>
        </table:table-row>
        <table:table-row table:style-name="ro1">
          <table:table-cell table:number-columns-repeated="2"/>
          <table:table-cell table:style-name="ce1"/>
          <table:table-cell table:number-columns-repeated="4" table:style-name="ce2"/>
          <table:table-cell table:number-columns-repeated="6" table:style-name="ce1"/>
          <table:table-cell office:value-type="string" table:style-name="ce1">
            <text:p>w</text:p>
          </table:table-cell>
          <table:table-cell table:number-columns-repeated="2" table:style-name="ce1"/>
          <table:table-cell office:value-type="float" office:value="0.2685546875" table:formula="of:=([.N54]/[.H65] / [.H66]) -0.5" table:style-name="ce14">
            <text:p>0,268554688</text:p>
          </table:table-cell>
          <table:table-cell table:number-columns-repeated="2" table:style-name="ce1"/>
          <table:table-cell office:value-type="float" office:value="0.27586328124999981" table:formula="of:=([.N52]/[.H65] / [.H66]) -0.5" table:style-name="ce1">
            <text:p>0,275863281</text:p>
          </table:table-cell>
          <table:table-cell table:number-columns-repeated="16364" table:style-name="ce1"/>
        </table:table-row>
        <table:table-row table:style-name="ro1">
          <table:table-cell table:number-columns-repeated="2"/>
          <table:table-cell table:style-name="ce1"/>
          <table:table-cell table:number-columns-repeated="4" table:style-name="ce2"/>
          <table:table-cell table:number-columns-repeated="6" table:style-name="ce1"/>
          <table:table-cell office:value-type="string" table:style-name="ce1">
            <text:p>h</text:p>
          </table:table-cell>
          <table:table-cell table:number-columns-repeated="2" table:style-name="ce1"/>
          <table:table-cell office:value-type="float" office:value="0.2141041931385006" table:formula="of:=([.Q54]/[.N54])-0.5" table:style-name="ce14">
            <text:p>0,214104193</text:p>
          </table:table-cell>
          <table:table-cell table:number-columns-repeated="2" table:style-name="ce1"/>
          <table:table-cell office:value-type="float" office:value="0.21611301591137566" table:formula="of:=([.Q52]/[.N52])-0.5" table:style-name="ce1">
            <text:p>0,216113016</text:p>
          </table:table-cell>
          <table:table-cell table:number-columns-repeated="16364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number-columns-repeated="4" table:style-name="ce2"/>
          <table:table-cell table:number-columns-repeated="6" table:style-name="ce1"/>
          <table:table-cell office:value-type="string" table:style-name="ce1">
            <text:p>r1</text:p>
          </table:table-cell>
          <table:table-cell table:number-columns-repeated="2" table:style-name="ce1"/>
          <table:table-cell office:value-type="float" office:value="9.5" table:formula="of:=[.CC54]/2" table:style-name="ce11">
            <text:p>9,50</text:p>
          </table:table-cell>
          <table:table-cell table:number-columns-repeated="2" table:style-name="ce1"/>
          <table:table-cell office:value-type="float" office:value="9.7083954545454549" table:formula="of:=[.CC52]/2" table:style-name="ce16">
            <text:p>9,708</text:p>
          </table:table-cell>
          <table:table-cell table:number-columns-repeated="16364" table:style-name="ce1"/>
        </table:table-row>
        <table:table-row table:style-name="ro1">
          <table:table-cell table:number-columns-repeated="2"/>
          <table:table-cell table:style-name="ce1"/>
          <table:table-cell table:number-columns-repeated="4" table:style-name="ce2"/>
          <table:table-cell table:number-columns-repeated="6" table:style-name="ce1"/>
          <table:table-cell office:value-type="string" table:style-name="ce1">
            <text:p>r2</text:p>
          </table:table-cell>
          <table:table-cell table:number-columns-repeated="2" table:style-name="ce1"/>
          <table:table-cell office:value-type="float" office:value="52.25" table:formula="of:=[.CD54]/2" table:style-name="ce11">
            <text:p>52,25</text:p>
          </table:table-cell>
          <table:table-cell table:number-columns-repeated="2" table:style-name="ce1"/>
          <table:table-cell office:value-type="float" office:value="52.054156060606054" table:formula="of:=[.CD52]/2" table:style-name="ce16">
            <text:p>52,054</text:p>
          </table:table-cell>
          <table:table-cell table:number-columns-repeated="16364" table:style-name="ce1"/>
        </table:table-row>
        <table:table-row table:number-rows-repeated="4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20" table:style-name="ce1"/>
          <table:table-cell office:value-type="string" table:style-name="ce1">
            <text:p>px</text:p>
          </table:table-cell>
          <table:table-cell table:number-columns-repeated="2" table:style-name="ce1"/>
          <table:table-cell office:value-type="string" table:style-name="ce1">
            <text:p>um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1"/>
          <table:table-cell table:number-columns-repeated="4" table:style-name="ce2"/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float" office:value="-2.5906735751295225E-3" table:formula="of:=([.Z77]-[.H78]*[.H79]*0.5)/([.H79]*[.H78])" table:style-name="ce14">
            <text:p>-0,002590674</text:p>
          </table:table-cell>
          <table:table-cell table:number-columns-repeated="5" table:style-name="ce1"/>
          <table:table-cell office:value-type="float" office:value="1344" table:style-name="ce1">
            <text:p>1344</text:p>
          </table:table-cell>
          <table:table-cell table:number-columns-repeated="2" table:style-name="ce1"/>
          <table:table-cell office:value-type="float" office:value="1639.68" table:formula="of:=[.W77]*[.H78]" table:style-name="ce1">
            <text:p>1639,68</text:p>
          </table:table-cell>
          <table:table-cell table:number-columns-repeated="16358"/>
        </table:table-row>
        <table:table-row table:style-name="ro1">
          <table:table-cell table:number-columns-repeated="2"/>
          <table:table-cell office:value-type="string" table:style-name="ce1">
            <text:p>pixel size</text:p>
          </table:table-cell>
          <table:table-cell table:number-columns-repeated="4" table:style-name="ce2"/>
          <table:table-cell office:value-type="float" office:value="1.22" table:style-name="ce1">
            <text:p>1,22</text:p>
          </table:table-cell>
          <table:table-cell table:number-columns-repeated="5" table:style-name="ce1"/>
          <table:table-cell office:value-type="string" table:style-name="ce1">
            <text:p>y</text:p>
          </table:table-cell>
          <table:table-cell table:number-columns-repeated="2" table:style-name="ce1"/>
          <table:table-cell office:value-type="float" office:value="4.0710584752035057E-3" table:formula="of:=([.Z78]-[.H78]*[.H79]*0.5)/([.H79]*[.H78])" table:style-name="ce14">
            <text:p>0,004071058</text:p>
          </table:table-cell>
          <table:table-cell table:number-columns-repeated="5" table:style-name="ce1"/>
          <table:table-cell office:value-type="float" office:value="1362" table:style-name="ce1">
            <text:p>1362</text:p>
          </table:table-cell>
          <table:table-cell table:number-columns-repeated="2" table:style-name="ce1"/>
          <table:table-cell office:value-type="float" office:value="1661.6399999999999" table:formula="of:=[.W78]*[.H78]" table:style-name="ce1">
            <text:p>1661,64</text:p>
          </table:table-cell>
          <table:table-cell table:number-columns-repeated="16358"/>
        </table:table-row>
        <table:table-row table:style-name="ro1">
          <table:table-cell table:number-columns-repeated="2"/>
          <table:table-cell office:value-type="string" table:style-name="ce1">
            <text:p>proj width</text:p>
          </table:table-cell>
          <table:table-cell table:number-columns-repeated="4" table:style-name="ce2"/>
          <table:table-cell office:value-type="float" office:value="2702" table:style-name="ce1">
            <text:p>2702</text:p>
          </table:table-cell>
          <table:table-cell table:number-columns-repeated="5" table:style-name="ce1"/>
          <table:table-cell office:value-type="string" table:style-name="ce1">
            <text:p>r</text:p>
          </table:table-cell>
          <table:table-cell table:number-columns-repeated="2" table:style-name="ce1"/>
          <table:table-cell office:value-type="float" office:value="0.23388888888888881" table:formula="of:=([.W79]/180)-0.5" table:style-name="ce15">
            <text:p>0,233888888889</text:p>
          </table:table-cell>
          <table:table-cell table:number-columns-repeated="5" table:style-name="ce1"/>
          <table:table-cell office:value-type="float" office:value="132.1" table:formula="of:=180-41.9-6" table:style-name="ce1">
            <text:p>132,1</text:p>
          </table:table-cell>
          <table:table-cell table:number-columns-repeated="2" table:style-name="ce1"/>
          <table:table-cell office:value-type="float" office:value="132.1" table:formula="of:=[.W79]" table:style-name="ce1">
            <text:p>132,1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1"/>
          <table:table-cell table:number-columns-repeated="4" table:style-name="ce2"/>
          <table:table-cell table:number-columns-repeated="6" table:style-name="ce1"/>
          <table:table-cell office:value-type="string" table:style-name="ce1">
            <text:p>w</text:p>
          </table:table-cell>
          <table:table-cell table:number-columns-repeated="2" table:style-name="ce1"/>
          <table:table-cell office:value-type="float" office:value="-4.7372316802368641E-2" table:formula="of:=(1223*[.H78]/[.H78] / [.H79]) -0.5" table:style-name="ce14">
            <text:p>-0,047372317</text:p>
          </table:table-cell>
          <table:table-cell table:number-columns-repeated="5" table:style-name="ce1"/>
          <table:table-cell office:value-type="float" office:value="1223" table:style-name="ce1">
            <text:p>1223</text:p>
          </table:table-cell>
          <table:table-cell table:number-columns-repeated="2" table:style-name="ce1"/>
          <table:table-cell office:value-type="float" office:value="1492.06" table:formula="of:=[.W80]*[.H78]" table:style-name="ce1">
            <text:p>1492,06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h</text:p>
          </table:table-cell>
          <table:table-cell table:number-columns-repeated="2" table:style-name="ce1"/>
          <table:table-cell office:value-type="float" office:value="0.38961569910057237" table:formula="of:=([.W81]/[.W80])-0.5" table:style-name="ce14">
            <text:p>0,389615699</text:p>
          </table:table-cell>
          <table:table-cell table:number-columns-repeated="5" table:style-name="ce1"/>
          <table:table-cell office:value-type="float" office:value="1088" table:style-name="ce1">
            <text:p>1088</text:p>
          </table:table-cell>
          <table:table-cell table:number-columns-repeated="2" table:style-name="ce1"/>
          <table:table-cell office:value-type="float" office:value="1327.36" table:formula="of:=[.W81]*[.H78]" table:style-name="ce1">
            <text:p>1327,36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3"/>
          <table:table-cell office:value-type="string" table:style-name="ce1">
            <text:p>r1</text:p>
          </table:table-cell>
          <table:table-cell table:number-columns-repeated="2" table:style-name="ce1"/>
          <table:table-cell office:value-type="float" office:value="8.1617999999999995" table:formula="of:=[.Z83]/2" table:style-name="ce11">
            <text:p>8,16</text:p>
          </table:table-cell>
          <table:table-cell table:number-columns-repeated="5" table:style-name="ce1"/>
          <table:table-cell office:value-type="float" office:value="13.38" table:style-name="ce1">
            <text:p>13,38</text:p>
          </table:table-cell>
          <table:table-cell table:number-columns-repeated="2" table:style-name="ce1"/>
          <table:table-cell office:value-type="float" office:value="16.323599999999999" table:formula="of:=[.W83]*[.H78]" table:style-name="ce1">
            <text:p>16,3236</text:p>
          </table:table-cell>
          <table:table-cell table:number-columns-repeated="16358"/>
        </table:table-row>
        <table:table-row table:style-name="ro1">
          <table:table-cell table:number-columns-repeated="13"/>
          <table:table-cell office:value-type="string" table:style-name="ce1">
            <text:p>r2</text:p>
          </table:table-cell>
          <table:table-cell table:number-columns-repeated="2" table:style-name="ce1"/>
          <table:table-cell office:value-type="float" office:value="53.222499999999997" table:formula="of:=[.Z84]/2" table:style-name="ce11">
            <text:p>53,22</text:p>
          </table:table-cell>
          <table:table-cell table:number-columns-repeated="5" table:style-name="ce1"/>
          <table:table-cell office:value-type="float" office:value="87.25" table:style-name="ce1">
            <text:p>87,25</text:p>
          </table:table-cell>
          <table:table-cell table:number-columns-repeated="2" table:style-name="ce1"/>
          <table:table-cell office:value-type="float" office:value="106.44499999999999" table:formula="of:=[.W84]*[.H78]" table:style-name="ce1">
            <text:p>106,445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3"/>
          <table:table-cell table:number-columns-repeated="9" table:style-name="ce1"/>
          <table:table-cell office:value-type="float" office:value="222.1" table:formula="of:=90+[.W79]" table:style-name="ce1">
            <text:p>222,1</text:p>
          </table:table-cell>
          <table:table-cell table:number-columns-repeated="16361" table:style-name="ce1"/>
        </table:table-row>
        <table:table-row table:number-rows-repeated="104849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ime-style style:name="N23">
      <number:hours/>
      <number:text>:</number:text>
      <number:minutes number:style="long"/>
      <number:text> </number:text>
      <number:am-pm/>
    </number:time-style>
    <number:text-style style:name="N30">
      <number:text-content/>
    </number:text-style>
    <number:number-style style:name="N36">
      <number:number number:decimal-places="12" number:min-integer-digits="1"/>
    </number:number-style>
    <number:time-style style:name="N3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8">
      <number:number number:decimal-places="3" number:min-integer-digits="1"/>
    </number:number-style>
    <number:date-style style:name="N43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:</number:text>
      <number:seconds number:style="long"/>
    </number:date-style>
    <style:style style:name="_50_0_160__37__32_-_32_Accent1_32_2" style:display-name="20 % - Accent1 2" style:family="table-cell" style:data-style-name="N0">
      <style:table-cell-properties fo:background-color="#DDEBF7"/>
      <style:text-properties fo:color="#000000"/>
    </style:style>
    <style:style style:name="_50_0_160__37__32_-_32_Accent1_32_3" style:display-name="20 % - Accent1 3" style:family="table-cell" style:data-style-name="N0">
      <style:table-cell-properties fo:background-color="#DDEBF7"/>
      <style:text-properties fo:color="#000000"/>
    </style:style>
    <style:style style:name="_50_0_160__37__32_-_32_Accent2_32_2" style:display-name="20 % - Accent2 2" style:family="table-cell" style:data-style-name="N0">
      <style:table-cell-properties fo:background-color="#FCE4D6"/>
      <style:text-properties fo:color="#000000"/>
    </style:style>
    <style:style style:name="_50_0_160__37__32_-_32_Accent2_32_3" style:display-name="20 % - Accent2 3" style:family="table-cell" style:data-style-name="N0">
      <style:table-cell-properties fo:background-color="#FCE4D6"/>
      <style:text-properties fo:color="#000000"/>
    </style:style>
    <style:style style:name="_50_0_160__37__32_-_32_Accent3_32_2" style:display-name="20 % - Accent3 2" style:family="table-cell" style:data-style-name="N0">
      <style:table-cell-properties fo:background-color="#EDEDED"/>
      <style:text-properties fo:color="#000000"/>
    </style:style>
    <style:style style:name="_50_0_160__37__32_-_32_Accent3_32_3" style:display-name="20 % - Accent3 3" style:family="table-cell" style:data-style-name="N0">
      <style:table-cell-properties fo:background-color="#EDEDED"/>
      <style:text-properties fo:color="#000000"/>
    </style:style>
    <style:style style:name="_50_0_160__37__32_-_32_Accent4_32_2" style:display-name="20 % - Accent4 2" style:family="table-cell" style:data-style-name="N0">
      <style:table-cell-properties fo:background-color="#FFF2CC"/>
      <style:text-properties fo:color="#000000"/>
    </style:style>
    <style:style style:name="_50_0_160__37__32_-_32_Accent4_32_3" style:display-name="20 % - Accent4 3" style:family="table-cell" style:data-style-name="N0">
      <style:table-cell-properties fo:background-color="#FFF2CC"/>
      <style:text-properties fo:color="#000000"/>
    </style:style>
    <style:style style:name="_50_0_160__37__32_-_32_Accent5_32_2" style:display-name="20 % - Accent5 2" style:family="table-cell" style:data-style-name="N0">
      <style:table-cell-properties fo:background-color="#D9E1F2"/>
      <style:text-properties fo:color="#000000"/>
    </style:style>
    <style:style style:name="_50_0_160__37__32_-_32_Accent5_32_3" style:display-name="20 % - Accent5 3" style:family="table-cell" style:data-style-name="N0">
      <style:table-cell-properties fo:background-color="#D9E1F2"/>
      <style:text-properties fo:color="#000000"/>
    </style:style>
    <style:style style:name="_50_0_160__37__32_-_32_Accent6_32_2" style:display-name="20 % - Accent6 2" style:family="table-cell" style:data-style-name="N0">
      <style:table-cell-properties fo:background-color="#E2EFDA"/>
      <style:text-properties fo:color="#000000"/>
    </style:style>
    <style:style style:name="_50_0_160__37__32_-_32_Accent6_32_3" style:display-name="20 % - Accent6 3" style:family="table-cell" style:data-style-name="N0">
      <style:table-cell-properties fo:background-color="#E2EFDA"/>
      <style:text-properties fo:color="#000000"/>
    </style:style>
    <style:style style:name="_52_0_160__37__32_-_32_Accent1_32_2" style:display-name="40 % - Accent1 2" style:family="table-cell" style:data-style-name="N0">
      <style:table-cell-properties fo:background-color="#BDD7EE"/>
      <style:text-properties fo:color="#000000"/>
    </style:style>
    <style:style style:name="_52_0_160__37__32_-_32_Accent1_32_3" style:display-name="40 % - Accent1 3" style:family="table-cell" style:data-style-name="N0">
      <style:table-cell-properties fo:background-color="#BDD7EE"/>
      <style:text-properties fo:color="#000000"/>
    </style:style>
    <style:style style:name="_52_0_160__37__32_-_32_Accent2_32_2" style:display-name="40 % - Accent2 2" style:family="table-cell" style:data-style-name="N0">
      <style:table-cell-properties fo:background-color="#F8CBAD"/>
      <style:text-properties fo:color="#000000"/>
    </style:style>
    <style:style style:name="_52_0_160__37__32_-_32_Accent2_32_3" style:display-name="40 % - Accent2 3" style:family="table-cell" style:data-style-name="N0">
      <style:table-cell-properties fo:background-color="#F8CBAD"/>
      <style:text-properties fo:color="#000000"/>
    </style:style>
    <style:style style:name="_52_0_160__37__32_-_32_Accent3_32_2" style:display-name="40 % - Accent3 2" style:family="table-cell" style:data-style-name="N0">
      <style:table-cell-properties fo:background-color="#DBDBDB"/>
      <style:text-properties fo:color="#000000"/>
    </style:style>
    <style:style style:name="_52_0_160__37__32_-_32_Accent3_32_3" style:display-name="40 % - Accent3 3" style:family="table-cell" style:data-style-name="N0">
      <style:table-cell-properties fo:background-color="#DBDBDB"/>
      <style:text-properties fo:color="#000000"/>
    </style:style>
    <style:style style:name="_52_0_160__37__32_-_32_Accent4_32_2" style:display-name="40 % - Accent4 2" style:family="table-cell" style:data-style-name="N0">
      <style:table-cell-properties fo:background-color="#FFE699"/>
      <style:text-properties fo:color="#000000"/>
    </style:style>
    <style:style style:name="_52_0_160__37__32_-_32_Accent4_32_3" style:display-name="40 % - Accent4 3" style:family="table-cell" style:data-style-name="N0">
      <style:table-cell-properties fo:background-color="#FFE699"/>
      <style:text-properties fo:color="#000000"/>
    </style:style>
    <style:style style:name="_52_0_160__37__32_-_32_Accent5_32_2" style:display-name="40 % - Accent5 2" style:family="table-cell" style:data-style-name="N0">
      <style:table-cell-properties fo:background-color="#B4C6E7"/>
      <style:text-properties fo:color="#000000"/>
    </style:style>
    <style:style style:name="_52_0_160__37__32_-_32_Accent5_32_3" style:display-name="40 % - Accent5 3" style:family="table-cell" style:data-style-name="N0">
      <style:table-cell-properties fo:background-color="#B4C6E7"/>
      <style:text-properties fo:color="#000000"/>
    </style:style>
    <style:style style:name="_52_0_160__37__32_-_32_Accent6_32_2" style:display-name="40 % - Accent6 2" style:family="table-cell" style:data-style-name="N0">
      <style:table-cell-properties fo:background-color="#C6E0B4"/>
      <style:text-properties fo:color="#000000"/>
    </style:style>
    <style:style style:name="_52_0_160__37__32_-_32_Accent6_32_3" style:display-name="40 % - Accent6 3" style:family="table-cell" style:data-style-name="N0">
      <style:table-cell-properties fo:background-color="#C6E0B4"/>
      <style:text-properties fo:color="#000000"/>
    </style:style>
    <style:style style:name="_54_0_160__37__32_-_32_Accent1" style:display-name="60 % - Accent1" style:family="table-cell" style:data-style-name="N0">
      <style:table-cell-properties fo:background-color="#9BC2E6"/>
      <style:text-properties fo:color="#FFFFFF"/>
    </style:style>
    <style:style style:name="_54_0_160__37__32_-_32_Accent1_32_2" style:display-name="60 % - Accent1 2" style:family="table-cell" style:data-style-name="N0">
      <style:table-cell-properties fo:background-color="#9BC2E6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F4B084"/>
      <style:text-properties fo:color="#FFFFFF"/>
    </style:style>
    <style:style style:name="_54_0_160__37__32_-_32_Accent2_32_2" style:display-name="60 % - Accent2 2" style:family="table-cell" style:data-style-name="N0">
      <style:table-cell-properties fo:background-color="#F4B084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9C9C9"/>
      <style:text-properties fo:color="#FFFFFF"/>
    </style:style>
    <style:style style:name="_54_0_160__37__32_-_32_Accent3_32_2" style:display-name="60 % - Accent3 2" style:family="table-cell" style:data-style-name="N0">
      <style:table-cell-properties fo:background-color="#C9C9C9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FFD966"/>
      <style:text-properties fo:color="#FFFFFF"/>
    </style:style>
    <style:style style:name="_54_0_160__37__32_-_32_Accent4_32_2" style:display-name="60 % - Accent4 2" style:family="table-cell" style:data-style-name="N0">
      <style:table-cell-properties fo:background-color="#FFD966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8EA9DB"/>
      <style:text-properties fo:color="#FFFFFF"/>
    </style:style>
    <style:style style:name="_54_0_160__37__32_-_32_Accent5_32_2" style:display-name="60 % - Accent5 2" style:family="table-cell" style:data-style-name="N0">
      <style:table-cell-properties fo:background-color="#8EA9DB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A9D08E"/>
      <style:text-properties fo:color="#FFFFFF"/>
    </style:style>
    <style:style style:name="_54_0_160__37__32_-_32_Accent6_32_2" style:display-name="60 % - Accent6 2" style:family="table-cell" style:data-style-name="N0">
      <style:table-cell-properties fo:background-color="#A9D08E"/>
      <style:text-properties fo:color="#FFFFFF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1_32_2" style:display-name="Accent1 2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2_32_2" style:display-name="Accent2 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3_32_2" style:display-name="Accent3 2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4_32_2" style:display-name="Accent4 2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5_32_2" style:display-name="Accent5 2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ccent6_32_2" style:display-name="Accent6 2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Avertissement_32_2" style:display-name="Avertissement 2" style:family="table-cell" style:data-style-name="N0">
      <style:text-properties fo:color="#FF0000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_32_2" style:display-name="Calcul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ellule_32_li_233_e_32_2" style:display-name="Cellule liée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nditionalStyle_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Entr_233_e_32_2" style:display-name="Entrée 2" style:family="table-cell" style:data-style-name="N0">
      <style:table-cell-properties fo:border="thin solid #7F7F7F" fo:background-color="#FFCC99"/>
      <style:text-properties fo:color="#3F3F7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Insatisfaisant_32_2" style:display-name="Insatisfaisant 2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Neutre_32_2" style:display-name="Neutre 2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atisfaisant_32_2" style:display-name="Satisfaisant 2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Sortie_32_2" style:display-name="Sortie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exte_32_explicatif_32_2" style:display-name="Texte explicatif 2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32_2" style:display-name="Titre 2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1_32_2" style:display-name="Titre 1 2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2_32_2" style:display-name="Titre 2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itre_160_3_32_2" style:display-name="Titre 3 2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itre_160_4_32_2" style:display-name="Titre 4 2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color="#000000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5B9BD5" fo:border-bottom="thin double #5B9BD5" fo:border-left="none" fo:border-right="none"/>
      <style:text-properties fo:color="#000000"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V_233_rification_32_2" style:display-name="Vérification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CCCC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v</dc:creator>
    <meta:creation-date>2021-07-07T11:16:17Z</meta:creation-date>
    <dc:date>2021-07-22T11:21:02Z</dc:date>
    <meta:editing-cycles>14</meta:editing-cycles>
    <meta:editing-duration>PT11165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f42aa342-8706-4288-bd11-ebb85995028c_Application">Microsoft Azure Information Protection</meta:user-defined>
    <meta:user-defined meta:name="MSIP_Label_f42aa342-8706-4288-bd11-ebb85995028c_Enabled">True</meta:user-defined>
    <meta:user-defined meta:name="MSIP_Label_f42aa342-8706-4288-bd11-ebb85995028c_Extended_MSFT_Method">Automatic</meta:user-defined>
    <meta:user-defined meta:name="MSIP_Label_f42aa342-8706-4288-bd11-ebb85995028c_Name">General</meta:user-defined>
    <meta:user-defined meta:name="MSIP_Label_f42aa342-8706-4288-bd11-ebb85995028c_Owner">qinzen@microsoft.com</meta:user-defined>
    <meta:user-defined meta:name="MSIP_Label_f42aa342-8706-4288-bd11-ebb85995028c_SetDate">2018-05-23T11:41:12.6969027Z</meta:user-defined>
    <meta:user-defined meta:name="MSIP_Label_f42aa342-8706-4288-bd11-ebb85995028c_SiteId">72f988bf-86f1-41af-91ab-2d7cd011db47</meta:user-defined>
    <meta:user-defined meta:name="ScaleCrop" meta:value-type="boolean">false</meta:user-defined>
    <meta:user-defined meta:name="Sensitivity">General</meta:user-defined>
    <meta:user-defined meta:name="ShareDoc" meta:value-type="boolean">false</meta:user-defined>
  </office:meta>
</office:document-meta>
</file>